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4.76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79.14pt"/>
    </style:style>
    <style:style style:name="co4" style:family="table-column">
      <style:table-column-properties fo:break-before="auto" style:column-width="102.1pt"/>
    </style:style>
    <style:style style:name="co5" style:family="table-column">
      <style:table-column-properties fo:break-before="auto" style:column-width="81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ocations">
      <style:table-properties table:display="true" style:writing-mode="lr-tb"/>
    </style:style>
    <style:style style:name="ta2" style:family="table" style:master-page-name="PageStyle_5f_Superareas">
      <style:table-properties table:display="true" style:writing-mode="lr-tb"/>
    </style:style>
    <style:style style:name="ta3" style:family="table" style:master-page-name="PageStyle_5f_Treasure_20_Chart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Locations.$C$2:.$C999])" table:allow-empty-cell="true" table:display-list="unsorted" table:base-cell-address="Superareas.A2">
          <table:error-message table:message-type="stop" table:display="true"/>
        </table:content-validation>
      </table:content-validations>
      <table:table table:name="Loca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Internal Name</text:p>
          </table:table-cell>
          <table:table-cell table:style-name="ce1" office:value-type="string" calcext:value-type="string">
            <text:p>Room ID</text:p>
          </table:table-cell>
          <table:table-cell table:style-name="ce1" office:value-type="string" calcext:value-type="string">
            <text:p>Static</text:p>
          </table:table-cell>
          <table:table-cell table:style-name="ce1" office:value-type="string" calcext:value-type="string">
            <text:p>On Load if Static</text:p>
          </table:table-cell>
          <table:table-cell table:style-name="ce1" office:value-type="string" calcext:value-type="string">
            <text:p>Hash</text:p>
          </table:table-cell>
          <table:table-cell table:style-name="ce1" office:value-type="string" calcext:value-type="string">
            <text:p>JSON</text:p>
          </table:table-cell>
          <table:table-cell table:style-name="ce1" office:value-type="string" calcext:value-type="string">
            <text:p>Copy this...</text:p>
          </table:table-cell>
          <table:table-cell table:style-name="ce3" table:formula="of:=CONCATENATE([.H2:.H1000]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orest of Fairies</text:p>
          </table:table-cell>
          <table:table-cell table:style-name="ce2"/>
          <table:table-cell table:style-name="ce2" office:value-type="string" calcext:value-type="string">
            <text:p>A_mor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]; [.D2])" office:value-type="string" office:string-value="" calcext:value-type="error">
            <text:p>#NAME?</text:p>
          </table:table-cell>
          <table:table-cell table:style-name="ce3" table:formula="of:=CONCATENATE([.G2]; &quot;: { &quot;&quot;name&quot;&quot;: &quot;&quot;&quot;; [.A2]; &quot;&quot;&quot;, &quot;&quot;internalName&quot;&quot;: &quot;&quot;&quot;; [.C2]; &quot;&quot;&quot;, &quot;&quot;roomId&quot;&quot;: &quot;; [.D2]; &quot;, &quot;&quot;key&quot;&quot;: &quot;&quot;&quot;; [.B2]; &quot;&quot;&quot;, &quot;&quot;isStatic&quot;&quot;: &quot;; [.E2]; &quot;, &quot;&quot;onLoad&quot;&quot;: &quot;; [.F2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itle Screen</text:p>
          </table:table-cell>
          <table:table-cell table:style-name="ce2"/>
          <table:table-cell table:style-name="ce2" office:value-type="string" calcext:value-type="string">
            <text:p>sea_T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3]; [.D3])" office:value-type="string" office:string-value="" calcext:value-type="error">
            <text:p>#NAME?</text:p>
          </table:table-cell>
          <table:table-cell table:style-name="ce3" table:formula="of:=CONCATENATE([.G3]; &quot;: { &quot;&quot;name&quot;&quot;: &quot;&quot;&quot;; [.A3]; &quot;&quot;&quot;, &quot;&quot;internalName&quot;&quot;: &quot;&quot;&quot;; [.C3]; &quot;&quot;&quot;, &quot;&quot;roomId&quot;&quot;: &quot;; [.D3]; &quot;, &quot;&quot;key&quot;&quot;: &quot;&quot;&quot;; [.B3]; &quot;&quot;&quot;, &quot;&quot;isStatic&quot;&quot;: &quot;; [.E3]; &quot;, &quot;&quot;onLoad&quot;&quot;: &quot;; [.F3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ile Select</text:p>
          </table:table-cell>
          <table:table-cell table:style-name="ce2"/>
          <table:table-cell table:style-name="ce2" office:value-type="string" calcext:value-type="string">
            <text:p>Name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4]; [.D4])" office:value-type="string" office:string-value="" calcext:value-type="error">
            <text:p>#NAME?</text:p>
          </table:table-cell>
          <table:table-cell table:style-name="ce3" table:formula="of:=CONCATENATE([.G4]; &quot;: { &quot;&quot;name&quot;&quot;: &quot;&quot;&quot;; [.A4]; &quot;&quot;&quot;, &quot;&quot;internalName&quot;&quot;: &quot;&quot;&quot;; [.C4]; &quot;&quot;&quot;, &quot;&quot;roomId&quot;&quot;: &quot;; [.D4]; &quot;, &quot;&quot;key&quot;&quot;: &quot;&quot;&quot;; [.B4]; &quot;&quot;&quot;, &quot;&quot;isStatic&quot;&quot;: &quot;; [.E4]; &quot;, &quot;&quot;onLoad&quot;&quot;: &quot;; [.F4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ile Select</text:p>
          </table:table-cell>
          <table:table-cell table:style-name="ce2"/>
          <table:table-cell table:style-name="ce2" office:value-type="string" calcext:value-type="string">
            <text:p>Nam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5]; [.D5])" office:value-type="string" office:string-value="" calcext:value-type="error">
            <text:p>#NAME?</text:p>
          </table:table-cell>
          <table:table-cell table:style-name="ce3" table:formula="of:=CONCATENATE([.G5]; &quot;: { &quot;&quot;name&quot;&quot;: &quot;&quot;&quot;; [.A5]; &quot;&quot;&quot;, &quot;&quot;internalName&quot;&quot;: &quot;&quot;&quot;; [.C5]; &quot;&quot;&quot;, &quot;&quot;roomId&quot;&quot;: &quot;; [.D5]; &quot;, &quot;&quot;key&quot;&quot;: &quot;&quot;&quot;; [.B5]; &quot;&quot;&quot;, &quot;&quot;isStatic&quot;&quot;: &quot;; [.E5]; &quot;, &quot;&quot;onLoad&quot;&quot;: &quot;; [.F5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utset Island</text:p>
          </table:table-cell>
          <table:table-cell table:style-name="ce2"/>
          <table:table-cell table:style-name="ce2" office:value-type="string" calcext:value-type="string">
            <text:p>sea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6]; [.D6])" office:value-type="string" office:string-value="" calcext:value-type="error">
            <text:p>#NAME?</text:p>
          </table:table-cell>
          <table:table-cell table:style-name="ce3" table:formula="of:=CONCATENATE([.G6]; &quot;: { &quot;&quot;name&quot;&quot;: &quot;&quot;&quot;; [.A6]; &quot;&quot;&quot;, &quot;&quot;internalName&quot;&quot;: &quot;&quot;&quot;; [.C6]; &quot;&quot;&quot;, &quot;&quot;roomId&quot;&quot;: &quot;; [.D6]; &quot;, &quot;&quot;key&quot;&quot;: &quot;&quot;&quot;; [.B6]; &quot;&quot;&quot;, &quot;&quot;isStatic&quot;&quot;: &quot;; [.E6]; &quot;, &quot;&quot;onLoad&quot;&quot;: &quot;; [.F6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rca and Sturgeon's House (1F)</text:p>
          </table:table-cell>
          <table:table-cell table:style-name="ce2"/>
          <table:table-cell table:style-name="ce2" office:value-type="string" calcext:value-type="string">
            <text:p>Ojhou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7]; [.D7])" office:value-type="string" office:string-value="" calcext:value-type="error">
            <text:p>#NAME?</text:p>
          </table:table-cell>
          <table:table-cell table:style-name="ce3" table:formula="of:=CONCATENATE([.G7]; &quot;: { &quot;&quot;name&quot;&quot;: &quot;&quot;&quot;; [.A7]; &quot;&quot;&quot;, &quot;&quot;internalName&quot;&quot;: &quot;&quot;&quot;; [.C7]; &quot;&quot;&quot;, &quot;&quot;roomId&quot;&quot;: &quot;; [.D7]; &quot;, &quot;&quot;key&quot;&quot;: &quot;&quot;&quot;; [.B7]; &quot;&quot;&quot;, &quot;&quot;isStatic&quot;&quot;: &quot;; [.E7]; &quot;, &quot;&quot;onLoad&quot;&quot;: &quot;; [.F7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rca and Sturgeon's House (2F)</text:p>
          </table:table-cell>
          <table:table-cell table:style-name="ce2"/>
          <table:table-cell table:style-name="ce2" office:value-type="string" calcext:value-type="string">
            <text:p>Ojhous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8]; [.D8])" office:value-type="string" office:string-value="" calcext:value-type="error">
            <text:p>#NAME?</text:p>
          </table:table-cell>
          <table:table-cell table:style-name="ce3" table:formula="of:=CONCATENATE([.G8]; &quot;: { &quot;&quot;name&quot;&quot;: &quot;&quot;&quot;; [.A8]; &quot;&quot;&quot;, &quot;&quot;internalName&quot;&quot;: &quot;&quot;&quot;; [.C8]; &quot;&quot;&quot;, &quot;&quot;roomId&quot;&quot;: &quot;; [.D8]; &quot;, &quot;&quot;key&quot;&quot;: &quot;&quot;&quot;; [.B8]; &quot;&quot;&quot;, &quot;&quot;isStatic&quot;&quot;: &quot;; [.E8]; &quot;, &quot;&quot;onLoad&quot;&quot;: &quot;; [.F8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sa's House</text:p>
          </table:table-cell>
          <table:table-cell table:style-name="ce2"/>
          <table:table-cell table:style-name="ce2" office:value-type="string" calcext:value-type="string">
            <text:p>Omasa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9]; [.D9])" office:value-type="string" office:string-value="" calcext:value-type="error">
            <text:p>#NAME?</text:p>
          </table:table-cell>
          <table:table-cell table:style-name="ce3" table:formula="of:=CONCATENATE([.G9]; &quot;: { &quot;&quot;name&quot;&quot;: &quot;&quot;&quot;; [.A9]; &quot;&quot;&quot;, &quot;&quot;internalName&quot;&quot;: &quot;&quot;&quot;; [.C9]; &quot;&quot;&quot;, &quot;&quot;roomId&quot;&quot;: &quot;; [.D9]; &quot;, &quot;&quot;key&quot;&quot;: &quot;&quot;&quot;; [.B9]; &quot;&quot;&quot;, &quot;&quot;isStatic&quot;&quot;: &quot;; [.E9]; &quot;, &quot;&quot;onLoad&quot;&quot;: &quot;; [.F9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be and Rose's House</text:p>
          </table:table-cell>
          <table:table-cell table:style-name="ce2"/>
          <table:table-cell table:style-name="ce2" office:value-type="string" calcext:value-type="string">
            <text:p>Onobut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0]; [.D10])" office:value-type="string" office:string-value="" calcext:value-type="error">
            <text:p>#NAME?</text:p>
          </table:table-cell>
          <table:table-cell table:style-name="ce3" table:formula="of:=CONCATENATE([.G10]; &quot;: { &quot;&quot;name&quot;&quot;: &quot;&quot;&quot;; [.A10]; &quot;&quot;&quot;, &quot;&quot;internalName&quot;&quot;: &quot;&quot;&quot;; [.C10]; &quot;&quot;&quot;, &quot;&quot;roomId&quot;&quot;: &quot;; [.D10]; &quot;, &quot;&quot;key&quot;&quot;: &quot;&quot;&quot;; [.B10]; &quot;&quot;&quot;, &quot;&quot;isStatic&quot;&quot;: &quot;; [.E10]; &quot;, &quot;&quot;onLoad&quot;&quot;: &quot;; [.F10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ink's House</text:p>
          </table:table-cell>
          <table:table-cell table:style-name="ce2"/>
          <table:table-cell table:style-name="ce2" office:value-type="string" calcext:value-type="string">
            <text:p>LinkR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1]; [.D11])" office:value-type="string" office:string-value="" calcext:value-type="error">
            <text:p>#NAME?</text:p>
          </table:table-cell>
          <table:table-cell table:style-name="ce3" table:formula="of:=CONCATENATE([.G11]; &quot;: { &quot;&quot;name&quot;&quot;: &quot;&quot;&quot;; [.A11]; &quot;&quot;&quot;, &quot;&quot;internalName&quot;&quot;: &quot;&quot;&quot;; [.C11]; &quot;&quot;&quot;, &quot;&quot;roomId&quot;&quot;: &quot;; [.D11]; &quot;, &quot;&quot;key&quot;&quot;: &quot;&quot;&quot;; [.B11]; &quot;&quot;&quot;, &quot;&quot;isStatic&quot;&quot;: &quot;; [.E11]; &quot;, &quot;&quot;onLoad&quot;&quot;: &quot;; [.F11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eedle's Shop Ship</text:p>
          </table:table-cell>
          <table:table-cell table:style-name="ce2"/>
          <table:table-cell table:style-name="ce2" office:value-type="string" calcext:value-type="string">
            <text:p>Obsho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2]; [.D12])" office:value-type="string" office:string-value="" calcext:value-type="error">
            <text:p>#NAME?</text:p>
          </table:table-cell>
          <table:table-cell table:style-name="ce3" table:formula="of:=CONCATENATE([.G12]; &quot;: { &quot;&quot;name&quot;&quot;: &quot;&quot;&quot;; [.A12]; &quot;&quot;&quot;, &quot;&quot;internalName&quot;&quot;: &quot;&quot;&quot;; [.C12]; &quot;&quot;&quot;, &quot;&quot;roomId&quot;&quot;: &quot;; [.D12]; &quot;, &quot;&quot;key&quot;&quot;: &quot;&quot;&quot;; [.B12]; &quot;&quot;&quot;, &quot;&quot;isStatic&quot;&quot;: &quot;; [.E12]; &quot;, &quot;&quot;onLoad&quot;&quot;: &quot;; [.F12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tra's Ship, On Deck</text:p>
          </table:table-cell>
          <table:table-cell table:style-name="ce2"/>
          <table:table-cell table:style-name="ce2" office:value-type="string" calcext:value-type="string">
            <text:p>A_umikz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3]; [.D13])" office:value-type="string" office:string-value="" calcext:value-type="error">
            <text:p>#NAME?</text:p>
          </table:table-cell>
          <table:table-cell table:style-name="ce3" table:formula="of:=CONCATENATE([.G13]; &quot;: { &quot;&quot;name&quot;&quot;: &quot;&quot;&quot;; [.A13]; &quot;&quot;&quot;, &quot;&quot;internalName&quot;&quot;: &quot;&quot;&quot;; [.C13]; &quot;&quot;&quot;, &quot;&quot;roomId&quot;&quot;: &quot;; [.D13]; &quot;, &quot;&quot;key&quot;&quot;: &quot;&quot;&quot;; [.B13]; &quot;&quot;&quot;, &quot;&quot;isStatic&quot;&quot;: &quot;; [.E13]; &quot;, &quot;&quot;onLoad&quot;&quot;: &quot;; [.F13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tra's Ship, Below Deck</text:p>
          </table:table-cell>
          <table:table-cell table:style-name="ce2"/>
          <table:table-cell table:style-name="ce2" office:value-type="string" calcext:value-type="string">
            <text:p>Asok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4]; [.D14])" office:value-type="string" office:string-value="" calcext:value-type="error">
            <text:p>#NAME?</text:p>
          </table:table-cell>
          <table:table-cell table:style-name="ce3" table:formula="of:=CONCATENATE([.G14]; &quot;: { &quot;&quot;name&quot;&quot;: &quot;&quot;&quot;; [.A14]; &quot;&quot;&quot;, &quot;&quot;internalName&quot;&quot;: &quot;&quot;&quot;; [.C14]; &quot;&quot;&quot;, &quot;&quot;roomId&quot;&quot;: &quot;; [.D14]; &quot;, &quot;&quot;key&quot;&quot;: &quot;&quot;&quot;; [.B14]; &quot;&quot;&quot;, &quot;&quot;isStatic&quot;&quot;: &quot;; [.E14]; &quot;, &quot;&quot;onLoad&quot;&quot;: &quot;; [.F14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orsaken Fortress</text:p>
          </table:table-cell>
          <table:table-cell table:style-name="ce2" office:value-type="string" calcext:value-type="string">
            <text:p>ForsakenFortressBailey</text:p>
          </table:table-cell>
          <table:table-cell table:style-name="ce2" office:value-type="string" calcext:value-type="string">
            <text:p>Majyu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5]; [.D15])" office:value-type="string" office:string-value="" calcext:value-type="error">
            <text:p>#NAME?</text:p>
          </table:table-cell>
          <table:table-cell table:style-name="ce3" table:formula="of:=CONCATENATE([.G15]; &quot;: { &quot;&quot;name&quot;&quot;: &quot;&quot;&quot;; [.A15]; &quot;&quot;&quot;, &quot;&quot;internalName&quot;&quot;: &quot;&quot;&quot;; [.C15]; &quot;&quot;&quot;, &quot;&quot;roomId&quot;&quot;: &quot;; [.D15]; &quot;, &quot;&quot;key&quot;&quot;: &quot;&quot;&quot;; [.B15]; &quot;&quot;&quot;, &quot;&quot;isStatic&quot;&quot;: &quot;; [.E15]; &quot;, &quot;&quot;onLoad&quot;&quot;: &quot;; [.F15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allery</text:p>
          </table:table-cell>
          <table:table-cell table:style-name="ce2" office:value-type="string" calcext:value-type="string">
            <text:p>ForsakenFortressGallery</text:p>
          </table:table-cell>
          <table:table-cell table:style-name="ce2" office:value-type="string" calcext:value-type="string">
            <text:p>majroo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6]; [.D16])" office:value-type="string" office:string-value="" calcext:value-type="error">
            <text:p>#NAME?</text:p>
          </table:table-cell>
          <table:table-cell table:style-name="ce3" table:formula="of:=CONCATENATE([.G16]; &quot;: { &quot;&quot;name&quot;&quot;: &quot;&quot;&quot;; [.A16]; &quot;&quot;&quot;, &quot;&quot;internalName&quot;&quot;: &quot;&quot;&quot;; [.C16]; &quot;&quot;&quot;, &quot;&quot;roomId&quot;&quot;: &quot;; [.D16]; &quot;, &quot;&quot;key&quot;&quot;: &quot;&quot;&quot;; [.B16]; &quot;&quot;&quot;, &quot;&quot;isStatic&quot;&quot;: &quot;; [.E16]; &quot;, &quot;&quot;onLoad&quot;&quot;: &quot;; [.F16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ison</text:p>
          </table:table-cell>
          <table:table-cell table:style-name="ce2" office:value-type="string" calcext:value-type="string">
            <text:p>ForsakenFortressPrison</text:p>
          </table:table-cell>
          <table:table-cell table:style-name="ce2" office:value-type="string" calcext:value-type="string">
            <text:p>majroo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7]; [.D17])" office:value-type="string" office:string-value="" calcext:value-type="error">
            <text:p>#NAME?</text:p>
          </table:table-cell>
          <table:table-cell table:style-name="ce3" table:formula="of:=CONCATENATE([.G17]; &quot;: { &quot;&quot;name&quot;&quot;: &quot;&quot;&quot;; [.A17]; &quot;&quot;&quot;, &quot;&quot;internalName&quot;&quot;: &quot;&quot;&quot;; [.C17]; &quot;&quot;&quot;, &quot;&quot;roomId&quot;&quot;: &quot;; [.D17]; &quot;, &quot;&quot;key&quot;&quot;: &quot;&quot;&quot;; [.B17]; &quot;&quot;&quot;, &quot;&quot;isStatic&quot;&quot;: &quot;; [.E17]; &quot;, &quot;&quot;onLoad&quot;&quot;: &quot;; [.F17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arracks</text:p>
          </table:table-cell>
          <table:table-cell table:style-name="ce2" office:value-type="string" calcext:value-type="string">
            <text:p>ForsakenFortressBarracks</text:p>
          </table:table-cell>
          <table:table-cell table:style-name="ce2" office:value-type="string" calcext:value-type="string">
            <text:p>majroo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8]; [.D18])" office:value-type="string" office:string-value="" calcext:value-type="error">
            <text:p>#NAME?</text:p>
          </table:table-cell>
          <table:table-cell table:style-name="ce3" table:formula="of:=CONCATENATE([.G18]; &quot;: { &quot;&quot;name&quot;&quot;: &quot;&quot;&quot;; [.A18]; &quot;&quot;&quot;, &quot;&quot;internalName&quot;&quot;: &quot;&quot;&quot;; [.C18]; &quot;&quot;&quot;, &quot;&quot;roomId&quot;&quot;: &quot;; [.D18]; &quot;, &quot;&quot;key&quot;&quot;: &quot;&quot;&quot;; [.B18]; &quot;&quot;&quot;, &quot;&quot;isStatic&quot;&quot;: &quot;; [.E18]; &quot;, &quot;&quot;onLoad&quot;&quot;: &quot;; [.F18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ocks</text:p>
          </table:table-cell>
          <table:table-cell table:style-name="ce2" office:value-type="string" calcext:value-type="string">
            <text:p>ForsakenFortressDocks</text:p>
          </table:table-cell>
          <table:table-cell table:style-name="ce2" office:value-type="string" calcext:value-type="string">
            <text:p>majroo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9]; [.D19])" office:value-type="string" office:string-value="" calcext:value-type="error">
            <text:p>#NAME?</text:p>
          </table:table-cell>
          <table:table-cell table:style-name="ce3" table:formula="of:=CONCATENATE([.G19]; &quot;: { &quot;&quot;name&quot;&quot;: &quot;&quot;&quot;; [.A19]; &quot;&quot;&quot;, &quot;&quot;internalName&quot;&quot;: &quot;&quot;&quot;; [.C19]; &quot;&quot;&quot;, &quot;&quot;roomId&quot;&quot;: &quot;; [.D19]; &quot;, &quot;&quot;key&quot;&quot;: &quot;&quot;&quot;; [.B19]; &quot;&quot;&quot;, &quot;&quot;isStatic&quot;&quot;: &quot;; [.E19]; &quot;, &quot;&quot;onLoad&quot;&quot;: &quot;; [.F19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ining Area</text:p>
          </table:table-cell>
          <table:table-cell table:style-name="ce2" office:value-type="string" calcext:value-type="string">
            <text:p>ForsakenFortressDining</text:p>
          </table:table-cell>
          <table:table-cell table:style-name="ce2" office:value-type="string" calcext:value-type="string">
            <text:p>majroom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0]; [.D20])" office:value-type="string" office:string-value="" calcext:value-type="error">
            <text:p>#NAME?</text:p>
          </table:table-cell>
          <table:table-cell table:style-name="ce3" table:formula="of:=CONCATENATE([.G20]; &quot;: { &quot;&quot;name&quot;&quot;: &quot;&quot;&quot;; [.A20]; &quot;&quot;&quot;, &quot;&quot;internalName&quot;&quot;: &quot;&quot;&quot;; [.C20]; &quot;&quot;&quot;, &quot;&quot;roomId&quot;&quot;: &quot;; [.D20]; &quot;, &quot;&quot;key&quot;&quot;: &quot;&quot;&quot;; [.B20]; &quot;&quot;&quot;, &quot;&quot;isStatic&quot;&quot;: &quot;; [.E20]; &quot;, &quot;&quot;onLoad&quot;&quot;: &quot;; [.F20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orsaken Fortress: Tower</text:p>
          </table:table-cell>
          <table:table-cell table:style-name="ce2" office:value-type="string" calcext:value-type="string">
            <text:p>ForsakenFortressTower</text:p>
          </table:table-cell>
          <table:table-cell table:style-name="ce2" office:value-type="string" calcext:value-type="string">
            <text:p>Mjtow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1]; [.D21])" office:value-type="string" office:string-value="" calcext:value-type="error">
            <text:p>#NAME?</text:p>
          </table:table-cell>
          <table:table-cell table:style-name="ce3" table:formula="of:=CONCATENATE([.G21]; &quot;: { &quot;&quot;name&quot;&quot;: &quot;&quot;&quot;; [.A21]; &quot;&quot;&quot;, &quot;&quot;internalName&quot;&quot;: &quot;&quot;&quot;; [.C21]; &quot;&quot;&quot;, &quot;&quot;roomId&quot;&quot;: &quot;; [.D21]; &quot;, &quot;&quot;key&quot;&quot;: &quot;&quot;&quot;; [.B21]; &quot;&quot;&quot;, &quot;&quot;isStatic&quot;&quot;: &quot;; [.E21]; &quot;, &quot;&quot;onLoad&quot;&quot;: &quot;; [.F21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indfall Island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22]; [.D22])" office:value-type="string" office:string-value="" calcext:value-type="error">
            <text:p>#NAME?</text:p>
          </table:table-cell>
          <table:table-cell table:style-name="ce3" table:formula="of:=CONCATENATE([.G22]; &quot;: { &quot;&quot;name&quot;&quot;: &quot;&quot;&quot;; [.A22]; &quot;&quot;&quot;, &quot;&quot;internalName&quot;&quot;: &quot;&quot;&quot;; [.C22]; &quot;&quot;&quot;, &quot;&quot;roomId&quot;&quot;: &quot;; [.D22]; &quot;, &quot;&quot;key&quot;&quot;: &quot;&quot;&quot;; [.B22]; &quot;&quot;&quot;, &quot;&quot;isStatic&quot;&quot;: &quot;; [.E22]; &quot;, &quot;&quot;onLoad&quot;&quot;: &quot;; [.F22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hu Jelly Juice Shop</text:p>
          </table:table-cell>
          <table:table-cell/>
          <table:table-cell table:style-name="ce2" office:value-type="string" calcext:value-type="string">
            <text:p>Pdrgsh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3]; [.D23])" office:value-type="string" office:string-value="" calcext:value-type="error">
            <text:p>#NAME?</text:p>
          </table:table-cell>
          <table:table-cell table:style-name="ce3" table:formula="of:=CONCATENATE([.G23]; &quot;: { &quot;&quot;name&quot;&quot;: &quot;&quot;&quot;; [.A23]; &quot;&quot;&quot;, &quot;&quot;internalName&quot;&quot;: &quot;&quot;&quot;; [.C23]; &quot;&quot;&quot;, &quot;&quot;roomId&quot;&quot;: &quot;; [.D23]; &quot;, &quot;&quot;key&quot;&quot;: &quot;&quot;&quot;; [.B23]; &quot;&quot;&quot;, &quot;&quot;isStatic&quot;&quot;: &quot;; [.E23]; &quot;, &quot;&quot;onLoad&quot;&quot;: &quot;; [.F23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ouse of Wealth</text:p>
          </table:table-cell>
          <table:table-cell/>
          <table:table-cell table:style-name="ce2" office:value-type="string" calcext:value-type="string">
            <text:p>Orichh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4]; [.D24])" office:value-type="string" office:string-value="" calcext:value-type="error">
            <text:p>#NAME?</text:p>
          </table:table-cell>
          <table:table-cell table:style-name="ce3" table:formula="of:=CONCATENATE([.G24]; &quot;: { &quot;&quot;name&quot;&quot;: &quot;&quot;&quot;; [.A24]; &quot;&quot;&quot;, &quot;&quot;internalName&quot;&quot;: &quot;&quot;&quot;; [.C24]; &quot;&quot;&quot;, &quot;&quot;roomId&quot;&quot;: &quot;; [.D24]; &quot;, &quot;&quot;key&quot;&quot;: &quot;&quot;&quot;; [.B24]; &quot;&quot;&quot;, &quot;&quot;isStatic&quot;&quot;: &quot;; [.E24]; &quot;, &quot;&quot;onLoad&quot;&quot;: &quot;; [.F24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afe</text:p>
          </table:table-cell>
          <table:table-cell/>
          <table:table-cell table:style-name="ce2" office:value-type="string" calcext:value-type="string">
            <text:p>Opub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5]; [.D25])" office:value-type="string" office:string-value="" calcext:value-type="error">
            <text:p>#NAME?</text:p>
          </table:table-cell>
          <table:table-cell table:style-name="ce3" table:formula="of:=CONCATENATE([.G25]; &quot;: { &quot;&quot;name&quot;&quot;: &quot;&quot;&quot;; [.A25]; &quot;&quot;&quot;, &quot;&quot;internalName&quot;&quot;: &quot;&quot;&quot;; [.C25]; &quot;&quot;&quot;, &quot;&quot;roomId&quot;&quot;: &quot;; [.D25]; &quot;, &quot;&quot;key&quot;&quot;: &quot;&quot;&quot;; [.B25]; &quot;&quot;&quot;, &quot;&quot;isStatic&quot;&quot;: &quot;; [.E25]; &quot;, &quot;&quot;onLoad&quot;&quot;: &quot;; [.F25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enzo's Studio</text:p>
          </table:table-cell>
          <table:table-cell/>
          <table:table-cell table:style-name="ce2" office:value-type="string" calcext:value-type="string">
            <text:p>Ocmer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6]; [.D26])" office:value-type="string" office:string-value="" calcext:value-type="error">
            <text:p>#NAME?</text:p>
          </table:table-cell>
          <table:table-cell table:style-name="ce3" table:formula="of:=CONCATENATE([.G26]; &quot;: { &quot;&quot;name&quot;&quot;: &quot;&quot;&quot;; [.A26]; &quot;&quot;&quot;, &quot;&quot;internalName&quot;&quot;: &quot;&quot;&quot;; [.C26]; &quot;&quot;&quot;, &quot;&quot;roomId&quot;&quot;: &quot;; [.D26]; &quot;, &quot;&quot;key&quot;&quot;: &quot;&quot;&quot;; [.B26]; &quot;&quot;&quot;, &quot;&quot;isStatic&quot;&quot;: &quot;; [.E26]; &quot;, &quot;&quot;onLoad&quot;&quot;: &quot;; [.F26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rs. Marie's School of Joy</text:p>
          </table:table-cell>
          <table:table-cell/>
          <table:table-cell table:style-name="ce2" office:value-type="string" calcext:value-type="string">
            <text:p>Nitiyou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7]; [.D27])" office:value-type="string" office:string-value="" calcext:value-type="error">
            <text:p>#NAME?</text:p>
          </table:table-cell>
          <table:table-cell table:style-name="ce3" table:formula="of:=CONCATENATE([.G27]; &quot;: { &quot;&quot;name&quot;&quot;: &quot;&quot;&quot;; [.A27]; &quot;&quot;&quot;, &quot;&quot;internalName&quot;&quot;: &quot;&quot;&quot;; [.C27]; &quot;&quot;&quot;, &quot;&quot;roomId&quot;&quot;: &quot;; [.D27]; &quot;, &quot;&quot;key&quot;&quot;: &quot;&quot;&quot;; [.B27]; &quot;&quot;&quot;, &quot;&quot;isStatic&quot;&quot;: &quot;; [.E27]; &quot;, &quot;&quot;onLoad&quot;&quot;: &quot;; [.F27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ame Room</text:p>
          </table:table-cell>
          <table:table-cell/>
          <table:table-cell table:style-name="ce2" office:value-type="string" calcext:value-type="string">
            <text:p>Kaise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8]; [.D28])" office:value-type="string" office:string-value="" calcext:value-type="error">
            <text:p>#NAME?</text:p>
          </table:table-cell>
          <table:table-cell table:style-name="ce3" table:formula="of:=CONCATENATE([.G28]; &quot;: { &quot;&quot;name&quot;&quot;: &quot;&quot;&quot;; [.A28]; &quot;&quot;&quot;, &quot;&quot;internalName&quot;&quot;: &quot;&quot;&quot;; [.C28]; &quot;&quot;&quot;, &quot;&quot;roomId&quot;&quot;: &quot;; [.D28]; &quot;, &quot;&quot;key&quot;&quot;: &quot;&quot;&quot;; [.B28]; &quot;&quot;&quot;, &quot;&quot;isStatic&quot;&quot;: &quot;; [.E28]; &quot;, &quot;&quot;onLoad&quot;&quot;: &quot;; [.F28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indfall Island Jail</text:p>
          </table:table-cell>
          <table:table-cell/>
          <table:table-cell table:style-name="ce2" office:value-type="string" calcext:value-type="string">
            <text:p>Pnezum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9]; [.D29])" office:value-type="string" office:string-value="" calcext:value-type="error">
            <text:p>#NAME?</text:p>
          </table:table-cell>
          <table:table-cell table:style-name="ce3" table:formula="of:=CONCATENATE([.G29]; &quot;: { &quot;&quot;name&quot;&quot;: &quot;&quot;&quot;; [.A29]; &quot;&quot;&quot;, &quot;&quot;internalName&quot;&quot;: &quot;&quot;&quot;; [.C29]; &quot;&quot;&quot;, &quot;&quot;roomId&quot;&quot;: &quot;; [.D29]; &quot;, &quot;&quot;key&quot;&quot;: &quot;&quot;&quot;; [.B29]; &quot;&quot;&quot;, &quot;&quot;isStatic&quot;&quot;: &quot;; [.E29]; &quot;, &quot;&quot;onLoad&quot;&quot;: &quot;; [.F29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omb Shop</text:p>
          </table:table-cell>
          <table:table-cell/>
          <table:table-cell table:style-name="ce2" office:value-type="string" calcext:value-type="string">
            <text:p>Obombh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30]; [.D30])" office:value-type="string" office:string-value="" calcext:value-type="error">
            <text:p>#NAME?</text:p>
          </table:table-cell>
          <table:table-cell table:style-name="ce3" table:formula="of:=CONCATENATE([.G30]; &quot;: { &quot;&quot;name&quot;&quot;: &quot;&quot;&quot;; [.A30]; &quot;&quot;&quot;, &quot;&quot;internalName&quot;&quot;: &quot;&quot;&quot;; [.C30]; &quot;&quot;&quot;, &quot;&quot;roomId&quot;&quot;: &quot;; [.D30]; &quot;, &quot;&quot;key&quot;&quot;: &quot;&quot;&quot;; [.B30]; &quot;&quot;&quot;, &quot;&quot;isStatic&quot;&quot;: &quot;; [.E30]; &quot;, &quot;&quot;onLoad&quot;&quot;: &quot;; [.F30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ail Center</text:p>
          </table:table-cell>
          <table:table-cell/>
          <table:table-cell table:style-name="ce2" office:value-type="string" calcext:value-type="string">
            <text:p>Atoriz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31]; [.D31])" office:value-type="string" office:string-value="" calcext:value-type="error">
            <text:p>#NAME?</text:p>
          </table:table-cell>
          <table:table-cell table:style-name="ce3" table:formula="of:=CONCATENATE([.G31]; &quot;: { &quot;&quot;name&quot;&quot;: &quot;&quot;&quot;; [.A31]; &quot;&quot;&quot;, &quot;&quot;internalName&quot;&quot;: &quot;&quot;&quot;; [.C31]; &quot;&quot;&quot;, &quot;&quot;roomId&quot;&quot;: &quot;; [.D31]; &quot;, &quot;&quot;key&quot;&quot;: &quot;&quot;&quot;; [.B31]; &quot;&quot;&quot;, &quot;&quot;isStatic&quot;&quot;: &quot;; [.E31]; &quot;, &quot;&quot;onLoad&quot;&quot;: &quot;; [.F31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ragon Roost Cavern Entrance</text:p>
          </table:table-cell>
          <table:table-cell/>
          <table:table-cell table:style-name="ce2" office:value-type="string" calcext:value-type="string">
            <text:p>Adanma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32]; [.D32])" office:value-type="string" office:string-value="" calcext:value-type="error">
            <text:p>#NAME?</text:p>
          </table:table-cell>
          <table:table-cell table:style-name="ce3" table:formula="of:=CONCATENATE([.G32]; &quot;: { &quot;&quot;name&quot;&quot;: &quot;&quot;&quot;; [.A32]; &quot;&quot;&quot;, &quot;&quot;internalName&quot;&quot;: &quot;&quot;&quot;; [.C32]; &quot;&quot;&quot;, &quot;&quot;roomId&quot;&quot;: &quot;; [.D32]; &quot;, &quot;&quot;key&quot;&quot;: &quot;&quot;&quot;; [.B32]; &quot;&quot;&quot;, &quot;&quot;isStatic&quot;&quot;: &quot;; [.E32]; &quot;, &quot;&quot;onLoad&quot;&quot;: &quot;; [.F32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CavernEntrance</text:p>
          </table:table-cell>
          <table:table-cell table:style-name="ce2" office:value-type="string" calcext:value-type="string">
            <text:p>M_NewD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33]; [.D33])" office:value-type="string" office:string-value="" calcext:value-type="error">
            <text:p>#NAME?</text:p>
          </table:table-cell>
          <table:table-cell table:style-name="ce3" table:formula="of:=CONCATENATE([.G33]; &quot;: { &quot;&quot;name&quot;&quot;: &quot;&quot;&quot;; [.A33]; &quot;&quot;&quot;, &quot;&quot;internalName&quot;&quot;: &quot;&quot;&quot;; [.C33]; &quot;&quot;&quot;, &quot;&quot;roomId&quot;&quot;: &quot;; [.D33]; &quot;, &quot;&quot;key&quot;&quot;: &quot;&quot;&quot;; [.B33]; &quot;&quot;&quot;, &quot;&quot;isStatic&quot;&quot;: &quot;; [.E33]; &quot;, &quot;&quot;onLoad&quot;&quot;: &quot;; [.F33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awprint Isle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34]; [.D34])" office:value-type="string" office:string-value="" calcext:value-type="error">
            <text:p>#NAME?</text:p>
          </table:table-cell>
          <table:table-cell table:style-name="ce3" table:formula="of:=CONCATENATE([.G34]; &quot;: { &quot;&quot;name&quot;&quot;: &quot;&quot;&quot;; [.A34]; &quot;&quot;&quot;, &quot;&quot;internalName&quot;&quot;: &quot;&quot;&quot;; [.C34]; &quot;&quot;&quot;, &quot;&quot;roomId&quot;&quot;: &quot;; [.D34]; &quot;, &quot;&quot;key&quot;&quot;: &quot;&quot;&quot;; [.B34]; &quot;&quot;&quot;, &quot;&quot;isStatic&quot;&quot;: &quot;; [.E34]; &quot;, &quot;&quot;onLoad&quot;&quot;: &quot;; [.F34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ragon Roost Island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35]; [.D35])" office:value-type="string" office:string-value="" calcext:value-type="error">
            <text:p>#NAME?</text:p>
          </table:table-cell>
          <table:table-cell table:style-name="ce3" table:formula="of:=CONCATENATE([.G35]; &quot;: { &quot;&quot;name&quot;&quot;: &quot;&quot;&quot;; [.A35]; &quot;&quot;&quot;, &quot;&quot;internalName&quot;&quot;: &quot;&quot;&quot;; [.C35]; &quot;&quot;&quot;, &quot;&quot;roomId&quot;&quot;: &quot;; [.D35]; &quot;, &quot;&quot;key&quot;&quot;: &quot;&quot;&quot;; [.B35]; &quot;&quot;&quot;, &quot;&quot;isStatic&quot;&quot;: &quot;; [.E35]; &quot;, &quot;&quot;onLoad&quot;&quot;: &quot;; [.F35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eedle's Shop Ship</text:p>
          </table:table-cell>
          <table:table-cell/>
          <table:table-cell table:style-name="ce2" office:value-type="string" calcext:value-type="string">
            <text:p>Obsho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36]; [.D36])" office:value-type="string" office:string-value="" calcext:value-type="error">
            <text:p>#NAME?</text:p>
          </table:table-cell>
          <table:table-cell table:style-name="ce3" table:formula="of:=CONCATENATE([.G36]; &quot;: { &quot;&quot;name&quot;&quot;: &quot;&quot;&quot;; [.A36]; &quot;&quot;&quot;, &quot;&quot;internalName&quot;&quot;: &quot;&quot;&quot;; [.C36]; &quot;&quot;&quot;, &quot;&quot;roomId&quot;&quot;: &quot;; [.D36]; &quot;, &quot;&quot;key&quot;&quot;: &quot;&quot;&quot;; [.B36]; &quot;&quot;&quot;, &quot;&quot;isStatic&quot;&quot;: &quot;; [.E36]; &quot;, &quot;&quot;onLoad&quot;&quot;: &quot;; [.F36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ain</text:p>
          </table:table-cell>
          <table:table-cell table:style-name="ce2" office:value-type="string" calcext:value-type="string">
            <text:p>CavernMain</text:p>
          </table:table-cell>
          <table:table-cell table:style-name="ce2" office:value-type="string" calcext:value-type="string">
            <text:p>M_NewD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37]; [.D37])" office:value-type="string" office:string-value="" calcext:value-type="error">
            <text:p>#NAME?</text:p>
          </table:table-cell>
          <table:table-cell table:style-name="ce3" table:formula="of:=CONCATENATE([.G37]; &quot;: { &quot;&quot;name&quot;&quot;: &quot;&quot;&quot;; [.A37]; &quot;&quot;&quot;, &quot;&quot;internalName&quot;&quot;: &quot;&quot;&quot;; [.C37]; &quot;&quot;&quot;, &quot;&quot;roomId&quot;&quot;: &quot;; [.D37]; &quot;, &quot;&quot;key&quot;&quot;: &quot;&quot;&quot;; [.B37]; &quot;&quot;&quot;, &quot;&quot;isStatic&quot;&quot;: &quot;; [.E37]; &quot;, &quot;&quot;onLoad&quot;&quot;: &quot;; [.F37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CavernPots</text:p>
          </table:table-cell>
          <table:table-cell table:style-name="ce2" office:value-type="string" calcext:value-type="string">
            <text:p>M_NewD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38]; [.D38])" office:value-type="string" office:string-value="" calcext:value-type="error">
            <text:p>#NAME?</text:p>
          </table:table-cell>
          <table:table-cell table:style-name="ce3" table:formula="of:=CONCATENATE([.G38]; &quot;: { &quot;&quot;name&quot;&quot;: &quot;&quot;&quot;; [.A38]; &quot;&quot;&quot;, &quot;&quot;internalName&quot;&quot;: &quot;&quot;&quot;; [.C38]; &quot;&quot;&quot;, &quot;&quot;roomId&quot;&quot;: &quot;; [.D38]; &quot;, &quot;&quot;key&quot;&quot;: &quot;&quot;&quot;; [.B38]; &quot;&quot;&quot;, &quot;&quot;isStatic&quot;&quot;: &quot;; [.E38]; &quot;, &quot;&quot;onLoad&quot;&quot;: &quot;; [.F38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CavernBarricades</text:p>
          </table:table-cell>
          <table:table-cell table:style-name="ce2" office:value-type="string" calcext:value-type="string">
            <text:p>M_NewD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39]; [.D39])" office:value-type="string" office:string-value="" calcext:value-type="error">
            <text:p>#NAME?</text:p>
          </table:table-cell>
          <table:table-cell table:style-name="ce3" table:formula="of:=CONCATENATE([.G39]; &quot;: { &quot;&quot;name&quot;&quot;: &quot;&quot;&quot;; [.A39]; &quot;&quot;&quot;, &quot;&quot;internalName&quot;&quot;: &quot;&quot;&quot;; [.C39]; &quot;&quot;&quot;, &quot;&quot;roomId&quot;&quot;: &quot;; [.D39]; &quot;, &quot;&quot;key&quot;&quot;: &quot;&quot;&quot;; [.B39]; &quot;&quot;&quot;, &quot;&quot;isStatic&quot;&quot;: &quot;; [.E39]; &quot;, &quot;&quot;onLoad&quot;&quot;: &quot;; [.F39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CavernSwingBarricades</text:p>
          </table:table-cell>
          <table:table-cell table:style-name="ce2" office:value-type="string" calcext:value-type="string">
            <text:p>M_NewD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40]; [.D40])" office:value-type="string" office:string-value="" calcext:value-type="error">
            <text:p>#NAME?</text:p>
          </table:table-cell>
          <table:table-cell table:style-name="ce3" table:formula="of:=CONCATENATE([.G40]; &quot;: { &quot;&quot;name&quot;&quot;: &quot;&quot;&quot;; [.A40]; &quot;&quot;&quot;, &quot;&quot;internalName&quot;&quot;: &quot;&quot;&quot;; [.C40]; &quot;&quot;&quot;, &quot;&quot;roomId&quot;&quot;: &quot;; [.D40]; &quot;, &quot;&quot;key&quot;&quot;: &quot;&quot;&quot;; [.B40]; &quot;&quot;&quot;, &quot;&quot;isStatic&quot;&quot;: &quot;; [.E40]; &quot;, &quot;&quot;onLoad&quot;&quot;: &quot;; [.F40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utside</text:p>
          </table:table-cell>
          <table:table-cell table:style-name="ce2" office:value-type="string" calcext:value-type="string">
            <text:p>CavernOutside</text:p>
          </table:table-cell>
          <table:table-cell table:style-name="ce2" office:value-type="string" calcext:value-type="string">
            <text:p>M_NewD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41]; [.D41])" office:value-type="string" office:string-value="" calcext:value-type="error">
            <text:p>#NAME?</text:p>
          </table:table-cell>
          <table:table-cell table:style-name="ce3" table:formula="of:=CONCATENATE([.G41]; &quot;: { &quot;&quot;name&quot;&quot;: &quot;&quot;&quot;; [.A41]; &quot;&quot;&quot;, &quot;&quot;internalName&quot;&quot;: &quot;&quot;&quot;; [.C41]; &quot;&quot;&quot;, &quot;&quot;roomId&quot;&quot;: &quot;; [.D41]; &quot;, &quot;&quot;key&quot;&quot;: &quot;&quot;&quot;; [.B41]; &quot;&quot;&quot;, &quot;&quot;isStatic&quot;&quot;: &quot;; [.E41]; &quot;, &quot;&quot;onLoad&quot;&quot;: &quot;; [.F41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lock Climb</text:p>
          </table:table-cell>
          <table:table-cell table:style-name="ce2" office:value-type="string" calcext:value-type="string">
            <text:p>CavernBlockClimb</text:p>
          </table:table-cell>
          <table:table-cell table:style-name="ce2" office:value-type="string" calcext:value-type="string">
            <text:p>M_NewD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42]; [.D42])" office:value-type="string" office:string-value="" calcext:value-type="error">
            <text:p>#NAME?</text:p>
          </table:table-cell>
          <table:table-cell table:style-name="ce3" table:formula="of:=CONCATENATE([.G42]; &quot;: { &quot;&quot;name&quot;&quot;: &quot;&quot;&quot;; [.A42]; &quot;&quot;&quot;, &quot;&quot;internalName&quot;&quot;: &quot;&quot;&quot;; [.C42]; &quot;&quot;&quot;, &quot;&quot;roomId&quot;&quot;: &quot;; [.D42]; &quot;, &quot;&quot;key&quot;&quot;: &quot;&quot;&quot;; [.B42]; &quot;&quot;&quot;, &quot;&quot;isStatic&quot;&quot;: &quot;; [.E42]; &quot;, &quot;&quot;onLoad&quot;&quot;: &quot;; [.F42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F</text:p>
          </table:table-cell>
          <table:table-cell table:style-name="ce2" office:value-type="string" calcext:value-type="string">
            <text:p>CavernDark</text:p>
          </table:table-cell>
          <table:table-cell table:style-name="ce2" office:value-type="string" calcext:value-type="string">
            <text:p>M_NewD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43]; [.D43])" office:value-type="string" office:string-value="" calcext:value-type="error">
            <text:p>#NAME?</text:p>
          </table:table-cell>
          <table:table-cell table:style-name="ce3" table:formula="of:=CONCATENATE([.G43]; &quot;: { &quot;&quot;name&quot;&quot;: &quot;&quot;&quot;; [.A43]; &quot;&quot;&quot;, &quot;&quot;internalName&quot;&quot;: &quot;&quot;&quot;; [.C43]; &quot;&quot;&quot;, &quot;&quot;roomId&quot;&quot;: &quot;; [.D43]; &quot;, &quot;&quot;key&quot;&quot;: &quot;&quot;&quot;; [.B43]; &quot;&quot;&quot;, &quot;&quot;isStatic&quot;&quot;: &quot;; [.E43]; &quot;, &quot;&quot;onLoad&quot;&quot;: &quot;; [.F43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F</text:p>
          </table:table-cell>
          <table:table-cell table:style-name="ce2" office:value-type="string" calcext:value-type="string">
            <text:p>CavernTreasureChart</text:p>
          </table:table-cell>
          <table:table-cell table:style-name="ce2" office:value-type="string" calcext:value-type="string">
            <text:p>M_NewD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44]; [.D44])" office:value-type="string" office:string-value="" calcext:value-type="error">
            <text:p>#NAME?</text:p>
          </table:table-cell>
          <table:table-cell table:style-name="ce3" table:formula="of:=CONCATENATE([.G44]; &quot;: { &quot;&quot;name&quot;&quot;: &quot;&quot;&quot;; [.A44]; &quot;&quot;&quot;, &quot;&quot;internalName&quot;&quot;: &quot;&quot;&quot;; [.C44]; &quot;&quot;&quot;, &quot;&quot;roomId&quot;&quot;: &quot;; [.D44]; &quot;, &quot;&quot;key&quot;&quot;: &quot;&quot;&quot;; [.B44]; &quot;&quot;&quot;, &quot;&quot;isStatic&quot;&quot;: &quot;; [.E44]; &quot;, &quot;&quot;onLoad&quot;&quot;: &quot;; [.F44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eyser</text:p>
          </table:table-cell>
          <table:table-cell table:style-name="ce2" office:value-type="string" calcext:value-type="string">
            <text:p>CavernGeyser</text:p>
          </table:table-cell>
          <table:table-cell table:style-name="ce2" office:value-type="string" calcext:value-type="string">
            <text:p>M_NewD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45]; [.D45])" office:value-type="string" office:string-value="" calcext:value-type="error">
            <text:p>#NAME?</text:p>
          </table:table-cell>
          <table:table-cell table:style-name="ce3" table:formula="of:=CONCATENATE([.G45]; &quot;: { &quot;&quot;name&quot;&quot;: &quot;&quot;&quot;; [.A45]; &quot;&quot;&quot;, &quot;&quot;internalName&quot;&quot;: &quot;&quot;&quot;; [.C45]; &quot;&quot;&quot;, &quot;&quot;roomId&quot;&quot;: &quot;; [.D45]; &quot;, &quot;&quot;key&quot;&quot;: &quot;&quot;&quot;; [.B45]; &quot;&quot;&quot;, &quot;&quot;isStatic&quot;&quot;: &quot;; [.E45]; &quot;, &quot;&quot;onLoad&quot;&quot;: &quot;; [.F45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3F</text:p>
          </table:table-cell>
          <table:table-cell table:style-name="ce2" office:value-type="string" calcext:value-type="string">
            <text:p>CavernBossDoor</text:p>
          </table:table-cell>
          <table:table-cell table:style-name="ce2" office:value-type="string" calcext:value-type="string">
            <text:p>M_NewD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46]; [.D46])" office:value-type="string" office:string-value="" calcext:value-type="error">
            <text:p>#NAME?</text:p>
          </table:table-cell>
          <table:table-cell table:style-name="ce3" table:formula="of:=CONCATENATE([.G46]; &quot;: { &quot;&quot;name&quot;&quot;: &quot;&quot;&quot;; [.A46]; &quot;&quot;&quot;, &quot;&quot;internalName&quot;&quot;: &quot;&quot;&quot;; [.C46]; &quot;&quot;&quot;, &quot;&quot;roomId&quot;&quot;: &quot;; [.D46]; &quot;, &quot;&quot;key&quot;&quot;: &quot;&quot;&quot;; [.B46]; &quot;&quot;&quot;, &quot;&quot;isStatic&quot;&quot;: &quot;; [.E46]; &quot;, &quot;&quot;onLoad&quot;&quot;: &quot;; [.F46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ragon Roost Cavern: 4F</text:p>
          </table:table-cell>
          <table:table-cell/>
          <table:table-cell table:style-name="ce2" office:value-type="string" calcext:value-type="string">
            <text:p>M_Dra0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47]; [.D47])" office:value-type="string" office:string-value="" calcext:value-type="error">
            <text:p>#NAME?</text:p>
          </table:table-cell>
          <table:table-cell table:style-name="ce3" table:formula="of:=CONCATENATE([.G47]; &quot;: { &quot;&quot;name&quot;&quot;: &quot;&quot;&quot;; [.A47]; &quot;&quot;&quot;, &quot;&quot;internalName&quot;&quot;: &quot;&quot;&quot;; [.C47]; &quot;&quot;&quot;, &quot;&quot;roomId&quot;&quot;: &quot;; [.D47]; &quot;, &quot;&quot;key&quot;&quot;: &quot;&quot;&quot;; [.B47]; &quot;&quot;&quot;, &quot;&quot;isStatic&quot;&quot;: &quot;; [.E47]; &quot;, &quot;&quot;onLoad&quot;&quot;: &quot;; [.F47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3F</text:p>
          </table:table-cell>
          <table:table-cell table:style-name="ce2" office:value-type="string" calcext:value-type="string">
            <text:p>CavernBridge</text:p>
          </table:table-cell>
          <table:table-cell table:style-name="ce2" office:value-type="string" calcext:value-type="string">
            <text:p>M_NewD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48]; [.D48])" office:value-type="string" office:string-value="" calcext:value-type="error">
            <text:p>#NAME?</text:p>
          </table:table-cell>
          <table:table-cell table:style-name="ce3" table:formula="of:=CONCATENATE([.G48]; &quot;: { &quot;&quot;name&quot;&quot;: &quot;&quot;&quot;; [.A48]; &quot;&quot;&quot;, &quot;&quot;internalName&quot;&quot;: &quot;&quot;&quot;; [.C48]; &quot;&quot;&quot;, &quot;&quot;roomId&quot;&quot;: &quot;; [.D48]; &quot;, &quot;&quot;key&quot;&quot;: &quot;&quot;&quot;; [.B48]; &quot;&quot;&quot;, &quot;&quot;isStatic&quot;&quot;: &quot;; [.E48]; &quot;, &quot;&quot;onLoad&quot;&quot;: &quot;; [.F48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CavernTingleStatue</text:p>
          </table:table-cell>
          <table:table-cell table:style-name="ce2" office:value-type="string" calcext:value-type="string">
            <text:p>M_NewD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49]; [.D49])" office:value-type="string" office:string-value="" calcext:value-type="error">
            <text:p>#NAME?</text:p>
          </table:table-cell>
          <table:table-cell table:style-name="ce3" table:formula="of:=CONCATENATE([.G49]; &quot;: { &quot;&quot;name&quot;&quot;: &quot;&quot;&quot;; [.A49]; &quot;&quot;&quot;, &quot;&quot;internalName&quot;&quot;: &quot;&quot;&quot;; [.C49]; &quot;&quot;&quot;, &quot;&quot;roomId&quot;&quot;: &quot;; [.D49]; &quot;, &quot;&quot;key&quot;&quot;: &quot;&quot;&quot;; [.B49]; &quot;&quot;&quot;, &quot;&quot;isStatic&quot;&quot;: &quot;; [.E49]; &quot;, &quot;&quot;onLoad&quot;&quot;: &quot;; [.F49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CavernFireChest</text:p>
          </table:table-cell>
          <table:table-cell table:style-name="ce2" office:value-type="string" calcext:value-type="string">
            <text:p>M_NewD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50]; [.D50])" office:value-type="string" office:string-value="" calcext:value-type="error">
            <text:p>#NAME?</text:p>
          </table:table-cell>
          <table:table-cell table:style-name="ce3" table:formula="of:=CONCATENATE([.G50]; &quot;: { &quot;&quot;name&quot;&quot;: &quot;&quot;&quot;; [.A50]; &quot;&quot;&quot;, &quot;&quot;internalName&quot;&quot;: &quot;&quot;&quot;; [.C50]; &quot;&quot;&quot;, &quot;&quot;roomId&quot;&quot;: &quot;; [.D50]; &quot;, &quot;&quot;key&quot;&quot;: &quot;&quot;&quot;; [.B50]; &quot;&quot;&quot;, &quot;&quot;isStatic&quot;&quot;: &quot;; [.E50]; &quot;, &quot;&quot;onLoad&quot;&quot;: &quot;; [.F50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ragon Roost Cavern: 3F</text:p>
          </table:table-cell>
          <table:table-cell table:style-name="ce2" office:value-type="string" calcext:value-type="string">
            <text:p>CavernBoss</text:p>
          </table:table-cell>
          <table:table-cell table:style-name="ce2" office:value-type="string" calcext:value-type="string">
            <text:p>M_DragB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51]; [.D51])" office:value-type="string" office:string-value="" calcext:value-type="error">
            <text:p>#NAME?</text:p>
          </table:table-cell>
          <table:table-cell table:style-name="ce3" table:formula="of:=CONCATENATE([.G51]; &quot;: { &quot;&quot;name&quot;&quot;: &quot;&quot;&quot;; [.A51]; &quot;&quot;&quot;, &quot;&quot;internalName&quot;&quot;: &quot;&quot;&quot;; [.C51]; &quot;&quot;&quot;, &quot;&quot;roomId&quot;&quot;: &quot;; [.D51]; &quot;, &quot;&quot;key&quot;&quot;: &quot;&quot;&quot;; [.B51]; &quot;&quot;&quot;, &quot;&quot;isStatic&quot;&quot;: &quot;; [.E51]; &quot;, &quot;&quot;onLoad&quot;&quot;: &quot;; [.F51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ragon Roost Island</text:p>
          </table:table-cell>
          <table:table-cell table:style-name="ce2" office:value-type="string" calcext:value-type="string">
            <text:p>DragonRoostIslandCutscene</text:p>
          </table:table-cell>
          <table:table-cell table:style-name="ce2" office:value-type="string" calcext:value-type="string">
            <text:p>sea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rphash([.C52]; [.D52])" office:value-type="string" office:string-value="" calcext:value-type="error">
            <text:p>#NAME?</text:p>
          </table:table-cell>
          <table:table-cell table:style-name="ce3" table:formula="of:=CONCATENATE([.G52]; &quot;: { &quot;&quot;name&quot;&quot;: &quot;&quot;&quot;; [.A52]; &quot;&quot;&quot;, &quot;&quot;internalName&quot;&quot;: &quot;&quot;&quot;; [.C52]; &quot;&quot;&quot;, &quot;&quot;roomId&quot;&quot;: &quot;; [.D52]; &quot;, &quot;&quot;key&quot;&quot;: &quot;&quot;&quot;; [.B52]; &quot;&quot;&quot;, &quot;&quot;isStatic&quot;&quot;: &quot;; [.E52]; &quot;, &quot;&quot;onLoad&quot;&quot;: &quot;; [.F52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ragon Roost Island Grotto</text:p>
          </table:table-cell>
          <table:table-cell/>
          <table:table-cell table:style-name="ce2" office:value-type="string" calcext:value-type="string">
            <text:p>TF_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53]; [.D53])" office:value-type="string" office:string-value="" calcext:value-type="error">
            <text:p>#NAME?</text:p>
          </table:table-cell>
          <table:table-cell table:style-name="ce3" table:formula="of:=CONCATENATE([.G53]; &quot;: { &quot;&quot;name&quot;&quot;: &quot;&quot;&quot;; [.A53]; &quot;&quot;&quot;, &quot;&quot;internalName&quot;&quot;: &quot;&quot;&quot;; [.C53]; &quot;&quot;&quot;, &quot;&quot;roomId&quot;&quot;: &quot;; [.D53]; &quot;, &quot;&quot;key&quot;&quot;: &quot;&quot;&quot;; [.B53]; &quot;&quot;&quot;, &quot;&quot;isStatic&quot;&quot;: &quot;; [.E53]; &quot;, &quot;&quot;onLoad&quot;&quot;: &quot;; [.F53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ire Mountain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54]; [.D54])" office:value-type="string" office:string-value="" calcext:value-type="error">
            <text:p>#NAME?</text:p>
          </table:table-cell>
          <table:table-cell table:style-name="ce3" table:formula="of:=CONCATENATE([.G54]; &quot;: { &quot;&quot;name&quot;&quot;: &quot;&quot;&quot;; [.A54]; &quot;&quot;&quot;, &quot;&quot;internalName&quot;&quot;: &quot;&quot;&quot;; [.C54]; &quot;&quot;&quot;, &quot;&quot;roomId&quot;&quot;: &quot;; [.D54]; &quot;, &quot;&quot;key&quot;&quot;: &quot;&quot;&quot;; [.B54]; &quot;&quot;&quot;, &quot;&quot;isStatic&quot;&quot;: &quot;; [.E54]; &quot;, &quot;&quot;onLoad&quot;&quot;: &quot;; [.F54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tern Triangle Island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55]; [.D55])" office:value-type="string" office:string-value="" calcext:value-type="error">
            <text:p>#NAME?</text:p>
          </table:table-cell>
          <table:table-cell table:style-name="ce3" table:formula="of:=CONCATENATE([.G55]; &quot;: { &quot;&quot;name&quot;&quot;: &quot;&quot;&quot;; [.A55]; &quot;&quot;&quot;, &quot;&quot;internalName&quot;&quot;: &quot;&quot;&quot;; [.C55]; &quot;&quot;&quot;, &quot;&quot;roomId&quot;&quot;: &quot;; [.D55]; &quot;, &quot;&quot;key&quot;&quot;: &quot;&quot;&quot;; [.B55]; &quot;&quot;&quot;, &quot;&quot;isStatic&quot;&quot;: &quot;; [.E55]; &quot;, &quot;&quot;onLoad&quot;&quot;: &quot;; [.F55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omb Island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56]; [.D56])" office:value-type="string" office:string-value="" calcext:value-type="error">
            <text:p>#NAME?</text:p>
          </table:table-cell>
          <table:table-cell table:style-name="ce3" table:formula="of:=CONCATENATE([.G56]; &quot;: { &quot;&quot;name&quot;&quot;: &quot;&quot;&quot;; [.A56]; &quot;&quot;&quot;, &quot;&quot;internalName&quot;&quot;: &quot;&quot;&quot;; [.C56]; &quot;&quot;&quot;, &quot;&quot;roomId&quot;&quot;: &quot;; [.D56]; &quot;, &quot;&quot;key&quot;&quot;: &quot;&quot;&quot;; [.B56]; &quot;&quot;&quot;, &quot;&quot;isStatic&quot;&quot;: &quot;; [.E56]; &quot;, &quot;&quot;onLoad&quot;&quot;: &quot;; [.F56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side a submarine...</text:p>
          </table:table-cell>
          <table:table-cell/>
          <table:table-cell table:style-name="ce2" office:value-type="string" calcext:value-type="string">
            <text:p>Abshi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57]; [.D57])" office:value-type="string" office:string-value="" calcext:value-type="error">
            <text:p>#NAME?</text:p>
          </table:table-cell>
          <table:table-cell table:style-name="ce3" table:formula="of:=CONCATENATE([.G57]; &quot;: { &quot;&quot;name&quot;&quot;: &quot;&quot;&quot;; [.A57]; &quot;&quot;&quot;, &quot;&quot;internalName&quot;&quot;: &quot;&quot;&quot;; [.C57]; &quot;&quot;&quot;, &quot;&quot;roomId&quot;&quot;: &quot;; [.D57]; &quot;, &quot;&quot;key&quot;&quot;: &quot;&quot;&quot;; [.B57]; &quot;&quot;&quot;, &quot;&quot;isStatic&quot;&quot;: &quot;; [.E57]; &quot;, &quot;&quot;onLoad&quot;&quot;: &quot;; [.F57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orest Haven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58]; [.D58])" office:value-type="string" office:string-value="" calcext:value-type="error">
            <text:p>#NAME?</text:p>
          </table:table-cell>
          <table:table-cell table:style-name="ce3" table:formula="of:=CONCATENATE([.G58]; &quot;: { &quot;&quot;name&quot;&quot;: &quot;&quot;&quot;; [.A58]; &quot;&quot;&quot;, &quot;&quot;internalName&quot;&quot;: &quot;&quot;&quot;; [.C58]; &quot;&quot;&quot;, &quot;&quot;roomId&quot;&quot;: &quot;; [.D58]; &quot;, &quot;&quot;key&quot;&quot;: &quot;&quot;&quot;; [.B58]; &quot;&quot;&quot;, &quot;&quot;isStatic&quot;&quot;: &quot;; [.E58]; &quot;, &quot;&quot;onLoad&quot;&quot;: &quot;; [.F58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side the Forest Haven</text:p>
          </table:table-cell>
          <table:table-cell/>
          <table:table-cell table:style-name="ce2" office:value-type="string" calcext:value-type="string">
            <text:p>Omor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59]; [.D59])" office:value-type="string" office:string-value="" calcext:value-type="error">
            <text:p>#NAME?</text:p>
          </table:table-cell>
          <table:table-cell table:style-name="ce3" table:formula="of:=CONCATENATE([.G59]; &quot;: { &quot;&quot;name&quot;&quot;: &quot;&quot;&quot;; [.A59]; &quot;&quot;&quot;, &quot;&quot;internalName&quot;&quot;: &quot;&quot;&quot;; [.C59]; &quot;&quot;&quot;, &quot;&quot;roomId&quot;&quot;: &quot;; [.D59]; &quot;, &quot;&quot;key&quot;&quot;: &quot;&quot;&quot;; [.B59]; &quot;&quot;&quot;, &quot;&quot;isStatic&quot;&quot;: &quot;; [.E59]; &quot;, &quot;&quot;onLoad&quot;&quot;: &quot;; [.F59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FWEntrance</text:p>
          </table:table-cell>
          <table:table-cell table:style-name="ce2" office:value-type="string" calcext:value-type="string">
            <text:p>kinda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60]; [.D60])" office:value-type="string" office:string-value="" calcext:value-type="error">
            <text:p>#NAME?</text:p>
          </table:table-cell>
          <table:table-cell table:style-name="ce3" table:formula="of:=CONCATENATE([.G60]; &quot;: { &quot;&quot;name&quot;&quot;: &quot;&quot;&quot;; [.A60]; &quot;&quot;&quot;, &quot;&quot;internalName&quot;&quot;: &quot;&quot;&quot;; [.C60]; &quot;&quot;&quot;, &quot;&quot;roomId&quot;&quot;: &quot;; [.D60]; &quot;, &quot;&quot;key&quot;&quot;: &quot;&quot;&quot;; [.B60]; &quot;&quot;&quot;, &quot;&quot;isStatic&quot;&quot;: &quot;; [.E60]; &quot;, &quot;&quot;onLoad&quot;&quot;: &quot;; [.F60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ain</text:p>
          </table:table-cell>
          <table:table-cell table:style-name="ce2" office:value-type="string" calcext:value-type="string">
            <text:p>FWMain</text:p>
          </table:table-cell>
          <table:table-cell table:style-name="ce2" office:value-type="string" calcext:value-type="string">
            <text:p>kinda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61]; [.D61])" office:value-type="string" office:string-value="" calcext:value-type="error">
            <text:p>#NAME?</text:p>
          </table:table-cell>
          <table:table-cell table:style-name="ce3" table:formula="of:=CONCATENATE([.G61]; &quot;: { &quot;&quot;name&quot;&quot;: &quot;&quot;&quot;; [.A61]; &quot;&quot;&quot;, &quot;&quot;internalName&quot;&quot;: &quot;&quot;&quot;; [.C61]; &quot;&quot;&quot;, &quot;&quot;roomId&quot;&quot;: &quot;; [.D61]; &quot;, &quot;&quot;key&quot;&quot;: &quot;&quot;&quot;; [.B61]; &quot;&quot;&quot;, &quot;&quot;isStatic&quot;&quot;: &quot;; [.E61]; &quot;, &quot;&quot;onLoad&quot;&quot;: &quot;; [.F61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F</text:p>
          </table:table-cell>
          <table:table-cell table:style-name="ce2" office:value-type="string" calcext:value-type="string">
            <text:p>FW2F1</text:p>
          </table:table-cell>
          <table:table-cell table:style-name="ce2" office:value-type="string" calcext:value-type="string">
            <text:p>kinda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62]; [.D62])" office:value-type="string" office:string-value="" calcext:value-type="error">
            <text:p>#NAME?</text:p>
          </table:table-cell>
          <table:table-cell table:style-name="ce3" table:formula="of:=CONCATENATE([.G62]; &quot;: { &quot;&quot;name&quot;&quot;: &quot;&quot;&quot;; [.A62]; &quot;&quot;&quot;, &quot;&quot;internalName&quot;&quot;: &quot;&quot;&quot;; [.C62]; &quot;&quot;&quot;, &quot;&quot;roomId&quot;&quot;: &quot;; [.D62]; &quot;, &quot;&quot;key&quot;&quot;: &quot;&quot;&quot;; [.B62]; &quot;&quot;&quot;, &quot;&quot;isStatic&quot;&quot;: &quot;; [.E62]; &quot;, &quot;&quot;onLoad&quot;&quot;: &quot;; [.F62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ondola</text:p>
          </table:table-cell>
          <table:table-cell table:style-name="ce2" office:value-type="string" calcext:value-type="string">
            <text:p>FWGondola</text:p>
          </table:table-cell>
          <table:table-cell table:style-name="ce2" office:value-type="string" calcext:value-type="string">
            <text:p>kinda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63]; [.D63])" office:value-type="string" office:string-value="" calcext:value-type="error">
            <text:p>#NAME?</text:p>
          </table:table-cell>
          <table:table-cell table:style-name="ce3" table:formula="of:=CONCATENATE([.G63]; &quot;: { &quot;&quot;name&quot;&quot;: &quot;&quot;&quot;; [.A63]; &quot;&quot;&quot;, &quot;&quot;internalName&quot;&quot;: &quot;&quot;&quot;; [.C63]; &quot;&quot;&quot;, &quot;&quot;roomId&quot;&quot;: &quot;; [.D63]; &quot;, &quot;&quot;key&quot;&quot;: &quot;&quot;&quot;; [.B63]; &quot;&quot;&quot;, &quot;&quot;isStatic&quot;&quot;: &quot;; [.E63]; &quot;, &quot;&quot;onLoad&quot;&quot;: &quot;; [.F63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3F</text:p>
          </table:table-cell>
          <table:table-cell table:style-name="ce2" office:value-type="string" calcext:value-type="string">
            <text:p>FWVineNut</text:p>
          </table:table-cell>
          <table:table-cell table:style-name="ce2" office:value-type="string" calcext:value-type="string">
            <text:p>kinda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64]; [.D64])" office:value-type="string" office:string-value="" calcext:value-type="error">
            <text:p>#NAME?</text:p>
          </table:table-cell>
          <table:table-cell table:style-name="ce3" table:formula="of:=CONCATENATE([.G64]; &quot;: { &quot;&quot;name&quot;&quot;: &quot;&quot;&quot;; [.A64]; &quot;&quot;&quot;, &quot;&quot;internalName&quot;&quot;: &quot;&quot;&quot;; [.C64]; &quot;&quot;&quot;, &quot;&quot;roomId&quot;&quot;: &quot;; [.D64]; &quot;, &quot;&quot;key&quot;&quot;: &quot;&quot;&quot;; [.B64]; &quot;&quot;&quot;, &quot;&quot;isStatic&quot;&quot;: &quot;; [.E64]; &quot;, &quot;&quot;onLoad&quot;&quot;: &quot;; [.F64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orok House</text:p>
          </table:table-cell>
          <table:table-cell table:style-name="ce2" office:value-type="string" calcext:value-type="string">
            <text:p>FWHouse</text:p>
          </table:table-cell>
          <table:table-cell table:style-name="ce2" office:value-type="string" calcext:value-type="string">
            <text:p>kinda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65]; [.D65])" office:value-type="string" office:string-value="" calcext:value-type="error">
            <text:p>#NAME?</text:p>
          </table:table-cell>
          <table:table-cell table:style-name="ce3" table:formula="of:=CONCATENATE([.G65]; &quot;: { &quot;&quot;name&quot;&quot;: &quot;&quot;&quot;; [.A65]; &quot;&quot;&quot;, &quot;&quot;internalName&quot;&quot;: &quot;&quot;&quot;; [.C65]; &quot;&quot;&quot;, &quot;&quot;roomId&quot;&quot;: &quot;; [.D65]; &quot;, &quot;&quot;key&quot;&quot;: &quot;&quot;&quot;; [.B65]; &quot;&quot;&quot;, &quot;&quot;isStatic&quot;&quot;: &quot;; [.E65]; &quot;, &quot;&quot;onLoad&quot;&quot;: &quot;; [.F65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3F</text:p>
          </table:table-cell>
          <table:table-cell table:style-name="ce2" office:value-type="string" calcext:value-type="string">
            <text:p>FWHouseLeftCorridor</text:p>
          </table:table-cell>
          <table:table-cell table:style-name="ce2" office:value-type="string" calcext:value-type="string">
            <text:p>kinda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66]; [.D66])" office:value-type="string" office:string-value="" calcext:value-type="error">
            <text:p>#NAME?</text:p>
          </table:table-cell>
          <table:table-cell table:style-name="ce3" table:formula="of:=CONCATENATE([.G66]; &quot;: { &quot;&quot;name&quot;&quot;: &quot;&quot;&quot;; [.A66]; &quot;&quot;&quot;, &quot;&quot;internalName&quot;&quot;: &quot;&quot;&quot;; [.C66]; &quot;&quot;&quot;, &quot;&quot;roomId&quot;&quot;: &quot;; [.D66]; &quot;, &quot;&quot;key&quot;&quot;: &quot;&quot;&quot;; [.B66]; &quot;&quot;&quot;, &quot;&quot;isStatic&quot;&quot;: &quot;; [.E66]; &quot;, &quot;&quot;onLoad&quot;&quot;: &quot;; [.F66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3F</text:p>
          </table:table-cell>
          <table:table-cell table:style-name="ce2" office:value-type="string" calcext:value-type="string">
            <text:p>FWVineMaze</text:p>
          </table:table-cell>
          <table:table-cell table:style-name="ce2" office:value-type="string" calcext:value-type="string">
            <text:p>kinda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67]; [.D67])" office:value-type="string" office:string-value="" calcext:value-type="error">
            <text:p>#NAME?</text:p>
          </table:table-cell>
          <table:table-cell table:style-name="ce3" table:formula="of:=CONCATENATE([.G67]; &quot;: { &quot;&quot;name&quot;&quot;: &quot;&quot;&quot;; [.A67]; &quot;&quot;&quot;, &quot;&quot;internalName&quot;&quot;: &quot;&quot;&quot;; [.C67]; &quot;&quot;&quot;, &quot;&quot;roomId&quot;&quot;: &quot;; [.D67]; &quot;, &quot;&quot;key&quot;&quot;: &quot;&quot;&quot;; [.B67]; &quot;&quot;&quot;, &quot;&quot;isStatic&quot;&quot;: &quot;; [.E67]; &quot;, &quot;&quot;onLoad&quot;&quot;: &quot;; [.F67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ouse North Corridor</text:p>
          </table:table-cell>
          <table:table-cell table:style-name="ce2" office:value-type="string" calcext:value-type="string">
            <text:p>FWHouseNorthCorridor</text:p>
          </table:table-cell>
          <table:table-cell table:style-name="ce2" office:value-type="string" calcext:value-type="string">
            <text:p>kindan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68]; [.D68])" office:value-type="string" office:string-value="" calcext:value-type="error">
            <text:p>#NAME?</text:p>
          </table:table-cell>
          <table:table-cell table:style-name="ce3" table:formula="of:=CONCATENATE([.G68]; &quot;: { &quot;&quot;name&quot;&quot;: &quot;&quot;&quot;; [.A68]; &quot;&quot;&quot;, &quot;&quot;internalName&quot;&quot;: &quot;&quot;&quot;; [.C68]; &quot;&quot;&quot;, &quot;&quot;roomId&quot;&quot;: &quot;; [.D68]; &quot;, &quot;&quot;key&quot;&quot;: &quot;&quot;&quot;; [.B68]; &quot;&quot;&quot;, &quot;&quot;isStatic&quot;&quot;: &quot;; [.E68]; &quot;, &quot;&quot;onLoad&quot;&quot;: &quot;; [.F68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reetops</text:p>
          </table:table-cell>
          <table:table-cell table:style-name="ce2" office:value-type="string" calcext:value-type="string">
            <text:p>FWTreetop</text:p>
          </table:table-cell>
          <table:table-cell table:style-name="ce2" office:value-type="string" calcext:value-type="string">
            <text:p>kindan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69]; [.D69])" office:value-type="string" office:string-value="" calcext:value-type="error">
            <text:p>#NAME?</text:p>
          </table:table-cell>
          <table:table-cell table:style-name="ce3" table:formula="of:=CONCATENATE([.G69]; &quot;: { &quot;&quot;name&quot;&quot;: &quot;&quot;&quot;; [.A69]; &quot;&quot;&quot;, &quot;&quot;internalName&quot;&quot;: &quot;&quot;&quot;; [.C69]; &quot;&quot;&quot;, &quot;&quot;roomId&quot;&quot;: &quot;; [.D69]; &quot;, &quot;&quot;key&quot;&quot;: &quot;&quot;&quot;; [.B69]; &quot;&quot;&quot;, &quot;&quot;isStatic&quot;&quot;: &quot;; [.E69]; &quot;, &quot;&quot;onLoad&quot;&quot;: &quot;; [.F69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orbidden Woods: 4F</text:p>
          </table:table-cell>
          <table:table-cell table:style-name="ce2" office:value-type="string" calcext:value-type="string">
            <text:p>FWMiniboss</text:p>
          </table:table-cell>
          <table:table-cell table:style-name="ce2" office:value-type="string" calcext:value-type="string">
            <text:p>kinMB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70]; [.D70])" office:value-type="string" office:string-value="" calcext:value-type="error">
            <text:p>#NAME?</text:p>
          </table:table-cell>
          <table:table-cell table:style-name="ce3" table:formula="of:=CONCATENATE([.G70]; &quot;: { &quot;&quot;name&quot;&quot;: &quot;&quot;&quot;; [.A70]; &quot;&quot;&quot;, &quot;&quot;internalName&quot;&quot;: &quot;&quot;&quot;; [.C70]; &quot;&quot;&quot;, &quot;&quot;roomId&quot;&quot;: &quot;; [.D70]; &quot;, &quot;&quot;key&quot;&quot;: &quot;&quot;&quot;; [.B70]; &quot;&quot;&quot;, &quot;&quot;isStatic&quot;&quot;: &quot;; [.E70]; &quot;, &quot;&quot;onLoad&quot;&quot;: &quot;; [.F70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FWBasementFork</text:p>
          </table:table-cell>
          <table:table-cell table:style-name="ce2" office:value-type="string" calcext:value-type="string">
            <text:p>kindan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71]; [.D71])" office:value-type="string" office:string-value="" calcext:value-type="error">
            <text:p>#NAME?</text:p>
          </table:table-cell>
          <table:table-cell table:style-name="ce3" table:formula="of:=CONCATENATE([.G71]; &quot;: { &quot;&quot;name&quot;&quot;: &quot;&quot;&quot;; [.A71]; &quot;&quot;&quot;, &quot;&quot;internalName&quot;&quot;: &quot;&quot;&quot;; [.C71]; &quot;&quot;&quot;, &quot;&quot;roomId&quot;&quot;: &quot;; [.D71]; &quot;, &quot;&quot;key&quot;&quot;: &quot;&quot;&quot;; [.B71]; &quot;&quot;&quot;, &quot;&quot;isStatic&quot;&quot;: &quot;; [.E71]; &quot;, &quot;&quot;onLoad&quot;&quot;: &quot;; [.F71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FWRiver</text:p>
          </table:table-cell>
          <table:table-cell table:style-name="ce2" office:value-type="string" calcext:value-type="string">
            <text:p>kindan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72]; [.D72])" office:value-type="string" office:string-value="" calcext:value-type="error">
            <text:p>#NAME?</text:p>
          </table:table-cell>
          <table:table-cell table:style-name="ce3" table:formula="of:=CONCATENATE([.G72]; &quot;: { &quot;&quot;name&quot;&quot;: &quot;&quot;&quot;; [.A72]; &quot;&quot;&quot;, &quot;&quot;internalName&quot;&quot;: &quot;&quot;&quot;; [.C72]; &quot;&quot;&quot;, &quot;&quot;roomId&quot;&quot;: &quot;; [.D72]; &quot;, &quot;&quot;key&quot;&quot;: &quot;&quot;&quot;; [.B72]; &quot;&quot;&quot;, &quot;&quot;isStatic&quot;&quot;: &quot;; [.E72]; &quot;, &quot;&quot;onLoad&quot;&quot;: &quot;; [.F72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FWFiveTargets</text:p>
          </table:table-cell>
          <table:table-cell table:style-name="ce2" office:value-type="string" calcext:value-type="string">
            <text:p>kindan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73]; [.D73])" office:value-type="string" office:string-value="" calcext:value-type="error">
            <text:p>#NAME?</text:p>
          </table:table-cell>
          <table:table-cell table:style-name="ce3" table:formula="of:=CONCATENATE([.G73]; &quot;: { &quot;&quot;name&quot;&quot;: &quot;&quot;&quot;; [.A73]; &quot;&quot;&quot;, &quot;&quot;internalName&quot;&quot;: &quot;&quot;&quot;; [.C73]; &quot;&quot;&quot;, &quot;&quot;roomId&quot;&quot;: &quot;; [.D73]; &quot;, &quot;&quot;key&quot;&quot;: &quot;&quot;&quot;; [.B73]; &quot;&quot;&quot;, &quot;&quot;isStatic&quot;&quot;: &quot;; [.E73]; &quot;, &quot;&quot;onLoad&quot;&quot;: &quot;; [.F73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F</text:p>
          </table:table-cell>
          <table:table-cell table:style-name="ce2" office:value-type="string" calcext:value-type="string">
            <text:p>FWCorridorToBoss</text:p>
          </table:table-cell>
          <table:table-cell table:style-name="ce2" office:value-type="string" calcext:value-type="string">
            <text:p>kindan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74]; [.D74])" office:value-type="string" office:string-value="" calcext:value-type="error">
            <text:p>#NAME?</text:p>
          </table:table-cell>
          <table:table-cell table:style-name="ce3" table:formula="of:=CONCATENATE([.G74]; &quot;: { &quot;&quot;name&quot;&quot;: &quot;&quot;&quot;; [.A74]; &quot;&quot;&quot;, &quot;&quot;internalName&quot;&quot;: &quot;&quot;&quot;; [.C74]; &quot;&quot;&quot;, &quot;&quot;roomId&quot;&quot;: &quot;; [.D74]; &quot;, &quot;&quot;key&quot;&quot;: &quot;&quot;&quot;; [.B74]; &quot;&quot;&quot;, &quot;&quot;isStatic&quot;&quot;: &quot;; [.E74]; &quot;, &quot;&quot;onLoad&quot;&quot;: &quot;; [.F74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F</text:p>
          </table:table-cell>
          <table:table-cell table:style-name="ce2" office:value-type="string" calcext:value-type="string">
            <text:p>FWBossEntrance</text:p>
          </table:table-cell>
          <table:table-cell table:style-name="ce2" office:value-type="string" calcext:value-type="string">
            <text:p>kindan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75]; [.D75])" office:value-type="string" office:string-value="" calcext:value-type="error">
            <text:p>#NAME?</text:p>
          </table:table-cell>
          <table:table-cell table:style-name="ce3" table:formula="of:=CONCATENATE([.G75]; &quot;: { &quot;&quot;name&quot;&quot;: &quot;&quot;&quot;; [.A75]; &quot;&quot;&quot;, &quot;&quot;internalName&quot;&quot;: &quot;&quot;&quot;; [.C75]; &quot;&quot;&quot;, &quot;&quot;roomId&quot;&quot;: &quot;; [.D75]; &quot;, &quot;&quot;key&quot;&quot;: &quot;&quot;&quot;; [.B75]; &quot;&quot;&quot;, &quot;&quot;isStatic&quot;&quot;: &quot;; [.E75]; &quot;, &quot;&quot;onLoad&quot;&quot;: &quot;; [.F75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orbidden Woods: 2F</text:p>
          </table:table-cell>
          <table:table-cell table:style-name="ce2" office:value-type="string" calcext:value-type="string">
            <text:p>FWBoss</text:p>
          </table:table-cell>
          <table:table-cell table:style-name="ce2" office:value-type="string" calcext:value-type="string">
            <text:p>kinBO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76]; [.D76])" office:value-type="string" office:string-value="" calcext:value-type="error">
            <text:p>#NAME?</text:p>
          </table:table-cell>
          <table:table-cell table:style-name="ce3" table:formula="of:=CONCATENATE([.G76]; &quot;: { &quot;&quot;name&quot;&quot;: &quot;&quot;&quot;; [.A76]; &quot;&quot;&quot;, &quot;&quot;internalName&quot;&quot;: &quot;&quot;&quot;; [.C76]; &quot;&quot;&quot;, &quot;&quot;roomId&quot;&quot;: &quot;; [.D76]; &quot;, &quot;&quot;key&quot;&quot;: &quot;&quot;&quot;; [.B76]; &quot;&quot;&quot;, &quot;&quot;isStatic&quot;&quot;: &quot;; [.E76]; &quot;, &quot;&quot;onLoad&quot;&quot;: &quot;; [.F76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intendo Gallery</text:p>
          </table:table-cell>
          <table:table-cell/>
          <table:table-cell table:style-name="ce2" office:value-type="string" calcext:value-type="string">
            <text:p>Pfigur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77]; [.D77])" office:value-type="string" office:string-value="" calcext:value-type="error">
            <text:p>#NAME?</text:p>
          </table:table-cell>
          <table:table-cell table:style-name="ce3" table:formula="of:=CONCATENATE([.G77]; &quot;: { &quot;&quot;name&quot;&quot;: &quot;&quot;&quot;; [.A77]; &quot;&quot;&quot;, &quot;&quot;internalName&quot;&quot;: &quot;&quot;&quot;; [.C77]; &quot;&quot;&quot;, &quot;&quot;roomId&quot;&quot;: &quot;; [.D77]; &quot;, &quot;&quot;key&quot;&quot;: &quot;&quot;&quot;; [.B77]; &quot;&quot;&quot;, &quot;&quot;isStatic&quot;&quot;: &quot;; [.E77]; &quot;, &quot;&quot;onLoad&quot;&quot;: &quot;; [.F77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ivate Oasis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78]; [.D78])" office:value-type="string" office:string-value="" calcext:value-type="error">
            <text:p>#NAME?</text:p>
          </table:table-cell>
          <table:table-cell table:style-name="ce3" table:formula="of:=CONCATENATE([.G78]; &quot;: { &quot;&quot;name&quot;&quot;: &quot;&quot;&quot;; [.A78]; &quot;&quot;&quot;, &quot;&quot;internalName&quot;&quot;: &quot;&quot;&quot;; [.C78]; &quot;&quot;&quot;, &quot;&quot;roomId&quot;&quot;: &quot;; [.D78]; &quot;, &quot;&quot;key&quot;&quot;: &quot;&quot;&quot;; [.B78]; &quot;&quot;&quot;, &quot;&quot;isStatic&quot;&quot;: &quot;; [.E78]; &quot;, &quot;&quot;onLoad&quot;&quot;: &quot;; [.F78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x-Eye Reef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79]; [.D79])" office:value-type="string" office:string-value="" calcext:value-type="error">
            <text:p>#NAME?</text:p>
          </table:table-cell>
          <table:table-cell table:style-name="ce3" table:formula="of:=CONCATENATE([.G79]; &quot;: { &quot;&quot;name&quot;&quot;: &quot;&quot;&quot;; [.A79]; &quot;&quot;&quot;, &quot;&quot;internalName&quot;&quot;: &quot;&quot;&quot;; [.C79]; &quot;&quot;&quot;, &quot;&quot;roomId&quot;&quot;: &quot;; [.D79]; &quot;, &quot;&quot;key&quot;&quot;: &quot;&quot;&quot;; [.B79]; &quot;&quot;&quot;, &quot;&quot;isStatic&quot;&quot;: &quot;; [.E79]; &quot;, &quot;&quot;onLoad&quot;&quot;: &quot;; [.F79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rthern Triangle Isle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80]; [.D80])" office:value-type="string" office:string-value="" calcext:value-type="error">
            <text:p>#NAME?</text:p>
          </table:table-cell>
          <table:table-cell table:style-name="ce3" table:formula="of:=CONCATENATE([.G80]; &quot;: { &quot;&quot;name&quot;&quot;: &quot;&quot;&quot;; [.A80]; &quot;&quot;&quot;, &quot;&quot;internalName&quot;&quot;: &quot;&quot;&quot;; [.C80]; &quot;&quot;&quot;, &quot;&quot;roomId&quot;&quot;: &quot;; [.D80]; &quot;, &quot;&quot;key&quot;&quot;: &quot;&quot;&quot;; [.B80]; &quot;&quot;&quot;, &quot;&quot;isStatic&quot;&quot;: &quot;; [.E80]; &quot;, &quot;&quot;onLoad&quot;&quot;: &quot;; [.F80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rthern Fairy Island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81]; [.D81])" office:value-type="string" office:string-value="" calcext:value-type="error">
            <text:p>#NAME?</text:p>
          </table:table-cell>
          <table:table-cell table:style-name="ce3" table:formula="of:=CONCATENATE([.G81]; &quot;: { &quot;&quot;name&quot;&quot;: &quot;&quot;&quot;; [.A81]; &quot;&quot;&quot;, &quot;&quot;internalName&quot;&quot;: &quot;&quot;&quot;; [.C81]; &quot;&quot;&quot;, &quot;&quot;roomId&quot;&quot;: &quot;; [.D81]; &quot;, &quot;&quot;key&quot;&quot;: &quot;&quot;&quot;; [.B81]; &quot;&quot;&quot;, &quot;&quot;isStatic&quot;&quot;: &quot;; [.E81]; &quot;, &quot;&quot;onLoad&quot;&quot;: &quot;; [.F81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side a submarine...</text:p>
          </table:table-cell>
          <table:table-cell table:style-name="ce2" office:value-type="string" calcext:value-type="string">
            <text:p>Northern Fairy Island Submarine</text:p>
          </table:table-cell>
          <table:table-cell table:style-name="ce2" office:value-type="string" calcext:value-type="string">
            <text:p>Abship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82]; [.D82])" office:value-type="string" office:string-value="" calcext:value-type="error">
            <text:p>#NAME?</text:p>
          </table:table-cell>
          <table:table-cell table:style-name="ce3" table:formula="of:=CONCATENATE([.G82]; &quot;: { &quot;&quot;name&quot;&quot;: &quot;&quot;&quot;; [.A82]; &quot;&quot;&quot;, &quot;&quot;internalName&quot;&quot;: &quot;&quot;&quot;; [.C82]; &quot;&quot;&quot;, &quot;&quot;roomId&quot;&quot;: &quot;; [.D82]; &quot;, &quot;&quot;key&quot;&quot;: &quot;&quot;&quot;; [.B82]; &quot;&quot;&quot;, &quot;&quot;isStatic&quot;&quot;: &quot;; [.E82]; &quot;, &quot;&quot;onLoad&quot;&quot;: &quot;; [.F82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rthern Fairy Island Great Fairy Fountain</text:p>
          </table:table-cell>
          <table:table-cell table:style-name="ce2" office:value-type="string" calcext:value-type="string">
            <text:p>Northern Fairy Island Fountain</text:p>
          </table:table-cell>
          <table:table-cell table:style-name="ce2" office:value-type="string" calcext:value-type="string">
            <text:p>Fairy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83]; [.D83])" office:value-type="string" office:string-value="" calcext:value-type="error">
            <text:p>#NAME?</text:p>
          </table:table-cell>
          <table:table-cell table:style-name="ce3" table:formula="of:=CONCATENATE([.G83]; &quot;: { &quot;&quot;name&quot;&quot;: &quot;&quot;&quot;; [.A83]; &quot;&quot;&quot;, &quot;&quot;internalName&quot;&quot;: &quot;&quot;&quot;; [.C83]; &quot;&quot;&quot;, &quot;&quot;roomId&quot;&quot;: &quot;; [.D83]; &quot;, &quot;&quot;key&quot;&quot;: &quot;&quot;&quot;; [.B83]; &quot;&quot;&quot;, &quot;&quot;isStatic&quot;&quot;: &quot;; [.E83]; &quot;, &quot;&quot;onLoad&quot;&quot;: &quot;; [.F83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ingle Island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84]; [.D84])" office:value-type="string" office:string-value="" calcext:value-type="error">
            <text:p>#NAME?</text:p>
          </table:table-cell>
          <table:table-cell table:style-name="ce3" table:formula="of:=CONCATENATE([.G84]; &quot;: { &quot;&quot;name&quot;&quot;: &quot;&quot;&quot;; [.A84]; &quot;&quot;&quot;, &quot;&quot;internalName&quot;&quot;: &quot;&quot;&quot;; [.C84]; &quot;&quot;&quot;, &quot;&quot;roomId&quot;&quot;: &quot;; [.D84]; &quot;, &quot;&quot;key&quot;&quot;: &quot;&quot;&quot;; [.B84]; &quot;&quot;&quot;, &quot;&quot;isStatic&quot;&quot;: &quot;; [.E84]; &quot;, &quot;&quot;onLoad&quot;&quot;: &quot;; [.F84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reatfish Isle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85]; [.D85])" office:value-type="string" office:string-value="" calcext:value-type="error">
            <text:p>#NAME?</text:p>
          </table:table-cell>
          <table:table-cell table:style-name="ce3" table:formula="of:=CONCATENATE([.G85]; &quot;: { &quot;&quot;name&quot;&quot;: &quot;&quot;&quot;; [.A85]; &quot;&quot;&quot;, &quot;&quot;internalName&quot;&quot;: &quot;&quot;&quot;; [.C85]; &quot;&quot;&quot;, &quot;&quot;roomId&quot;&quot;: &quot;; [.D85]; &quot;, &quot;&quot;key&quot;&quot;: &quot;&quot;&quot;; [.B85]; &quot;&quot;&quot;, &quot;&quot;isStatic&quot;&quot;: &quot;; [.E85]; &quot;, &quot;&quot;onLoad&quot;&quot;: &quot;; [.F85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yclops Reef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86]; [.D86])" office:value-type="string" office:string-value="" calcext:value-type="error">
            <text:p>#NAME?</text:p>
          </table:table-cell>
          <table:table-cell table:style-name="ce3" table:formula="of:=CONCATENATE([.G86]; &quot;: { &quot;&quot;name&quot;&quot;: &quot;&quot;&quot;; [.A86]; &quot;&quot;&quot;, &quot;&quot;internalName&quot;&quot;: &quot;&quot;&quot;; [.C86]; &quot;&quot;&quot;, &quot;&quot;roomId&quot;&quot;: &quot;; [.D86]; &quot;, &quot;&quot;key&quot;&quot;: &quot;&quot;&quot;; [.B86]; &quot;&quot;&quot;, &quot;&quot;isStatic&quot;&quot;: &quot;; [.E86]; &quot;, &quot;&quot;onLoad&quot;&quot;: &quot;; [.F86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one Watcher Island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87]; [.D87])" office:value-type="string" office:string-value="" calcext:value-type="error">
            <text:p>#NAME?</text:p>
          </table:table-cell>
          <table:table-cell table:style-name="ce3" table:formula="of:=CONCATENATE([.G87]; &quot;: { &quot;&quot;name&quot;&quot;: &quot;&quot;&quot;; [.A87]; &quot;&quot;&quot;, &quot;&quot;internalName&quot;&quot;: &quot;&quot;&quot;; [.C87]; &quot;&quot;&quot;, &quot;&quot;roomId&quot;&quot;: &quot;; [.D87]; &quot;, &quot;&quot;key&quot;&quot;: &quot;&quot;&quot;; [.B87]; &quot;&quot;&quot;, &quot;&quot;isStatic&quot;&quot;: &quot;; [.E87]; &quot;, &quot;&quot;onLoad&quot;&quot;: &quot;; [.F87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hark Island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88]; [.D88])" office:value-type="string" office:string-value="" calcext:value-type="error">
            <text:p>#NAME?</text:p>
          </table:table-cell>
          <table:table-cell table:style-name="ce3" table:formula="of:=CONCATENATE([.G88]; &quot;: { &quot;&quot;name&quot;&quot;: &quot;&quot;&quot;; [.A88]; &quot;&quot;&quot;, &quot;&quot;internalName&quot;&quot;: &quot;&quot;&quot;; [.C88]; &quot;&quot;&quot;, &quot;&quot;roomId&quot;&quot;: &quot;; [.D88]; &quot;, &quot;&quot;key&quot;&quot;: &quot;&quot;&quot;; [.B88]; &quot;&quot;&quot;, &quot;&quot;isStatic&quot;&quot;: &quot;; [.E88]; &quot;, &quot;&quot;onLoad&quot;&quot;: &quot;; [.F88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slet of Steel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89]; [.D89])" office:value-type="string" office:string-value="" calcext:value-type="error">
            <text:p>#NAME?</text:p>
          </table:table-cell>
          <table:table-cell table:style-name="ce3" table:formula="of:=CONCATENATE([.G89]; &quot;: { &quot;&quot;name&quot;&quot;: &quot;&quot;&quot;; [.A89]; &quot;&quot;&quot;, &quot;&quot;internalName&quot;&quot;: &quot;&quot;&quot;; [.C89]; &quot;&quot;&quot;, &quot;&quot;roomId&quot;&quot;: &quot;; [.D89]; &quot;, &quot;&quot;key&quot;&quot;: &quot;&quot;&quot;; [.B89]; &quot;&quot;&quot;, &quot;&quot;isStatic&quot;&quot;: &quot;; [.E89]; &quot;, &quot;&quot;onLoad&quot;&quot;: &quot;; [.F89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ock Spire Isle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90]; [.D90])" office:value-type="string" office:string-value="" calcext:value-type="error">
            <text:p>#NAME?</text:p>
          </table:table-cell>
          <table:table-cell table:style-name="ce3" table:formula="of:=CONCATENATE([.G90]; &quot;: { &quot;&quot;name&quot;&quot;: &quot;&quot;&quot;; [.A90]; &quot;&quot;&quot;, &quot;&quot;internalName&quot;&quot;: &quot;&quot;&quot;; [.C90]; &quot;&quot;&quot;, &quot;&quot;roomId&quot;&quot;: &quot;; [.D90]; &quot;, &quot;&quot;key&quot;&quot;: &quot;&quot;&quot;; [.B90]; &quot;&quot;&quot;, &quot;&quot;isStatic&quot;&quot;: &quot;; [.E90]; &quot;, &quot;&quot;onLoad&quot;&quot;: &quot;; [.F90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other &amp; Child Isles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91]; [.D91])" office:value-type="string" office:string-value="" calcext:value-type="error">
            <text:p>#NAME?</text:p>
          </table:table-cell>
          <table:table-cell table:style-name="ce3" table:formula="of:=CONCATENATE([.G91]; &quot;: { &quot;&quot;name&quot;&quot;: &quot;&quot;&quot;; [.A91]; &quot;&quot;&quot;, &quot;&quot;internalName&quot;&quot;: &quot;&quot;&quot;; [.C91]; &quot;&quot;&quot;, &quot;&quot;roomId&quot;&quot;: &quot;; [.D91]; &quot;, &quot;&quot;key&quot;&quot;: &quot;&quot;&quot;; [.B91]; &quot;&quot;&quot;, &quot;&quot;isStatic&quot;&quot;: &quot;; [.E91]; &quot;, &quot;&quot;onLoad&quot;&quot;: &quot;; [.F91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pectacle Island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92]; [.D92])" office:value-type="string" office:string-value="" calcext:value-type="error">
            <text:p>#NAME?</text:p>
          </table:table-cell>
          <table:table-cell table:style-name="ce3" table:formula="of:=CONCATENATE([.G92]; &quot;: { &quot;&quot;name&quot;&quot;: &quot;&quot;&quot;; [.A92]; &quot;&quot;&quot;, &quot;&quot;internalName&quot;&quot;: &quot;&quot;&quot;; [.C92]; &quot;&quot;&quot;, &quot;&quot;roomId&quot;&quot;: &quot;; [.D92]; &quot;, &quot;&quot;key&quot;&quot;: &quot;&quot;&quot;; [.B92]; &quot;&quot;&quot;, &quot;&quot;isStatic&quot;&quot;: &quot;; [.E92]; &quot;, &quot;&quot;onLoad&quot;&quot;: &quot;; [.F92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eedle's Shop Ship</text:p>
          </table:table-cell>
          <table:table-cell/>
          <table:table-cell table:style-name="ce2" office:value-type="string" calcext:value-type="string">
            <text:p>Obsho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93]; [.D93])" office:value-type="string" office:string-value="" calcext:value-type="error">
            <text:p>#NAME?</text:p>
          </table:table-cell>
          <table:table-cell table:style-name="ce3" table:formula="of:=CONCATENATE([.G93]; &quot;: { &quot;&quot;name&quot;&quot;: &quot;&quot;&quot;; [.A93]; &quot;&quot;&quot;, &quot;&quot;internalName&quot;&quot;: &quot;&quot;&quot;; [.C93]; &quot;&quot;&quot;, &quot;&quot;roomId&quot;&quot;: &quot;; [.D93]; &quot;, &quot;&quot;key&quot;&quot;: &quot;&quot;&quot;; [.B93]; &quot;&quot;&quot;, &quot;&quot;isStatic&quot;&quot;: &quot;; [.E93]; &quot;, &quot;&quot;onLoad&quot;&quot;: &quot;; [.F93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outhern Triangle Island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94]; [.D94])" office:value-type="string" office:string-value="" calcext:value-type="error">
            <text:p>#NAME?</text:p>
          </table:table-cell>
          <table:table-cell table:style-name="ce3" table:formula="of:=CONCATENATE([.G94]; &quot;: { &quot;&quot;name&quot;&quot;: &quot;&quot;&quot;; [.A94]; &quot;&quot;&quot;, &quot;&quot;internalName&quot;&quot;: &quot;&quot;&quot;; [.C94]; &quot;&quot;&quot;, &quot;&quot;roomId&quot;&quot;: &quot;; [.D94]; &quot;, &quot;&quot;key&quot;&quot;: &quot;&quot;&quot;; [.B94]; &quot;&quot;&quot;, &quot;&quot;isStatic&quot;&quot;: &quot;; [.E94]; &quot;, &quot;&quot;onLoad&quot;&quot;: &quot;; [.F94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outhern Fairy Island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95]; [.D95])" office:value-type="string" office:string-value="" calcext:value-type="error">
            <text:p>#NAME?</text:p>
          </table:table-cell>
          <table:table-cell table:style-name="ce3" table:formula="of:=CONCATENATE([.G95]; &quot;: { &quot;&quot;name&quot;&quot;: &quot;&quot;&quot;; [.A95]; &quot;&quot;&quot;, &quot;&quot;internalName&quot;&quot;: &quot;&quot;&quot;; [.C95]; &quot;&quot;&quot;, &quot;&quot;roomId&quot;&quot;: &quot;; [.D95]; &quot;, &quot;&quot;key&quot;&quot;: &quot;&quot;&quot;; [.B95]; &quot;&quot;&quot;, &quot;&quot;isStatic&quot;&quot;: &quot;; [.E95]; &quot;, &quot;&quot;onLoad&quot;&quot;: &quot;; [.F95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wo-Eyed Reef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96]; [.D96])" office:value-type="string" office:string-value="" calcext:value-type="error">
            <text:p>#NAME?</text:p>
          </table:table-cell>
          <table:table-cell table:style-name="ce3" table:formula="of:=CONCATENATE([.G96]; &quot;: { &quot;&quot;name&quot;&quot;: &quot;&quot;&quot;; [.A96]; &quot;&quot;&quot;, &quot;&quot;internalName&quot;&quot;: &quot;&quot;&quot;; [.C96]; &quot;&quot;&quot;, &quot;&quot;roomId&quot;&quot;: &quot;; [.D96]; &quot;, &quot;&quot;key&quot;&quot;: &quot;&quot;&quot;; [.B96]; &quot;&quot;&quot;, &quot;&quot;isStatic&quot;&quot;: &quot;; [.E96]; &quot;, &quot;&quot;onLoad&quot;&quot;: &quot;; [.F96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eadstone Island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97]; [.D97])" office:value-type="string" office:string-value="" calcext:value-type="error">
            <text:p>#NAME?</text:p>
          </table:table-cell>
          <table:table-cell table:style-name="ce3" table:formula="of:=CONCATENATE([.G97]; &quot;: { &quot;&quot;name&quot;&quot;: &quot;&quot;&quot;; [.A97]; &quot;&quot;&quot;, &quot;&quot;internalName&quot;&quot;: &quot;&quot;&quot;; [.C97]; &quot;&quot;&quot;, &quot;&quot;roomId&quot;&quot;: &quot;; [.D97]; &quot;, &quot;&quot;key&quot;&quot;: &quot;&quot;&quot;; [.B97]; &quot;&quot;&quot;, &quot;&quot;isStatic&quot;&quot;: &quot;; [.E97]; &quot;, &quot;&quot;onLoad&quot;&quot;: &quot;; [.F97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utset Island Great Fairy Fountain</text:p>
          </table:table-cell>
          <table:table-cell/>
          <table:table-cell table:style-name="ce2" office:value-type="string" calcext:value-type="string">
            <text:p>Fairy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98]; [.D98])" office:value-type="string" office:string-value="" calcext:value-type="error">
            <text:p>#NAME?</text:p>
          </table:table-cell>
          <table:table-cell table:style-name="ce3" table:formula="of:=CONCATENATE([.G98]; &quot;: { &quot;&quot;name&quot;&quot;: &quot;&quot;&quot;; [.A98]; &quot;&quot;&quot;, &quot;&quot;internalName&quot;&quot;: &quot;&quot;&quot;; [.C98]; &quot;&quot;&quot;, &quot;&quot;roomId&quot;&quot;: &quot;; [.D98]; &quot;, &quot;&quot;key&quot;&quot;: &quot;&quot;&quot;; [.B98]; &quot;&quot;&quot;, &quot;&quot;isStatic&quot;&quot;: &quot;; [.E98]; &quot;, &quot;&quot;onLoad&quot;&quot;: &quot;; [.F98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side Jabun's hideout...</text:p>
          </table:table-cell>
          <table:table-cell/>
          <table:table-cell table:style-name="ce2" office:value-type="string" calcext:value-type="string">
            <text:p>Pjavdou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99]; [.D99])" office:value-type="string" office:string-value="" calcext:value-type="error">
            <text:p>#NAME?</text:p>
          </table:table-cell>
          <table:table-cell table:style-name="ce3" table:formula="of:=CONCATENATE([.G99]; &quot;: { &quot;&quot;name&quot;&quot;: &quot;&quot;&quot;; [.A99]; &quot;&quot;&quot;, &quot;&quot;internalName&quot;&quot;: &quot;&quot;&quot;; [.C99]; &quot;&quot;&quot;, &quot;&quot;roomId&quot;&quot;: &quot;; [.D99]; &quot;, &quot;&quot;key&quot;&quot;: &quot;&quot;&quot;; [.B99]; &quot;&quot;&quot;, &quot;&quot;isStatic&quot;&quot;: &quot;; [.E99]; &quot;, &quot;&quot;onLoad&quot;&quot;: &quot;; [.F99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outhern Fairy Island Great Fairy Fountain</text:p>
          </table:table-cell>
          <table:table-cell/>
          <table:table-cell table:style-name="ce2" office:value-type="string" calcext:value-type="string">
            <text:p>Fairy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00]; [.D100])" office:value-type="string" office:string-value="" calcext:value-type="error">
            <text:p>#NAME?</text:p>
          </table:table-cell>
          <table:table-cell table:style-name="ce3" table:formula="of:=CONCATENATE([.G100]; &quot;: { &quot;&quot;name&quot;&quot;: &quot;&quot;&quot;; [.A100]; &quot;&quot;&quot;, &quot;&quot;internalName&quot;&quot;: &quot;&quot;&quot;; [.C100]; &quot;&quot;&quot;, &quot;&quot;roomId&quot;&quot;: &quot;; [.D100]; &quot;, &quot;&quot;key&quot;&quot;: &quot;&quot;&quot;; [.B100]; &quot;&quot;&quot;, &quot;&quot;isStatic&quot;&quot;: &quot;; [.E100]; &quot;, &quot;&quot;onLoad&quot;&quot;: &quot;; [.F100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tern Fairy Island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101]; [.D101])" office:value-type="string" office:string-value="" calcext:value-type="error">
            <text:p>#NAME?</text:p>
          </table:table-cell>
          <table:table-cell table:style-name="ce3" table:formula="of:=CONCATENATE([.G101]; &quot;: { &quot;&quot;name&quot;&quot;: &quot;&quot;&quot;; [.A101]; &quot;&quot;&quot;, &quot;&quot;internalName&quot;&quot;: &quot;&quot;&quot;; [.C101]; &quot;&quot;&quot;, &quot;&quot;roomId&quot;&quot;: &quot;; [.D101]; &quot;, &quot;&quot;key&quot;&quot;: &quot;&quot;&quot;; [.B101]; &quot;&quot;&quot;, &quot;&quot;isStatic&quot;&quot;: &quot;; [.E101]; &quot;, &quot;&quot;onLoad&quot;&quot;: &quot;; [.F101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tern Fairy Island Great Fairy Fountain</text:p>
          </table:table-cell>
          <table:table-cell/>
          <table:table-cell table:style-name="ce2" office:value-type="string" calcext:value-type="string">
            <text:p>Fairy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02]; [.D102])" office:value-type="string" office:string-value="" calcext:value-type="error">
            <text:p>#NAME?</text:p>
          </table:table-cell>
          <table:table-cell table:style-name="ce3" table:formula="of:=CONCATENATE([.G102]; &quot;: { &quot;&quot;name&quot;&quot;: &quot;&quot;&quot;; [.A102]; &quot;&quot;&quot;, &quot;&quot;internalName&quot;&quot;: &quot;&quot;&quot;; [.C102]; &quot;&quot;&quot;, &quot;&quot;roomId&quot;&quot;: &quot;; [.D102]; &quot;, &quot;&quot;key&quot;&quot;: &quot;&quot;&quot;; [.B102]; &quot;&quot;&quot;, &quot;&quot;isStatic&quot;&quot;: &quot;; [.E102]; &quot;, &quot;&quot;onLoad&quot;&quot;: &quot;; [.F102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wer of the Gods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103]; [.D103])" office:value-type="string" office:string-value="" calcext:value-type="error">
            <text:p>#NAME?</text:p>
          </table:table-cell>
          <table:table-cell table:style-name="ce3" table:formula="of:=CONCATENATE([.G103]; &quot;: { &quot;&quot;name&quot;&quot;: &quot;&quot;&quot;; [.A103]; &quot;&quot;&quot;, &quot;&quot;internalName&quot;&quot;: &quot;&quot;&quot;; [.C103]; &quot;&quot;&quot;, &quot;&quot;roomId&quot;&quot;: &quot;; [.D103]; &quot;, &quot;&quot;key&quot;&quot;: &quot;&quot;&quot;; [.B103]; &quot;&quot;&quot;, &quot;&quot;isStatic&quot;&quot;: &quot;; [.E103]; &quot;, &quot;&quot;onLoad&quot;&quot;: &quot;; [.F103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he Great Sea: Tower of the Gods</text:p>
          </table:table-cell>
          <table:table-cell table:style-name="ce2" office:value-type="string" calcext:value-type="string">
            <text:p>TotGCutscene</text:p>
          </table:table-cell>
          <table:table-cell table:style-name="ce2" office:value-type="string" calcext:value-type="string">
            <text:p>ADMum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04]; [.D104])" office:value-type="string" office:string-value="" calcext:value-type="error">
            <text:p>#NAME?</text:p>
          </table:table-cell>
          <table:table-cell table:style-name="ce3" table:formula="of:=CONCATENATE([.G104]; &quot;: { &quot;&quot;name&quot;&quot;: &quot;&quot;&quot;; [.A104]; &quot;&quot;&quot;, &quot;&quot;internalName&quot;&quot;: &quot;&quot;&quot;; [.C104]; &quot;&quot;&quot;, &quot;&quot;roomId&quot;&quot;: &quot;; [.D104]; &quot;, &quot;&quot;key&quot;&quot;: &quot;&quot;&quot;; [.B104]; &quot;&quot;&quot;, &quot;&quot;isStatic&quot;&quot;: &quot;; [.E104]; &quot;, &quot;&quot;onLoad&quot;&quot;: &quot;; [.F104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TotG1FMain</text:p>
          </table:table-cell>
          <table:table-cell table:style-name="ce2" office:value-type="string" calcext:value-type="string">
            <text:p>Sire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05]; [.D105])" office:value-type="string" office:string-value="" calcext:value-type="error">
            <text:p>#NAME?</text:p>
          </table:table-cell>
          <table:table-cell table:style-name="ce3" table:formula="of:=CONCATENATE([.G105]; &quot;: { &quot;&quot;name&quot;&quot;: &quot;&quot;&quot;; [.A105]; &quot;&quot;&quot;, &quot;&quot;internalName&quot;&quot;: &quot;&quot;&quot;; [.C105]; &quot;&quot;&quot;, &quot;&quot;roomId&quot;&quot;: &quot;; [.D105]; &quot;, &quot;&quot;key&quot;&quot;: &quot;&quot;&quot;; [.B105]; &quot;&quot;&quot;, &quot;&quot;isStatic&quot;&quot;: &quot;; [.E105]; &quot;, &quot;&quot;onLoad&quot;&quot;: &quot;; [.F105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F </text:p>
          </table:table-cell>
          <table:table-cell table:style-name="ce2" office:value-type="string" calcext:value-type="string">
            <text:p>TotG1FSmallKey</text:p>
          </table:table-cell>
          <table:table-cell table:style-name="ce2" office:value-type="string" calcext:value-type="string">
            <text:p>Sire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06]; [.D106])" office:value-type="string" office:string-value="" calcext:value-type="error">
            <text:p>#NAME?</text:p>
          </table:table-cell>
          <table:table-cell table:style-name="ce3" table:formula="of:=CONCATENATE([.G106]; &quot;: { &quot;&quot;name&quot;&quot;: &quot;&quot;&quot;; [.A106]; &quot;&quot;&quot;, &quot;&quot;internalName&quot;&quot;: &quot;&quot;&quot;; [.C106]; &quot;&quot;&quot;, &quot;&quot;roomId&quot;&quot;: &quot;; [.D106]; &quot;, &quot;&quot;key&quot;&quot;: &quot;&quot;&quot;; [.B106]; &quot;&quot;&quot;, &quot;&quot;isStatic&quot;&quot;: &quot;; [.E106]; &quot;, &quot;&quot;onLoad&quot;&quot;: &quot;; [.F106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TotG1FBombableWalls</text:p>
          </table:table-cell>
          <table:table-cell table:style-name="ce2" office:value-type="string" calcext:value-type="string">
            <text:p>Sire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07]; [.D107])" office:value-type="string" office:string-value="" calcext:value-type="error">
            <text:p>#NAME?</text:p>
          </table:table-cell>
          <table:table-cell table:style-name="ce3" table:formula="of:=CONCATENATE([.G107]; &quot;: { &quot;&quot;name&quot;&quot;: &quot;&quot;&quot;; [.A107]; &quot;&quot;&quot;, &quot;&quot;internalName&quot;&quot;: &quot;&quot;&quot;; [.C107]; &quot;&quot;&quot;, &quot;&quot;roomId&quot;&quot;: &quot;; [.D107]; &quot;, &quot;&quot;key&quot;&quot;: &quot;&quot;&quot;; [.B107]; &quot;&quot;&quot;, &quot;&quot;isStatic&quot;&quot;: &quot;; [.E107]; &quot;, &quot;&quot;onLoad&quot;&quot;: &quot;; [.F107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TotG1FRainbowBridge</text:p>
          </table:table-cell>
          <table:table-cell table:style-name="ce2" office:value-type="string" calcext:value-type="string">
            <text:p>Sire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08]; [.D108])" office:value-type="string" office:string-value="" calcext:value-type="error">
            <text:p>#NAME?</text:p>
          </table:table-cell>
          <table:table-cell table:style-name="ce3" table:formula="of:=CONCATENATE([.G108]; &quot;: { &quot;&quot;name&quot;&quot;: &quot;&quot;&quot;; [.A108]; &quot;&quot;&quot;, &quot;&quot;internalName&quot;&quot;: &quot;&quot;&quot;; [.C108]; &quot;&quot;&quot;, &quot;&quot;roomId&quot;&quot;: &quot;; [.D108]; &quot;, &quot;&quot;key&quot;&quot;: &quot;&quot;&quot;; [.B108]; &quot;&quot;&quot;, &quot;&quot;isStatic&quot;&quot;: &quot;; [.E108]; &quot;, &quot;&quot;onLoad&quot;&quot;: &quot;; [.F108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TotG1FCompass</text:p>
          </table:table-cell>
          <table:table-cell table:style-name="ce2" office:value-type="string" calcext:value-type="string">
            <text:p>Sire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09]; [.D109])" office:value-type="string" office:string-value="" calcext:value-type="error">
            <text:p>#NAME?</text:p>
          </table:table-cell>
          <table:table-cell table:style-name="ce3" table:formula="of:=CONCATENATE([.G109]; &quot;: { &quot;&quot;name&quot;&quot;: &quot;&quot;&quot;; [.A109]; &quot;&quot;&quot;, &quot;&quot;internalName&quot;&quot;: &quot;&quot;&quot;; [.C109]; &quot;&quot;&quot;, &quot;&quot;roomId&quot;&quot;: &quot;; [.D109]; &quot;, &quot;&quot;key&quot;&quot;: &quot;&quot;&quot;; [.B109]; &quot;&quot;&quot;, &quot;&quot;isStatic&quot;&quot;: &quot;; [.E109]; &quot;, &quot;&quot;onLoad&quot;&quot;: &quot;; [.F109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TotG1FRainbowStairs</text:p>
          </table:table-cell>
          <table:table-cell table:style-name="ce2" office:value-type="string" calcext:value-type="string">
            <text:p>Sire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10]; [.D110])" office:value-type="string" office:string-value="" calcext:value-type="error">
            <text:p>#NAME?</text:p>
          </table:table-cell>
          <table:table-cell table:style-name="ce3" table:formula="of:=CONCATENATE([.G110]; &quot;: { &quot;&quot;name&quot;&quot;: &quot;&quot;&quot;; [.A110]; &quot;&quot;&quot;, &quot;&quot;internalName&quot;&quot;: &quot;&quot;&quot;; [.C110]; &quot;&quot;&quot;, &quot;&quot;roomId&quot;&quot;: &quot;; [.D110]; &quot;, &quot;&quot;key&quot;&quot;: &quot;&quot;&quot;; [.B110]; &quot;&quot;&quot;, &quot;&quot;isStatic&quot;&quot;: &quot;; [.E110]; &quot;, &quot;&quot;onLoad&quot;&quot;: &quot;; [.F110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levator</text:p>
          </table:table-cell>
          <table:table-cell table:style-name="ce2" office:value-type="string" calcext:value-type="string">
            <text:p>TotG1F2FElevator</text:p>
          </table:table-cell>
          <table:table-cell table:style-name="ce2" office:value-type="string" calcext:value-type="string">
            <text:p>Sire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11]; [.D111])" office:value-type="string" office:string-value="" calcext:value-type="error">
            <text:p>#NAME?</text:p>
          </table:table-cell>
          <table:table-cell table:style-name="ce3" table:formula="of:=CONCATENATE([.G111]; &quot;: { &quot;&quot;name&quot;&quot;: &quot;&quot;&quot;; [.A111]; &quot;&quot;&quot;, &quot;&quot;internalName&quot;&quot;: &quot;&quot;&quot;; [.C111]; &quot;&quot;&quot;, &quot;&quot;roomId&quot;&quot;: &quot;; [.D111]; &quot;, &quot;&quot;key&quot;&quot;: &quot;&quot;&quot;; [.B111]; &quot;&quot;&quot;, &quot;&quot;isStatic&quot;&quot;: &quot;; [.E111]; &quot;, &quot;&quot;onLoad&quot;&quot;: &quot;; [.F111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F</text:p>
          </table:table-cell>
          <table:table-cell table:style-name="ce2" office:value-type="string" calcext:value-type="string">
            <text:p>TotG2FMain</text:p>
          </table:table-cell>
          <table:table-cell table:style-name="ce2" office:value-type="string" calcext:value-type="string">
            <text:p>Sire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12]; [.D112])" office:value-type="string" office:string-value="" calcext:value-type="error">
            <text:p>#NAME?</text:p>
          </table:table-cell>
          <table:table-cell table:style-name="ce3" table:formula="of:=CONCATENATE([.G112]; &quot;: { &quot;&quot;name&quot;&quot;: &quot;&quot;&quot;; [.A112]; &quot;&quot;&quot;, &quot;&quot;internalName&quot;&quot;: &quot;&quot;&quot;; [.C112]; &quot;&quot;&quot;, &quot;&quot;roomId&quot;&quot;: &quot;; [.D112]; &quot;, &quot;&quot;key&quot;&quot;: &quot;&quot;&quot;; [.B112]; &quot;&quot;&quot;, &quot;&quot;isStatic&quot;&quot;: &quot;; [.E112]; &quot;, &quot;&quot;onLoad&quot;&quot;: &quot;; [.F112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F</text:p>
          </table:table-cell>
          <table:table-cell table:style-name="ce2" office:value-type="string" calcext:value-type="string">
            <text:p>TotG2FRightCorridor</text:p>
          </table:table-cell>
          <table:table-cell table:style-name="ce2" office:value-type="string" calcext:value-type="string">
            <text:p>Siren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13]; [.D113])" office:value-type="string" office:string-value="" calcext:value-type="error">
            <text:p>#NAME?</text:p>
          </table:table-cell>
          <table:table-cell table:style-name="ce3" table:formula="of:=CONCATENATE([.G113]; &quot;: { &quot;&quot;name&quot;&quot;: &quot;&quot;&quot;; [.A113]; &quot;&quot;&quot;, &quot;&quot;internalName&quot;&quot;: &quot;&quot;&quot;; [.C113]; &quot;&quot;&quot;, &quot;&quot;roomId&quot;&quot;: &quot;; [.D113]; &quot;, &quot;&quot;key&quot;&quot;: &quot;&quot;&quot;; [.B113]; &quot;&quot;&quot;, &quot;&quot;isStatic&quot;&quot;: &quot;; [.E113]; &quot;, &quot;&quot;onLoad&quot;&quot;: &quot;; [.F113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F</text:p>
          </table:table-cell>
          <table:table-cell table:style-name="ce2" office:value-type="string" calcext:value-type="string">
            <text:p>TotG2FCallRainbowPlatform</text:p>
          </table:table-cell>
          <table:table-cell table:style-name="ce2" office:value-type="string" calcext:value-type="string">
            <text:p>Siren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14]; [.D114])" office:value-type="string" office:string-value="" calcext:value-type="error">
            <text:p>#NAME?</text:p>
          </table:table-cell>
          <table:table-cell table:style-name="ce3" table:formula="of:=CONCATENATE([.G114]; &quot;: { &quot;&quot;name&quot;&quot;: &quot;&quot;&quot;; [.A114]; &quot;&quot;&quot;, &quot;&quot;internalName&quot;&quot;: &quot;&quot;&quot;; [.C114]; &quot;&quot;&quot;, &quot;&quot;roomId&quot;&quot;: &quot;; [.D114]; &quot;, &quot;&quot;key&quot;&quot;: &quot;&quot;&quot;; [.B114]; &quot;&quot;&quot;, &quot;&quot;isStatic&quot;&quot;: &quot;; [.E114]; &quot;, &quot;&quot;onLoad&quot;&quot;: &quot;; [.F114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F</text:p>
          </table:table-cell>
          <table:table-cell table:style-name="ce2" office:value-type="string" calcext:value-type="string">
            <text:p>TotG2FLeftCorridor</text:p>
          </table:table-cell>
          <table:table-cell table:style-name="ce2" office:value-type="string" calcext:value-type="string">
            <text:p>Siren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15]; [.D115])" office:value-type="string" office:string-value="" calcext:value-type="error">
            <text:p>#NAME?</text:p>
          </table:table-cell>
          <table:table-cell table:style-name="ce3" table:formula="of:=CONCATENATE([.G115]; &quot;: { &quot;&quot;name&quot;&quot;: &quot;&quot;&quot;; [.A115]; &quot;&quot;&quot;, &quot;&quot;internalName&quot;&quot;: &quot;&quot;&quot;; [.C115]; &quot;&quot;&quot;, &quot;&quot;roomId&quot;&quot;: &quot;; [.D115]; &quot;, &quot;&quot;key&quot;&quot;: &quot;&quot;&quot;; [.B115]; &quot;&quot;&quot;, &quot;&quot;isStatic&quot;&quot;: &quot;; [.E115]; &quot;, &quot;&quot;onLoad&quot;&quot;: &quot;; [.F115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F</text:p>
          </table:table-cell>
          <table:table-cell table:style-name="ce2" office:value-type="string" calcext:value-type="string">
            <text:p>TotG2FCommandRainbowBridge</text:p>
          </table:table-cell>
          <table:table-cell table:style-name="ce2" office:value-type="string" calcext:value-type="string">
            <text:p>Siren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16]; [.D116])" office:value-type="string" office:string-value="" calcext:value-type="error">
            <text:p>#NAME?</text:p>
          </table:table-cell>
          <table:table-cell table:style-name="ce3" table:formula="of:=CONCATENATE([.G116]; &quot;: { &quot;&quot;name&quot;&quot;: &quot;&quot;&quot;; [.A116]; &quot;&quot;&quot;, &quot;&quot;internalName&quot;&quot;: &quot;&quot;&quot;; [.C116]; &quot;&quot;&quot;, &quot;&quot;roomId&quot;&quot;: &quot;; [.D116]; &quot;, &quot;&quot;key&quot;&quot;: &quot;&quot;&quot;; [.B116]; &quot;&quot;&quot;, &quot;&quot;isStatic&quot;&quot;: &quot;; [.E116]; &quot;, &quot;&quot;onLoad&quot;&quot;: &quot;; [.F116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F</text:p>
          </table:table-cell>
          <table:table-cell table:style-name="ce2" office:value-type="string" calcext:value-type="string">
            <text:p>TotG2FMiniboss</text:p>
          </table:table-cell>
          <table:table-cell table:style-name="ce2" office:value-type="string" calcext:value-type="string">
            <text:p>Siren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17]; [.D117])" office:value-type="string" office:string-value="" calcext:value-type="error">
            <text:p>#NAME?</text:p>
          </table:table-cell>
          <table:table-cell table:style-name="ce3" table:formula="of:=CONCATENATE([.G117]; &quot;: { &quot;&quot;name&quot;&quot;: &quot;&quot;&quot;; [.A117]; &quot;&quot;&quot;, &quot;&quot;internalName&quot;&quot;: &quot;&quot;&quot;; [.C117]; &quot;&quot;&quot;, &quot;&quot;roomId&quot;&quot;: &quot;; [.D117]; &quot;, &quot;&quot;key&quot;&quot;: &quot;&quot;&quot;; [.B117]; &quot;&quot;&quot;, &quot;&quot;isStatic&quot;&quot;: &quot;; [.E117]; &quot;, &quot;&quot;onLoad&quot;&quot;: &quot;; [.F117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F</text:p>
          </table:table-cell>
          <table:table-cell table:style-name="ce2" office:value-type="string" calcext:value-type="string">
            <text:p>TotG2FMiddleCorridor</text:p>
          </table:table-cell>
          <table:table-cell table:style-name="ce2" office:value-type="string" calcext:value-type="string">
            <text:p>Siren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18]; [.D118])" office:value-type="string" office:string-value="" calcext:value-type="error">
            <text:p>#NAME?</text:p>
          </table:table-cell>
          <table:table-cell table:style-name="ce3" table:formula="of:=CONCATENATE([.G118]; &quot;: { &quot;&quot;name&quot;&quot;: &quot;&quot;&quot;; [.A118]; &quot;&quot;&quot;, &quot;&quot;internalName&quot;&quot;: &quot;&quot;&quot;; [.C118]; &quot;&quot;&quot;, &quot;&quot;roomId&quot;&quot;: &quot;; [.D118]; &quot;, &quot;&quot;key&quot;&quot;: &quot;&quot;&quot;; [.B118]; &quot;&quot;&quot;, &quot;&quot;isStatic&quot;&quot;: &quot;; [.E118]; &quot;, &quot;&quot;onLoad&quot;&quot;: &quot;; [.F118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F</text:p>
          </table:table-cell>
          <table:table-cell table:style-name="ce2" office:value-type="string" calcext:value-type="string">
            <text:p>TotG2FGiantArmos</text:p>
          </table:table-cell>
          <table:table-cell table:style-name="ce2" office:value-type="string" calcext:value-type="string">
            <text:p>Siren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19]; [.D119])" office:value-type="string" office:string-value="" calcext:value-type="error">
            <text:p>#NAME?</text:p>
          </table:table-cell>
          <table:table-cell table:style-name="ce3" table:formula="of:=CONCATENATE([.G119]; &quot;: { &quot;&quot;name&quot;&quot;: &quot;&quot;&quot;; [.A119]; &quot;&quot;&quot;, &quot;&quot;internalName&quot;&quot;: &quot;&quot;&quot;; [.C119]; &quot;&quot;&quot;, &quot;&quot;roomId&quot;&quot;: &quot;; [.D119]; &quot;, &quot;&quot;key&quot;&quot;: &quot;&quot;&quot;; [.B119]; &quot;&quot;&quot;, &quot;&quot;isStatic&quot;&quot;: &quot;; [.E119]; &quot;, &quot;&quot;onLoad&quot;&quot;: &quot;; [.F119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F</text:p>
          </table:table-cell>
          <table:table-cell table:style-name="ce2" office:value-type="string" calcext:value-type="string">
            <text:p>TotG2FBubblePlatforms</text:p>
          </table:table-cell>
          <table:table-cell table:style-name="ce2" office:value-type="string" calcext:value-type="string">
            <text:p>Siren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20]; [.D120])" office:value-type="string" office:string-value="" calcext:value-type="error">
            <text:p>#NAME?</text:p>
          </table:table-cell>
          <table:table-cell table:style-name="ce3" table:formula="of:=CONCATENATE([.G120]; &quot;: { &quot;&quot;name&quot;&quot;: &quot;&quot;&quot;; [.A120]; &quot;&quot;&quot;, &quot;&quot;internalName&quot;&quot;: &quot;&quot;&quot;; [.C120]; &quot;&quot;&quot;, &quot;&quot;roomId&quot;&quot;: &quot;; [.D120]; &quot;, &quot;&quot;key&quot;&quot;: &quot;&quot;&quot;; [.B120]; &quot;&quot;&quot;, &quot;&quot;isStatic&quot;&quot;: &quot;; [.E120]; &quot;, &quot;&quot;onLoad&quot;&quot;: &quot;; [.F120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F</text:p>
          </table:table-cell>
          <table:table-cell table:style-name="ce2" office:value-type="string" calcext:value-type="string">
            <text:p>TotG2FLaserGate</text:p>
          </table:table-cell>
          <table:table-cell table:style-name="ce2" office:value-type="string" calcext:value-type="string">
            <text:p>Sire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21]; [.D121])" office:value-type="string" office:string-value="" calcext:value-type="error">
            <text:p>#NAME?</text:p>
          </table:table-cell>
          <table:table-cell table:style-name="ce3" table:formula="of:=CONCATENATE([.G121]; &quot;: { &quot;&quot;name&quot;&quot;: &quot;&quot;&quot;; [.A121]; &quot;&quot;&quot;, &quot;&quot;internalName&quot;&quot;: &quot;&quot;&quot;; [.C121]; &quot;&quot;&quot;, &quot;&quot;roomId&quot;&quot;: &quot;; [.D121]; &quot;, &quot;&quot;key&quot;&quot;: &quot;&quot;&quot;; [.B121]; &quot;&quot;&quot;, &quot;&quot;isStatic&quot;&quot;: &quot;; [.E121]; &quot;, &quot;&quot;onLoad&quot;&quot;: &quot;; [.F121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F</text:p>
          </table:table-cell>
          <table:table-cell table:style-name="ce2" office:value-type="string" calcext:value-type="string">
            <text:p>TotG2FGiantArmos2</text:p>
          </table:table-cell>
          <table:table-cell table:style-name="ce2" office:value-type="string" calcext:value-type="string">
            <text:p>Siren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22]; [.D122])" office:value-type="string" office:string-value="" calcext:value-type="error">
            <text:p>#NAME?</text:p>
          </table:table-cell>
          <table:table-cell table:style-name="ce3" table:formula="of:=CONCATENATE([.G122]; &quot;: { &quot;&quot;name&quot;&quot;: &quot;&quot;&quot;; [.A122]; &quot;&quot;&quot;, &quot;&quot;internalName&quot;&quot;: &quot;&quot;&quot;; [.C122]; &quot;&quot;&quot;, &quot;&quot;roomId&quot;&quot;: &quot;; [.D122]; &quot;, &quot;&quot;key&quot;&quot;: &quot;&quot;&quot;; [.B122]; &quot;&quot;&quot;, &quot;&quot;isStatic&quot;&quot;: &quot;; [.E122]; &quot;, &quot;&quot;onLoad&quot;&quot;: &quot;; [.F122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3F</text:p>
          </table:table-cell>
          <table:table-cell table:style-name="ce2" office:value-type="string" calcext:value-type="string">
            <text:p>TotG3FWarp</text:p>
          </table:table-cell>
          <table:table-cell table:style-name="ce2" office:value-type="string" calcext:value-type="string">
            <text:p>Siren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23]; [.D123])" office:value-type="string" office:string-value="" calcext:value-type="error">
            <text:p>#NAME?</text:p>
          </table:table-cell>
          <table:table-cell table:style-name="ce3" table:formula="of:=CONCATENATE([.G123]; &quot;: { &quot;&quot;name&quot;&quot;: &quot;&quot;&quot;; [.A123]; &quot;&quot;&quot;, &quot;&quot;internalName&quot;&quot;: &quot;&quot;&quot;; [.C123]; &quot;&quot;&quot;, &quot;&quot;roomId&quot;&quot;: &quot;; [.D123]; &quot;, &quot;&quot;key&quot;&quot;: &quot;&quot;&quot;; [.B123]; &quot;&quot;&quot;, &quot;&quot;isStatic&quot;&quot;: &quot;; [.E123]; &quot;, &quot;&quot;onLoad&quot;&quot;: &quot;; [.F123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aircase</text:p>
          </table:table-cell>
          <table:table-cell table:style-name="ce2" office:value-type="string" calcext:value-type="string">
            <text:p>TotGStaircase</text:p>
          </table:table-cell>
          <table:table-cell table:style-name="ce2" office:value-type="string" calcext:value-type="string">
            <text:p>Siren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24]; [.D124])" office:value-type="string" office:string-value="" calcext:value-type="error">
            <text:p>#NAME?</text:p>
          </table:table-cell>
          <table:table-cell table:style-name="ce3" table:formula="of:=CONCATENATE([.G124]; &quot;: { &quot;&quot;name&quot;&quot;: &quot;&quot;&quot;; [.A124]; &quot;&quot;&quot;, &quot;&quot;internalName&quot;&quot;: &quot;&quot;&quot;; [.C124]; &quot;&quot;&quot;, &quot;&quot;roomId&quot;&quot;: &quot;; [.D124]; &quot;, &quot;&quot;key&quot;&quot;: &quot;&quot;&quot;; [.B124]; &quot;&quot;&quot;, &quot;&quot;isStatic&quot;&quot;: &quot;; [.E124]; &quot;, &quot;&quot;onLoad&quot;&quot;: &quot;; [.F124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wer of the Gods: 4F</text:p>
          </table:table-cell>
          <table:table-cell table:style-name="ce2" office:value-type="string" calcext:value-type="string">
            <text:p>TotGBoss</text:p>
          </table:table-cell>
          <table:table-cell table:style-name="ce2" office:value-type="string" calcext:value-type="string">
            <text:p>SirenB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25]; [.D125])" office:value-type="string" office:string-value="" calcext:value-type="error">
            <text:p>#NAME?</text:p>
          </table:table-cell>
          <table:table-cell table:style-name="ce3" table:formula="of:=CONCATENATE([.G125]; &quot;: { &quot;&quot;name&quot;&quot;: &quot;&quot;&quot;; [.A125]; &quot;&quot;&quot;, &quot;&quot;internalName&quot;&quot;: &quot;&quot;&quot;; [.C125]; &quot;&quot;&quot;, &quot;&quot;roomId&quot;&quot;: &quot;; [.D125]; &quot;, &quot;&quot;key&quot;&quot;: &quot;&quot;&quot;; [.B125]; &quot;&quot;&quot;, &quot;&quot;isStatic&quot;&quot;: &quot;; [.E125]; &quot;, &quot;&quot;onLoad&quot;&quot;: &quot;; [.F125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yrule</text:p>
          </table:table-cell>
          <table:table-cell/>
          <table:table-cell table:style-name="ce2" office:value-type="string" calcext:value-type="string">
            <text:p>Hyru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26]; [.D126])" office:value-type="string" office:string-value="" calcext:value-type="error">
            <text:p>#NAME?</text:p>
          </table:table-cell>
          <table:table-cell table:style-name="ce3" table:formula="of:=CONCATENATE([.G126]; &quot;: { &quot;&quot;name&quot;&quot;: &quot;&quot;&quot;; [.A126]; &quot;&quot;&quot;, &quot;&quot;internalName&quot;&quot;: &quot;&quot;&quot;; [.C126]; &quot;&quot;&quot;, &quot;&quot;roomId&quot;&quot;: &quot;; [.D126]; &quot;, &quot;&quot;key&quot;&quot;: &quot;&quot;&quot;; [.B126]; &quot;&quot;&quot;, &quot;&quot;isStatic&quot;&quot;: &quot;; [.E126]; &quot;, &quot;&quot;onLoad&quot;&quot;: &quot;; [.F126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yrule Castle: Great Hall</text:p>
          </table:table-cell>
          <table:table-cell/>
          <table:table-cell table:style-name="ce2" office:value-type="string" calcext:value-type="string">
            <text:p>Hyroo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27]; [.D127])" office:value-type="string" office:string-value="" calcext:value-type="error">
            <text:p>#NAME?</text:p>
          </table:table-cell>
          <table:table-cell table:style-name="ce3" table:formula="of:=CONCATENATE([.G127]; &quot;: { &quot;&quot;name&quot;&quot;: &quot;&quot;&quot;; [.A127]; &quot;&quot;&quot;, &quot;&quot;internalName&quot;&quot;: &quot;&quot;&quot;; [.C127]; &quot;&quot;&quot;, &quot;&quot;roomId&quot;&quot;: &quot;; [.D127]; &quot;, &quot;&quot;key&quot;&quot;: &quot;&quot;&quot;; [.B127]; &quot;&quot;&quot;, &quot;&quot;isStatic&quot;&quot;: &quot;; [.E127]; &quot;, &quot;&quot;onLoad&quot;&quot;: &quot;; [.F127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yrule Castle: Basement</text:p>
          </table:table-cell>
          <table:table-cell/>
          <table:table-cell table:style-name="ce2" office:value-type="string" calcext:value-type="string">
            <text:p>kenroo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28]; [.D128])" office:value-type="string" office:string-value="" calcext:value-type="error">
            <text:p>#NAME?</text:p>
          </table:table-cell>
          <table:table-cell table:style-name="ce3" table:formula="of:=CONCATENATE([.G128]; &quot;: { &quot;&quot;name&quot;&quot;: &quot;&quot;&quot;; [.A128]; &quot;&quot;&quot;, &quot;&quot;internalName&quot;&quot;: &quot;&quot;&quot;; [.C128]; &quot;&quot;&quot;, &quot;&quot;roomId&quot;&quot;: &quot;; [.D128]; &quot;, &quot;&quot;key&quot;&quot;: &quot;&quot;&quot;; [.B128]; &quot;&quot;&quot;, &quot;&quot;isStatic&quot;&quot;: &quot;; [.E128]; &quot;, &quot;&quot;onLoad&quot;&quot;: &quot;; [.F128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hree-Eye Reef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129]; [.D129])" office:value-type="string" office:string-value="" calcext:value-type="error">
            <text:p>#NAME?</text:p>
          </table:table-cell>
          <table:table-cell table:style-name="ce3" table:formula="of:=CONCATENATE([.G129]; &quot;: { &quot;&quot;name&quot;&quot;: &quot;&quot;&quot;; [.A129]; &quot;&quot;&quot;, &quot;&quot;internalName&quot;&quot;: &quot;&quot;&quot;; [.C129]; &quot;&quot;&quot;, &quot;&quot;roomId&quot;&quot;: &quot;; [.D129]; &quot;, &quot;&quot;key&quot;&quot;: &quot;&quot;&quot;; [.B129]; &quot;&quot;&quot;, &quot;&quot;isStatic&quot;&quot;: &quot;; [.E129]; &quot;, &quot;&quot;onLoad&quot;&quot;: &quot;; [.F129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estern Fairy Island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130]; [.D130])" office:value-type="string" office:string-value="" calcext:value-type="error">
            <text:p>#NAME?</text:p>
          </table:table-cell>
          <table:table-cell table:style-name="ce3" table:formula="of:=CONCATENATE([.G130]; &quot;: { &quot;&quot;name&quot;&quot;: &quot;&quot;&quot;; [.A130]; &quot;&quot;&quot;, &quot;&quot;internalName&quot;&quot;: &quot;&quot;&quot;; [.C130]; &quot;&quot;&quot;, &quot;&quot;roomId&quot;&quot;: &quot;; [.D130]; &quot;, &quot;&quot;key&quot;&quot;: &quot;&quot;&quot;; [.B130]; &quot;&quot;&quot;, &quot;&quot;isStatic&quot;&quot;: &quot;; [.E130]; &quot;, &quot;&quot;onLoad&quot;&quot;: &quot;; [.F130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our-Eye Reef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131]; [.D131])" office:value-type="string" office:string-value="" calcext:value-type="error">
            <text:p>#NAME?</text:p>
          </table:table-cell>
          <table:table-cell table:style-name="ce3" table:formula="of:=CONCATENATE([.G131]; &quot;: { &quot;&quot;name&quot;&quot;: &quot;&quot;&quot;; [.A131]; &quot;&quot;&quot;, &quot;&quot;internalName&quot;&quot;: &quot;&quot;&quot;; [.C131]; &quot;&quot;&quot;, &quot;&quot;roomId&quot;&quot;: &quot;; [.D131]; &quot;, &quot;&quot;key&quot;&quot;: &quot;&quot;&quot;; [.B131]; &quot;&quot;&quot;, &quot;&quot;isStatic&quot;&quot;: &quot;; [.E131]; &quot;, &quot;&quot;onLoad&quot;&quot;: &quot;; [.F131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orsaken Fortress</text:p>
          </table:table-cell>
          <table:table-cell table:style-name="ce2" office:value-type="string" calcext:value-type="string">
            <text:p>FFSea</text:p>
          </table:table-cell>
          <table:table-cell table:style-name="ce2" office:value-type="string" calcext:value-type="string">
            <text:p>se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132]; [.D132])" office:value-type="string" office:string-value="" calcext:value-type="error">
            <text:p>#NAME?</text:p>
          </table:table-cell>
          <table:table-cell table:style-name="ce3" table:formula="of:=CONCATENATE([.G132]; &quot;: { &quot;&quot;name&quot;&quot;: &quot;&quot;&quot;; [.A132]; &quot;&quot;&quot;, &quot;&quot;internalName&quot;&quot;: &quot;&quot;&quot;; [.C132]; &quot;&quot;&quot;, &quot;&quot;roomId&quot;&quot;: &quot;; [.D132]; &quot;, &quot;&quot;key&quot;&quot;: &quot;&quot;&quot;; [.B132]; &quot;&quot;&quot;, &quot;&quot;isStatic&quot;&quot;: &quot;; [.E132]; &quot;, &quot;&quot;onLoad&quot;&quot;: &quot;; [.F132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allery </text:p>
          </table:table-cell>
          <table:table-cell table:style-name="ce2" office:value-type="string" calcext:value-type="string">
            <text:p>ForsakenFortress2Gallery</text:p>
          </table:table-cell>
          <table:table-cell table:style-name="ce2" office:value-type="string" calcext:value-type="string">
            <text:p>ma2roo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33]; [.D133])" office:value-type="string" office:string-value="" calcext:value-type="error">
            <text:p>#NAME?</text:p>
          </table:table-cell>
          <table:table-cell table:style-name="ce3" table:formula="of:=CONCATENATE([.G133]; &quot;: { &quot;&quot;name&quot;&quot;: &quot;&quot;&quot;; [.A133]; &quot;&quot;&quot;, &quot;&quot;internalName&quot;&quot;: &quot;&quot;&quot;; [.C133]; &quot;&quot;&quot;, &quot;&quot;roomId&quot;&quot;: &quot;; [.D133]; &quot;, &quot;&quot;key&quot;&quot;: &quot;&quot;&quot;; [.B133]; &quot;&quot;&quot;, &quot;&quot;isStatic&quot;&quot;: &quot;; [.E133]; &quot;, &quot;&quot;onLoad&quot;&quot;: &quot;; [.F133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ison </text:p>
          </table:table-cell>
          <table:table-cell table:style-name="ce2" office:value-type="string" calcext:value-type="string">
            <text:p>ForsakenFortress2Prison</text:p>
          </table:table-cell>
          <table:table-cell table:style-name="ce2" office:value-type="string" calcext:value-type="string">
            <text:p>ma2roo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34]; [.D134])" office:value-type="string" office:string-value="" calcext:value-type="error">
            <text:p>#NAME?</text:p>
          </table:table-cell>
          <table:table-cell table:style-name="ce3" table:formula="of:=CONCATENATE([.G134]; &quot;: { &quot;&quot;name&quot;&quot;: &quot;&quot;&quot;; [.A134]; &quot;&quot;&quot;, &quot;&quot;internalName&quot;&quot;: &quot;&quot;&quot;; [.C134]; &quot;&quot;&quot;, &quot;&quot;roomId&quot;&quot;: &quot;; [.D134]; &quot;, &quot;&quot;key&quot;&quot;: &quot;&quot;&quot;; [.B134]; &quot;&quot;&quot;, &quot;&quot;isStatic&quot;&quot;: &quot;; [.E134]; &quot;, &quot;&quot;onLoad&quot;&quot;: &quot;; [.F134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arracks </text:p>
          </table:table-cell>
          <table:table-cell table:style-name="ce2" office:value-type="string" calcext:value-type="string">
            <text:p>ForsakenFortress2Barracks</text:p>
          </table:table-cell>
          <table:table-cell table:style-name="ce2" office:value-type="string" calcext:value-type="string">
            <text:p>ma2roo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35]; [.D135])" office:value-type="string" office:string-value="" calcext:value-type="error">
            <text:p>#NAME?</text:p>
          </table:table-cell>
          <table:table-cell table:style-name="ce3" table:formula="of:=CONCATENATE([.G135]; &quot;: { &quot;&quot;name&quot;&quot;: &quot;&quot;&quot;; [.A135]; &quot;&quot;&quot;, &quot;&quot;internalName&quot;&quot;: &quot;&quot;&quot;; [.C135]; &quot;&quot;&quot;, &quot;&quot;roomId&quot;&quot;: &quot;; [.D135]; &quot;, &quot;&quot;key&quot;&quot;: &quot;&quot;&quot;; [.B135]; &quot;&quot;&quot;, &quot;&quot;isStatic&quot;&quot;: &quot;; [.E135]; &quot;, &quot;&quot;onLoad&quot;&quot;: &quot;; [.F135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ocks </text:p>
          </table:table-cell>
          <table:table-cell table:style-name="ce2" office:value-type="string" calcext:value-type="string">
            <text:p>ForsakenFortress2Docks</text:p>
          </table:table-cell>
          <table:table-cell table:style-name="ce2" office:value-type="string" calcext:value-type="string">
            <text:p>ma2roo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36]; [.D136])" office:value-type="string" office:string-value="" calcext:value-type="error">
            <text:p>#NAME?</text:p>
          </table:table-cell>
          <table:table-cell table:style-name="ce3" table:formula="of:=CONCATENATE([.G136]; &quot;: { &quot;&quot;name&quot;&quot;: &quot;&quot;&quot;; [.A136]; &quot;&quot;&quot;, &quot;&quot;internalName&quot;&quot;: &quot;&quot;&quot;; [.C136]; &quot;&quot;&quot;, &quot;&quot;roomId&quot;&quot;: &quot;; [.D136]; &quot;, &quot;&quot;key&quot;&quot;: &quot;&quot;&quot;; [.B136]; &quot;&quot;&quot;, &quot;&quot;isStatic&quot;&quot;: &quot;; [.E136]; &quot;, &quot;&quot;onLoad&quot;&quot;: &quot;; [.F136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ining Area </text:p>
          </table:table-cell>
          <table:table-cell table:style-name="ce2" office:value-type="string" calcext:value-type="string">
            <text:p>ForsakenFortress2Dining</text:p>
          </table:table-cell>
          <table:table-cell table:style-name="ce2" office:value-type="string" calcext:value-type="string">
            <text:p>ma2room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37]; [.D137])" office:value-type="string" office:string-value="" calcext:value-type="error">
            <text:p>#NAME?</text:p>
          </table:table-cell>
          <table:table-cell table:style-name="ce3" table:formula="of:=CONCATENATE([.G137]; &quot;: { &quot;&quot;name&quot;&quot;: &quot;&quot;&quot;; [.A137]; &quot;&quot;&quot;, &quot;&quot;internalName&quot;&quot;: &quot;&quot;&quot;; [.C137]; &quot;&quot;&quot;, &quot;&quot;roomId&quot;&quot;: &quot;; [.D137]; &quot;, &quot;&quot;key&quot;&quot;: &quot;&quot;&quot;; [.B137]; &quot;&quot;&quot;, &quot;&quot;isStatic&quot;&quot;: &quot;; [.E137]; &quot;, &quot;&quot;onLoad&quot;&quot;: &quot;; [.F137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orsaken Fortress: Tower </text:p>
          </table:table-cell>
          <table:table-cell table:style-name="ce2" office:value-type="string" calcext:value-type="string">
            <text:p>ForsakenFortress2Tower</text:p>
          </table:table-cell>
          <table:table-cell table:style-name="ce2" office:value-type="string" calcext:value-type="string">
            <text:p>M2tow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38]; [.D138])" office:value-type="string" office:string-value="" calcext:value-type="error">
            <text:p>#NAME?</text:p>
          </table:table-cell>
          <table:table-cell table:style-name="ce3" table:formula="of:=CONCATENATE([.G138]; &quot;: { &quot;&quot;name&quot;&quot;: &quot;&quot;&quot;; [.A138]; &quot;&quot;&quot;, &quot;&quot;internalName&quot;&quot;: &quot;&quot;&quot;; [.C138]; &quot;&quot;&quot;, &quot;&quot;roomId&quot;&quot;: &quot;; [.D138]; &quot;, &quot;&quot;key&quot;&quot;: &quot;&quot;&quot;; [.B138]; &quot;&quot;&quot;, &quot;&quot;isStatic&quot;&quot;: &quot;; [.E138]; &quot;, &quot;&quot;onLoad&quot;&quot;: &quot;; [.F138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orsaken Fortress: Ganondorf's Chambers</text:p>
          </table:table-cell>
          <table:table-cell table:style-name="ce2" office:value-type="string" calcext:value-type="string">
            <text:p>ForsakenFortressGanondorf</text:p>
          </table:table-cell>
          <table:table-cell table:style-name="ce2" office:value-type="string" calcext:value-type="string">
            <text:p>M2gan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39]; [.D139])" office:value-type="string" office:string-value="" calcext:value-type="error">
            <text:p>#NAME?</text:p>
          </table:table-cell>
          <table:table-cell table:style-name="ce3" table:formula="of:=CONCATENATE([.G139]; &quot;: { &quot;&quot;name&quot;&quot;: &quot;&quot;&quot;; [.A139]; &quot;&quot;&quot;, &quot;&quot;internalName&quot;&quot;: &quot;&quot;&quot;; [.C139]; &quot;&quot;&quot;, &quot;&quot;roomId&quot;&quot;: &quot;; [.D139]; &quot;, &quot;&quot;key&quot;&quot;: &quot;&quot;&quot;; [.B139]; &quot;&quot;&quot;, &quot;&quot;isStatic&quot;&quot;: &quot;; [.E139]; &quot;, &quot;&quot;onLoad&quot;&quot;: &quot;; [.F139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horned Fairy Island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140]; [.D140])" office:value-type="string" office:string-value="" calcext:value-type="error">
            <text:p>#NAME?</text:p>
          </table:table-cell>
          <table:table-cell table:style-name="ce3" table:formula="of:=CONCATENATE([.G140]; &quot;: { &quot;&quot;name&quot;&quot;: &quot;&quot;&quot;; [.A140]; &quot;&quot;&quot;, &quot;&quot;internalName&quot;&quot;: &quot;&quot;&quot;; [.C140]; &quot;&quot;&quot;, &quot;&quot;roomId&quot;&quot;: &quot;; [.D140]; &quot;, &quot;&quot;key&quot;&quot;: &quot;&quot;&quot;; [.B140]; &quot;&quot;&quot;, &quot;&quot;isStatic&quot;&quot;: &quot;; [.E140]; &quot;, &quot;&quot;onLoad&quot;&quot;: &quot;; [.F140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horned Fairy Island Great Fairy Fountain</text:p>
          </table:table-cell>
          <table:table-cell/>
          <table:table-cell table:style-name="ce2" office:value-type="string" calcext:value-type="string">
            <text:p>Fairy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41]; [.D141])" office:value-type="string" office:string-value="" calcext:value-type="error">
            <text:p>#NAME?</text:p>
          </table:table-cell>
          <table:table-cell table:style-name="ce3" table:formula="of:=CONCATENATE([.G141]; &quot;: { &quot;&quot;name&quot;&quot;: &quot;&quot;&quot;; [.A141]; &quot;&quot;&quot;, &quot;&quot;internalName&quot;&quot;: &quot;&quot;&quot;; [.C141]; &quot;&quot;&quot;, &quot;&quot;roomId&quot;&quot;: &quot;; [.D141]; &quot;, &quot;&quot;key&quot;&quot;: &quot;&quot;&quot;; [.B141]; &quot;&quot;&quot;, &quot;&quot;isStatic&quot;&quot;: &quot;; [.E141]; &quot;, &quot;&quot;onLoad&quot;&quot;: &quot;; [.F141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ar Belt Archipelago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142]; [.D142])" office:value-type="string" office:string-value="" calcext:value-type="error">
            <text:p>#NAME?</text:p>
          </table:table-cell>
          <table:table-cell table:style-name="ce3" table:formula="of:=CONCATENATE([.G142]; &quot;: { &quot;&quot;name&quot;&quot;: &quot;&quot;&quot;; [.A142]; &quot;&quot;&quot;, &quot;&quot;internalName&quot;&quot;: &quot;&quot;&quot;; [.C142]; &quot;&quot;&quot;, &quot;&quot;roomId&quot;&quot;: &quot;; [.D142]; &quot;, &quot;&quot;key&quot;&quot;: &quot;&quot;&quot;; [.B142]; &quot;&quot;&quot;, &quot;&quot;isStatic&quot;&quot;: &quot;; [.E142]; &quot;, &quot;&quot;onLoad&quot;&quot;: &quot;; [.F142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side a submarine...</text:p>
          </table:table-cell>
          <table:table-cell/>
          <table:table-cell table:style-name="ce2" office:value-type="string" calcext:value-type="string">
            <text:p>Abship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43]; [.D143])" office:value-type="string" office:string-value="" calcext:value-type="error">
            <text:p>#NAME?</text:p>
          </table:table-cell>
          <table:table-cell table:style-name="ce3" table:formula="of:=CONCATENATE([.G143]; &quot;: { &quot;&quot;name&quot;&quot;: &quot;&quot;&quot;; [.A143]; &quot;&quot;&quot;, &quot;&quot;internalName&quot;&quot;: &quot;&quot;&quot;; [.C143]; &quot;&quot;&quot;, &quot;&quot;roomId&quot;&quot;: &quot;; [.D143]; &quot;, &quot;&quot;key&quot;&quot;: &quot;&quot;&quot;; [.B143]; &quot;&quot;&quot;, &quot;&quot;isStatic&quot;&quot;: &quot;; [.E143]; &quot;, &quot;&quot;onLoad&quot;&quot;: &quot;; [.F143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light Control Platform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144]; [.D144])" office:value-type="string" office:string-value="" calcext:value-type="error">
            <text:p>#NAME?</text:p>
          </table:table-cell>
          <table:table-cell table:style-name="ce3" table:formula="of:=CONCATENATE([.G144]; &quot;: { &quot;&quot;name&quot;&quot;: &quot;&quot;&quot;; [.A144]; &quot;&quot;&quot;, &quot;&quot;internalName&quot;&quot;: &quot;&quot;&quot;; [.C144]; &quot;&quot;&quot;, &quot;&quot;roomId&quot;&quot;: &quot;; [.D144]; &quot;, &quot;&quot;key&quot;&quot;: &quot;&quot;&quot;; [.B144]; &quot;&quot;&quot;, &quot;&quot;isStatic&quot;&quot;: &quot;; [.E144]; &quot;, &quot;&quot;onLoad&quot;&quot;: &quot;; [.F144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verlook Island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145]; [.D145])" office:value-type="string" office:string-value="" calcext:value-type="error">
            <text:p>#NAME?</text:p>
          </table:table-cell>
          <table:table-cell table:style-name="ce3" table:formula="of:=CONCATENATE([.G145]; &quot;: { &quot;&quot;name&quot;&quot;: &quot;&quot;&quot;; [.A145]; &quot;&quot;&quot;, &quot;&quot;internalName&quot;&quot;: &quot;&quot;&quot;; [.C145]; &quot;&quot;&quot;, &quot;&quot;roomId&quot;&quot;: &quot;; [.D145]; &quot;, &quot;&quot;key&quot;&quot;: &quot;&quot;&quot;; [.B145]; &quot;&quot;&quot;, &quot;&quot;isStatic&quot;&quot;: &quot;; [.E145]; &quot;, &quot;&quot;onLoad&quot;&quot;: &quot;; [.F145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even-Star Isles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146]; [.D146])" office:value-type="string" office:string-value="" calcext:value-type="error">
            <text:p>#NAME?</text:p>
          </table:table-cell>
          <table:table-cell table:style-name="ce3" table:formula="of:=CONCATENATE([.G146]; &quot;: { &quot;&quot;name&quot;&quot;: &quot;&quot;&quot;; [.A146]; &quot;&quot;&quot;, &quot;&quot;internalName&quot;&quot;: &quot;&quot;&quot;; [.C146]; &quot;&quot;&quot;, &quot;&quot;roomId&quot;&quot;: &quot;; [.D146]; &quot;, &quot;&quot;key&quot;&quot;: &quot;&quot;&quot;; [.B146]; &quot;&quot;&quot;, &quot;&quot;isStatic&quot;&quot;: &quot;; [.E146]; &quot;, &quot;&quot;onLoad&quot;&quot;: &quot;; [.F146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rescent Moon Island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147]; [.D147])" office:value-type="string" office:string-value="" calcext:value-type="error">
            <text:p>#NAME?</text:p>
          </table:table-cell>
          <table:table-cell table:style-name="ce3" table:formula="of:=CONCATENATE([.G147]; &quot;: { &quot;&quot;name&quot;&quot;: &quot;&quot;&quot;; [.A147]; &quot;&quot;&quot;, &quot;&quot;internalName&quot;&quot;: &quot;&quot;&quot;; [.C147]; &quot;&quot;&quot;, &quot;&quot;roomId&quot;&quot;: &quot;; [.D147]; &quot;, &quot;&quot;key&quot;&quot;: &quot;&quot;&quot;; [.B147]; &quot;&quot;&quot;, &quot;&quot;isStatic&quot;&quot;: &quot;; [.E147]; &quot;, &quot;&quot;onLoad&quot;&quot;: &quot;; [.F147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ale Isle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148]; [.D148])" office:value-type="string" office:string-value="" calcext:value-type="error">
            <text:p>#NAME?</text:p>
          </table:table-cell>
          <table:table-cell table:style-name="ce3" table:formula="of:=CONCATENATE([.G148]; &quot;: { &quot;&quot;name&quot;&quot;: &quot;&quot;&quot;; [.A148]; &quot;&quot;&quot;, &quot;&quot;internalName&quot;&quot;: &quot;&quot;&quot;; [.C148]; &quot;&quot;&quot;, &quot;&quot;roomId&quot;&quot;: &quot;; [.D148]; &quot;, &quot;&quot;key&quot;&quot;: &quot;&quot;&quot;; [.B148]; &quot;&quot;&quot;, &quot;&quot;isStatic&quot;&quot;: &quot;; [.E148]; &quot;, &quot;&quot;onLoad&quot;&quot;: &quot;; [.F148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ce Ring Isle</text:p>
          </table:table-cell>
          <table:table-cell table:style-name="ce2" office:value-type="string" calcext:value-type="string">
            <text:p>IceRingIsleOverworld</text:p>
          </table:table-cell>
          <table:table-cell table:style-name="ce2" office:value-type="string" calcext:value-type="string">
            <text:p>sea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149]; [.D149])" office:value-type="string" office:string-value="" calcext:value-type="error">
            <text:p>#NAME?</text:p>
          </table:table-cell>
          <table:table-cell table:style-name="ce3" table:formula="of:=CONCATENATE([.G149]; &quot;: { &quot;&quot;name&quot;&quot;: &quot;&quot;&quot;; [.A149]; &quot;&quot;&quot;, &quot;&quot;internalName&quot;&quot;: &quot;&quot;&quot;; [.C149]; &quot;&quot;&quot;, &quot;&quot;roomId&quot;&quot;: &quot;; [.D149]; &quot;, &quot;&quot;key&quot;&quot;: &quot;&quot;&quot;; [.B149]; &quot;&quot;&quot;, &quot;&quot;isStatic&quot;&quot;: &quot;; [.E149]; &quot;, &quot;&quot;onLoad&quot;&quot;: &quot;; [.F149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side Fire Mountain</text:p>
          </table:table-cell>
          <table:table-cell/>
          <table:table-cell table:style-name="ce2" office:value-type="string" calcext:value-type="string">
            <text:p>MiniKaz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50]; [.D150])" office:value-type="string" office:string-value="" calcext:value-type="error">
            <text:p>#NAME?</text:p>
          </table:table-cell>
          <table:table-cell table:style-name="ce3" table:formula="of:=CONCATENATE([.G150]; &quot;: { &quot;&quot;name&quot;&quot;: &quot;&quot;&quot;; [.A150]; &quot;&quot;&quot;, &quot;&quot;internalName&quot;&quot;: &quot;&quot;&quot;; [.C150]; &quot;&quot;&quot;, &quot;&quot;roomId&quot;&quot;: &quot;; [.D150]; &quot;, &quot;&quot;key&quot;&quot;: &quot;&quot;&quot;; [.B150]; &quot;&quot;&quot;, &quot;&quot;isStatic&quot;&quot;: &quot;; [.E150]; &quot;, &quot;&quot;onLoad&quot;&quot;: &quot;; [.F150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side Ice Ring Isle</text:p>
          </table:table-cell>
          <table:table-cell/>
          <table:table-cell table:style-name="ce2" office:value-type="string" calcext:value-type="string">
            <text:p>MiniHy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51]; [.D151])" office:value-type="string" office:string-value="" calcext:value-type="error">
            <text:p>#NAME?</text:p>
          </table:table-cell>
          <table:table-cell table:style-name="ce3" table:formula="of:=CONCATENATE([.G151]; &quot;: { &quot;&quot;name&quot;&quot;: &quot;&quot;&quot;; [.A151]; &quot;&quot;&quot;, &quot;&quot;internalName&quot;&quot;: &quot;&quot;&quot;; [.C151]; &quot;&quot;&quot;, &quot;&quot;roomId&quot;&quot;: &quot;; [.D151]; &quot;, &quot;&quot;key&quot;&quot;: &quot;&quot;&quot;; [.B151]; &quot;&quot;&quot;, &quot;&quot;isStatic&quot;&quot;: &quot;; [.E151]; &quot;, &quot;&quot;onLoad&quot;&quot;: &quot;; [.F151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ngular Isles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152]; [.D152])" office:value-type="string" office:string-value="" calcext:value-type="error">
            <text:p>#NAME?</text:p>
          </table:table-cell>
          <table:table-cell table:style-name="ce3" table:formula="of:=CONCATENATE([.G152]; &quot;: { &quot;&quot;name&quot;&quot;: &quot;&quot;&quot;; [.A152]; &quot;&quot;&quot;, &quot;&quot;internalName&quot;&quot;: &quot;&quot;&quot;; [.C152]; &quot;&quot;&quot;, &quot;&quot;roomId&quot;&quot;: &quot;; [.D152]; &quot;, &quot;&quot;key&quot;&quot;: &quot;&quot;&quot;; [.B152]; &quot;&quot;&quot;, &quot;&quot;isStatic&quot;&quot;: &quot;; [.E152]; &quot;, &quot;&quot;onLoad&quot;&quot;: &quot;; [.F152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oating Course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153]; [.D153])" office:value-type="string" office:string-value="" calcext:value-type="error">
            <text:p>#NAME?</text:p>
          </table:table-cell>
          <table:table-cell table:style-name="ce3" table:formula="of:=CONCATENATE([.G153]; &quot;: { &quot;&quot;name&quot;&quot;: &quot;&quot;&quot;; [.A153]; &quot;&quot;&quot;, &quot;&quot;internalName&quot;&quot;: &quot;&quot;&quot;; [.C153]; &quot;&quot;&quot;, &quot;&quot;roomId&quot;&quot;: &quot;; [.D153]; &quot;, &quot;&quot;key&quot;&quot;: &quot;&quot;&quot;; [.B153]; &quot;&quot;&quot;, &quot;&quot;isStatic&quot;&quot;: &quot;; [.E153]; &quot;, &quot;&quot;onLoad&quot;&quot;: &quot;; [.F153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he Great Sea: Boating Course</text:p>
          </table:table-cell>
          <table:table-cell/>
          <table:table-cell table:style-name="ce2" office:value-type="string" calcext:value-type="string">
            <text:p>Ocea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54]; [.D154])" office:value-type="string" office:string-value="" calcext:value-type="error">
            <text:p>#NAME?</text:p>
          </table:table-cell>
          <table:table-cell table:style-name="ce3" table:formula="of:=CONCATENATE([.G154]; &quot;: { &quot;&quot;name&quot;&quot;: &quot;&quot;&quot;; [.A154]; &quot;&quot;&quot;, &quot;&quot;internalName&quot;&quot;: &quot;&quot;&quot;; [.C154]; &quot;&quot;&quot;, &quot;&quot;roomId&quot;&quot;: &quot;; [.D154]; &quot;, &quot;&quot;key&quot;&quot;: &quot;&quot;&quot;; [.B154]; &quot;&quot;&quot;, &quot;&quot;isStatic&quot;&quot;: &quot;; [.E154]; &quot;, &quot;&quot;onLoad&quot;&quot;: &quot;; [.F154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ive-Star Isles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155]; [.D155])" office:value-type="string" office:string-value="" calcext:value-type="error">
            <text:p>#NAME?</text:p>
          </table:table-cell>
          <table:table-cell table:style-name="ce3" table:formula="of:=CONCATENATE([.G155]; &quot;: { &quot;&quot;name&quot;&quot;: &quot;&quot;&quot;; [.A155]; &quot;&quot;&quot;, &quot;&quot;internalName&quot;&quot;: &quot;&quot;&quot;; [.C155]; &quot;&quot;&quot;, &quot;&quot;roomId&quot;&quot;: &quot;; [.D155]; &quot;, &quot;&quot;key&quot;&quot;: &quot;&quot;&quot;; [.B155]; &quot;&quot;&quot;, &quot;&quot;isStatic&quot;&quot;: &quot;; [.E155]; &quot;, &quot;&quot;onLoad&quot;&quot;: &quot;; [.F155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intendo Gallery: Forest Haven Room</text:p>
          </table:table-cell>
          <table:table-cell/>
          <table:table-cell table:style-name="ce2" office:value-type="string" calcext:value-type="string">
            <text:p>figure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56]; [.D156])" office:value-type="string" office:string-value="" calcext:value-type="error">
            <text:p>#NAME?</text:p>
          </table:table-cell>
          <table:table-cell table:style-name="ce3" table:formula="of:=CONCATENATE([.G156]; &quot;: { &quot;&quot;name&quot;&quot;: &quot;&quot;&quot;; [.A156]; &quot;&quot;&quot;, &quot;&quot;internalName&quot;&quot;: &quot;&quot;&quot;; [.C156]; &quot;&quot;&quot;, &quot;&quot;roomId&quot;&quot;: &quot;; [.D156]; &quot;, &quot;&quot;key&quot;&quot;: &quot;&quot;&quot;; [.B156]; &quot;&quot;&quot;, &quot;&quot;isStatic&quot;&quot;: &quot;; [.E156]; &quot;, &quot;&quot;onLoad&quot;&quot;: &quot;; [.F156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intendo Gallery: Great Sea Room</text:p>
          </table:table-cell>
          <table:table-cell/>
          <table:table-cell table:style-name="ce2" office:value-type="string" calcext:value-type="string">
            <text:p>figure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57]; [.D157])" office:value-type="string" office:string-value="" calcext:value-type="error">
            <text:p>#NAME?</text:p>
          </table:table-cell>
          <table:table-cell table:style-name="ce3" table:formula="of:=CONCATENATE([.G157]; &quot;: { &quot;&quot;name&quot;&quot;: &quot;&quot;&quot;; [.A157]; &quot;&quot;&quot;, &quot;&quot;internalName&quot;&quot;: &quot;&quot;&quot;; [.C157]; &quot;&quot;&quot;, &quot;&quot;roomId&quot;&quot;: &quot;; [.D157]; &quot;, &quot;&quot;key&quot;&quot;: &quot;&quot;&quot;; [.B157]; &quot;&quot;&quot;, &quot;&quot;isStatic&quot;&quot;: &quot;; [.E157]; &quot;, &quot;&quot;onLoad&quot;&quot;: &quot;; [.F157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intendo Gallery: Outset Island Room</text:p>
          </table:table-cell>
          <table:table-cell/>
          <table:table-cell table:style-name="ce2" office:value-type="string" calcext:value-type="string">
            <text:p>figure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58]; [.D158])" office:value-type="string" office:string-value="" calcext:value-type="error">
            <text:p>#NAME?</text:p>
          </table:table-cell>
          <table:table-cell table:style-name="ce3" table:formula="of:=CONCATENATE([.G158]; &quot;: { &quot;&quot;name&quot;&quot;: &quot;&quot;&quot;; [.A158]; &quot;&quot;&quot;, &quot;&quot;internalName&quot;&quot;: &quot;&quot;&quot;; [.C158]; &quot;&quot;&quot;, &quot;&quot;roomId&quot;&quot;: &quot;; [.D158]; &quot;, &quot;&quot;key&quot;&quot;: &quot;&quot;&quot;; [.B158]; &quot;&quot;&quot;, &quot;&quot;isStatic&quot;&quot;: &quot;; [.E158]; &quot;, &quot;&quot;onLoad&quot;&quot;: &quot;; [.F158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intendo Gallery: Forsaken Fortress Room</text:p>
          </table:table-cell>
          <table:table-cell/>
          <table:table-cell table:style-name="ce2" office:value-type="string" calcext:value-type="string">
            <text:p>figur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59]; [.D159])" office:value-type="string" office:string-value="" calcext:value-type="error">
            <text:p>#NAME?</text:p>
          </table:table-cell>
          <table:table-cell table:style-name="ce3" table:formula="of:=CONCATENATE([.G159]; &quot;: { &quot;&quot;name&quot;&quot;: &quot;&quot;&quot;; [.A159]; &quot;&quot;&quot;, &quot;&quot;internalName&quot;&quot;: &quot;&quot;&quot;; [.C159]; &quot;&quot;&quot;, &quot;&quot;roomId&quot;&quot;: &quot;; [.D159]; &quot;, &quot;&quot;key&quot;&quot;: &quot;&quot;&quot;; [.B159]; &quot;&quot;&quot;, &quot;&quot;isStatic&quot;&quot;: &quot;; [.E159]; &quot;, &quot;&quot;onLoad&quot;&quot;: &quot;; [.F159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intendo Gallery: Boss Room</text:p>
          </table:table-cell>
          <table:table-cell/>
          <table:table-cell table:style-name="ce2" office:value-type="string" calcext:value-type="string">
            <text:p>figure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60]; [.D160])" office:value-type="string" office:string-value="" calcext:value-type="error">
            <text:p>#NAME?</text:p>
          </table:table-cell>
          <table:table-cell table:style-name="ce3" table:formula="of:=CONCATENATE([.G160]; &quot;: { &quot;&quot;name&quot;&quot;: &quot;&quot;&quot;; [.A160]; &quot;&quot;&quot;, &quot;&quot;internalName&quot;&quot;: &quot;&quot;&quot;; [.C160]; &quot;&quot;&quot;, &quot;&quot;roomId&quot;&quot;: &quot;; [.D160]; &quot;, &quot;&quot;key&quot;&quot;: &quot;&quot;&quot;; [.B160]; &quot;&quot;&quot;, &quot;&quot;isStatic&quot;&quot;: &quot;; [.E160]; &quot;, &quot;&quot;onLoad&quot;&quot;: &quot;; [.F160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intendo Gallery: Enemy Room</text:p>
          </table:table-cell>
          <table:table-cell/>
          <table:table-cell table:style-name="ce2" office:value-type="string" calcext:value-type="string">
            <text:p>figure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61]; [.D161])" office:value-type="string" office:string-value="" calcext:value-type="error">
            <text:p>#NAME?</text:p>
          </table:table-cell>
          <table:table-cell table:style-name="ce3" table:formula="of:=CONCATENATE([.G161]; &quot;: { &quot;&quot;name&quot;&quot;: &quot;&quot;&quot;; [.A161]; &quot;&quot;&quot;, &quot;&quot;internalName&quot;&quot;: &quot;&quot;&quot;; [.C161]; &quot;&quot;&quot;, &quot;&quot;roomId&quot;&quot;: &quot;; [.D161]; &quot;, &quot;&quot;key&quot;&quot;: &quot;&quot;&quot;; [.B161]; &quot;&quot;&quot;, &quot;&quot;isStatic&quot;&quot;: &quot;; [.E161]; &quot;, &quot;&quot;onLoad&quot;&quot;: &quot;; [.F161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iff Plateau Isles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162]; [.D162])" office:value-type="string" office:string-value="" calcext:value-type="error">
            <text:p>#NAME?</text:p>
          </table:table-cell>
          <table:table-cell table:style-name="ce3" table:formula="of:=CONCATENATE([.G162]; &quot;: { &quot;&quot;name&quot;&quot;: &quot;&quot;&quot;; [.A162]; &quot;&quot;&quot;, &quot;&quot;internalName&quot;&quot;: &quot;&quot;&quot;; [.C162]; &quot;&quot;&quot;, &quot;&quot;roomId&quot;&quot;: &quot;; [.D162]; &quot;, &quot;&quot;key&quot;&quot;: &quot;&quot;&quot;; [.B162]; &quot;&quot;&quot;, &quot;&quot;isStatic&quot;&quot;: &quot;; [.E162]; &quot;, &quot;&quot;onLoad&quot;&quot;: &quot;; [.F162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rd's Peak Rock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163]; [.D163])" office:value-type="string" office:string-value="" calcext:value-type="error">
            <text:p>#NAME?</text:p>
          </table:table-cell>
          <table:table-cell table:style-name="ce3" table:formula="of:=CONCATENATE([.G163]; &quot;: { &quot;&quot;name&quot;&quot;: &quot;&quot;&quot;; [.A163]; &quot;&quot;&quot;, &quot;&quot;internalName&quot;&quot;: &quot;&quot;&quot;; [.C163]; &quot;&quot;&quot;, &quot;&quot;roomId&quot;&quot;: &quot;; [.D163]; &quot;, &quot;&quot;key&quot;&quot;: &quot;&quot;&quot;; [.B163]; &quot;&quot;&quot;, &quot;&quot;isStatic&quot;&quot;: &quot;; [.E163]; &quot;, &quot;&quot;onLoad&quot;&quot;: &quot;; [.F163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orseshoe Island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164]; [.D164])" office:value-type="string" office:string-value="" calcext:value-type="error">
            <text:p>#NAME?</text:p>
          </table:table-cell>
          <table:table-cell table:style-name="ce3" table:formula="of:=CONCATENATE([.G164]; &quot;: { &quot;&quot;name&quot;&quot;: &quot;&quot;&quot;; [.A164]; &quot;&quot;&quot;, &quot;&quot;internalName&quot;&quot;: &quot;&quot;&quot;; [.C164]; &quot;&quot;&quot;, &quot;&quot;roomId&quot;&quot;: &quot;; [.D164]; &quot;, &quot;&quot;key&quot;&quot;: &quot;&quot;&quot;; [.B164]; &quot;&quot;&quot;, &quot;&quot;isStatic&quot;&quot;: &quot;; [.E164]; &quot;, &quot;&quot;onLoad&quot;&quot;: &quot;; [.F164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iamond Steppe Island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165]; [.D165])" office:value-type="string" office:string-value="" calcext:value-type="error">
            <text:p>#NAME?</text:p>
          </table:table-cell>
          <table:table-cell table:style-name="ce3" table:formula="of:=CONCATENATE([.G165]; &quot;: { &quot;&quot;name&quot;&quot;: &quot;&quot;&quot;; [.A165]; &quot;&quot;&quot;, &quot;&quot;internalName&quot;&quot;: &quot;&quot;&quot;; [.C165]; &quot;&quot;&quot;, &quot;&quot;roomId&quot;&quot;: &quot;; [.D165]; &quot;, &quot;&quot;key&quot;&quot;: &quot;&quot;&quot;; [.B165]; &quot;&quot;&quot;, &quot;&quot;isStatic&quot;&quot;: &quot;; [.E165]; &quot;, &quot;&quot;onLoad&quot;&quot;: &quot;; [.F165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ive-Eye Reef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166]; [.D166])" office:value-type="string" office:string-value="" calcext:value-type="error">
            <text:p>#NAME?</text:p>
          </table:table-cell>
          <table:table-cell table:style-name="ce3" table:formula="of:=CONCATENATE([.G166]; &quot;: { &quot;&quot;name&quot;&quot;: &quot;&quot;&quot;; [.A166]; &quot;&quot;&quot;, &quot;&quot;internalName&quot;&quot;: &quot;&quot;&quot;; [.C166]; &quot;&quot;&quot;, &quot;&quot;roomId&quot;&quot;: &quot;; [.D166]; &quot;, &quot;&quot;key&quot;&quot;: &quot;&quot;&quot;; [.B166]; &quot;&quot;&quot;, &quot;&quot;isStatic&quot;&quot;: &quot;; [.E166]; &quot;, &quot;&quot;onLoad&quot;&quot;: &quot;; [.F166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eedle Rock Isle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167]; [.D167])" office:value-type="string" office:string-value="" calcext:value-type="error">
            <text:p>#NAME?</text:p>
          </table:table-cell>
          <table:table-cell table:style-name="ce3" table:formula="of:=CONCATENATE([.G167]; &quot;: { &quot;&quot;name&quot;&quot;: &quot;&quot;&quot;; [.A167]; &quot;&quot;&quot;, &quot;&quot;internalName&quot;&quot;: &quot;&quot;&quot;; [.C167]; &quot;&quot;&quot;, &quot;&quot;roomId&quot;&quot;: &quot;; [.D167]; &quot;, &quot;&quot;key&quot;&quot;: &quot;&quot;&quot;; [.B167]; &quot;&quot;&quot;, &quot;&quot;isStatic&quot;&quot;: &quot;; [.E167]; &quot;, &quot;&quot;onLoad&quot;&quot;: &quot;; [.F167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ar Island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rphash([.C168]; [.D168])" office:value-type="string" office:string-value="" calcext:value-type="error">
            <text:p>#NAME?</text:p>
          </table:table-cell>
          <table:table-cell table:style-name="ce3" table:formula="of:=CONCATENATE([.G168]; &quot;: { &quot;&quot;name&quot;&quot;: &quot;&quot;&quot;; [.A168]; &quot;&quot;&quot;, &quot;&quot;internalName&quot;&quot;: &quot;&quot;&quot;; [.C168]; &quot;&quot;&quot;, &quot;&quot;roomId&quot;&quot;: &quot;; [.D168]; &quot;, &quot;&quot;key&quot;&quot;: &quot;&quot;&quot;; [.B168]; &quot;&quot;&quot;, &quot;&quot;isStatic&quot;&quot;: &quot;; [.E168]; &quot;, &quot;&quot;onLoad&quot;&quot;: &quot;; [.F168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orseshoe Island Cave</text:p>
          </table:table-cell>
          <table:table-cell/>
          <table:table-cell table:style-name="ce2" office:value-type="string" calcext:value-type="string">
            <text:p>Cave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69]; [.D169])" office:value-type="string" office:string-value="" calcext:value-type="error">
            <text:p>#NAME?</text:p>
          </table:table-cell>
          <table:table-cell table:style-name="ce3" table:formula="of:=CONCATENATE([.G169]; &quot;: { &quot;&quot;name&quot;&quot;: &quot;&quot;&quot;; [.A169]; &quot;&quot;&quot;, &quot;&quot;internalName&quot;&quot;: &quot;&quot;&quot;; [.C169]; &quot;&quot;&quot;, &quot;&quot;roomId&quot;&quot;: &quot;; [.D169]; &quot;, &quot;&quot;key&quot;&quot;: &quot;&quot;&quot;; [.B169]; &quot;&quot;&quot;, &quot;&quot;isStatic&quot;&quot;: &quot;; [.E169]; &quot;, &quot;&quot;onLoad&quot;&quot;: &quot;; [.F169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rth Temple Entrance</text:p>
          </table:table-cell>
          <table:table-cell/>
          <table:table-cell table:style-name="ce2" office:value-type="string" calcext:value-type="string">
            <text:p>Edaich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70]; [.D170])" office:value-type="string" office:string-value="" calcext:value-type="error">
            <text:p>#NAME?</text:p>
          </table:table-cell>
          <table:table-cell table:style-name="ce3" table:formula="of:=CONCATENATE([.G170]; &quot;: { &quot;&quot;name&quot;&quot;: &quot;&quot;&quot;; [.A170]; &quot;&quot;&quot;, &quot;&quot;internalName&quot;&quot;: &quot;&quot;&quot;; [.C170]; &quot;&quot;&quot;, &quot;&quot;roomId&quot;&quot;: &quot;; [.D170]; &quot;, &quot;&quot;key&quot;&quot;: &quot;&quot;&quot;; [.B170]; &quot;&quot;&quot;, &quot;&quot;isStatic&quot;&quot;: &quot;; [.E170]; &quot;, &quot;&quot;onLoad&quot;&quot;: &quot;; [.F170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ETEntrance</text:p>
          </table:table-cell>
          <table:table-cell table:style-name="ce2" office:value-type="string" calcext:value-type="string">
            <text:p>M_Da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71]; [.D171])" office:value-type="string" office:string-value="" calcext:value-type="error">
            <text:p>#NAME?</text:p>
          </table:table-cell>
          <table:table-cell table:style-name="ce3" table:formula="of:=CONCATENATE([.G171]; &quot;: { &quot;&quot;name&quot;&quot;: &quot;&quot;&quot;; [.A171]; &quot;&quot;&quot;, &quot;&quot;internalName&quot;&quot;: &quot;&quot;&quot;; [.C171]; &quot;&quot;&quot;, &quot;&quot;roomId&quot;&quot;: &quot;; [.D171]; &quot;, &quot;&quot;key&quot;&quot;: &quot;&quot;&quot;; [.B171]; &quot;&quot;&quot;, &quot;&quot;isStatic&quot;&quot;: &quot;; [.E171]; &quot;, &quot;&quot;onLoad&quot;&quot;: &quot;; [.F171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ETEntrance2</text:p>
          </table:table-cell>
          <table:table-cell table:style-name="ce2" office:value-type="string" calcext:value-type="string">
            <text:p>M_Da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72]; [.D172])" office:value-type="string" office:string-value="" calcext:value-type="error">
            <text:p>#NAME?</text:p>
          </table:table-cell>
          <table:table-cell table:style-name="ce3" table:formula="of:=CONCATENATE([.G172]; &quot;: { &quot;&quot;name&quot;&quot;: &quot;&quot;&quot;; [.A172]; &quot;&quot;&quot;, &quot;&quot;internalName&quot;&quot;: &quot;&quot;&quot;; [.C172]; &quot;&quot;&quot;, &quot;&quot;roomId&quot;&quot;: &quot;; [.D172]; &quot;, &quot;&quot;key&quot;&quot;: &quot;&quot;&quot;; [.B172]; &quot;&quot;&quot;, &quot;&quot;isStatic&quot;&quot;: &quot;; [.E172]; &quot;, &quot;&quot;onLoad&quot;&quot;: &quot;; [.F172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ETEntrance3</text:p>
          </table:table-cell>
          <table:table-cell table:style-name="ce2" office:value-type="string" calcext:value-type="string">
            <text:p>M_Da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73]; [.D173])" office:value-type="string" office:string-value="" calcext:value-type="error">
            <text:p>#NAME?</text:p>
          </table:table-cell>
          <table:table-cell table:style-name="ce3" table:formula="of:=CONCATENATE([.G173]; &quot;: { &quot;&quot;name&quot;&quot;: &quot;&quot;&quot;; [.A173]; &quot;&quot;&quot;, &quot;&quot;internalName&quot;&quot;: &quot;&quot;&quot;; [.C173]; &quot;&quot;&quot;, &quot;&quot;roomId&quot;&quot;: &quot;; [.D173]; &quot;, &quot;&quot;key&quot;&quot;: &quot;&quot;&quot;; [.B173]; &quot;&quot;&quot;, &quot;&quot;isStatic&quot;&quot;: &quot;; [.E173]; &quot;, &quot;&quot;onLoad&quot;&quot;: &quot;; [.F173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ETFaceStatue</text:p>
          </table:table-cell>
          <table:table-cell table:style-name="ce2" office:value-type="string" calcext:value-type="string">
            <text:p>M_Da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74]; [.D174])" office:value-type="string" office:string-value="" calcext:value-type="error">
            <text:p>#NAME?</text:p>
          </table:table-cell>
          <table:table-cell table:style-name="ce3" table:formula="of:=CONCATENATE([.G174]; &quot;: { &quot;&quot;name&quot;&quot;: &quot;&quot;&quot;; [.A174]; &quot;&quot;&quot;, &quot;&quot;internalName&quot;&quot;: &quot;&quot;&quot;; [.C174]; &quot;&quot;&quot;, &quot;&quot;roomId&quot;&quot;: &quot;; [.D174]; &quot;, &quot;&quot;key&quot;&quot;: &quot;&quot;&quot;; [.B174]; &quot;&quot;&quot;, &quot;&quot;isStatic&quot;&quot;: &quot;; [.E174]; &quot;, &quot;&quot;onLoad&quot;&quot;: &quot;; [.F174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ET1FSouthSarcophagus</text:p>
          </table:table-cell>
          <table:table-cell table:style-name="ce2" office:value-type="string" calcext:value-type="string">
            <text:p>M_Da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75]; [.D175])" office:value-type="string" office:string-value="" calcext:value-type="error">
            <text:p>#NAME?</text:p>
          </table:table-cell>
          <table:table-cell table:style-name="ce3" table:formula="of:=CONCATENATE([.G175]; &quot;: { &quot;&quot;name&quot;&quot;: &quot;&quot;&quot;; [.A175]; &quot;&quot;&quot;, &quot;&quot;internalName&quot;&quot;: &quot;&quot;&quot;; [.C175]; &quot;&quot;&quot;, &quot;&quot;roomId&quot;&quot;: &quot;; [.D175]; &quot;, &quot;&quot;key&quot;&quot;: &quot;&quot;&quot;; [.B175]; &quot;&quot;&quot;, &quot;&quot;isStatic&quot;&quot;: &quot;; [.E175]; &quot;, &quot;&quot;onLoad&quot;&quot;: &quot;; [.F175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ET1FSouthSarcophagusEastRoom</text:p>
          </table:table-cell>
          <table:table-cell table:style-name="ce2" office:value-type="string" calcext:value-type="string">
            <text:p>M_Da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76]; [.D176])" office:value-type="string" office:string-value="" calcext:value-type="error">
            <text:p>#NAME?</text:p>
          </table:table-cell>
          <table:table-cell table:style-name="ce3" table:formula="of:=CONCATENATE([.G176]; &quot;: { &quot;&quot;name&quot;&quot;: &quot;&quot;&quot;; [.A176]; &quot;&quot;&quot;, &quot;&quot;internalName&quot;&quot;: &quot;&quot;&quot;; [.C176]; &quot;&quot;&quot;, &quot;&quot;roomId&quot;&quot;: &quot;; [.D176]; &quot;, &quot;&quot;key&quot;&quot;: &quot;&quot;&quot;; [.B176]; &quot;&quot;&quot;, &quot;&quot;isStatic&quot;&quot;: &quot;; [.E176]; &quot;, &quot;&quot;onLoad&quot;&quot;: &quot;; [.F176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ET1FNorth</text:p>
          </table:table-cell>
          <table:table-cell table:style-name="ce2" office:value-type="string" calcext:value-type="string">
            <text:p>M_Da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77]; [.D177])" office:value-type="string" office:string-value="" calcext:value-type="error">
            <text:p>#NAME?</text:p>
          </table:table-cell>
          <table:table-cell table:style-name="ce3" table:formula="of:=CONCATENATE([.G177]; &quot;: { &quot;&quot;name&quot;&quot;: &quot;&quot;&quot;; [.A177]; &quot;&quot;&quot;, &quot;&quot;internalName&quot;&quot;: &quot;&quot;&quot;; [.C177]; &quot;&quot;&quot;, &quot;&quot;roomId&quot;&quot;: &quot;; [.D177]; &quot;, &quot;&quot;key&quot;&quot;: &quot;&quot;&quot;; [.B177]; &quot;&quot;&quot;, &quot;&quot;isStatic&quot;&quot;: &quot;; [.E177]; &quot;, &quot;&quot;onLoad&quot;&quot;: &quot;; [.F177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ET1FNorthBlocks</text:p>
          </table:table-cell>
          <table:table-cell table:style-name="ce2" office:value-type="string" calcext:value-type="string">
            <text:p>M_Dai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78]; [.D178])" office:value-type="string" office:string-value="" calcext:value-type="error">
            <text:p>#NAME?</text:p>
          </table:table-cell>
          <table:table-cell table:style-name="ce3" table:formula="of:=CONCATENATE([.G178]; &quot;: { &quot;&quot;name&quot;&quot;: &quot;&quot;&quot;; [.A178]; &quot;&quot;&quot;, &quot;&quot;internalName&quot;&quot;: &quot;&quot;&quot;; [.C178]; &quot;&quot;&quot;, &quot;&quot;roomId&quot;&quot;: &quot;; [.D178]; &quot;, &quot;&quot;key&quot;&quot;: &quot;&quot;&quot;; [.B178]; &quot;&quot;&quot;, &quot;&quot;isStatic&quot;&quot;: &quot;; [.E178]; &quot;, &quot;&quot;onLoad&quot;&quot;: &quot;; [.F178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ET1FMoblinsAndPoes</text:p>
          </table:table-cell>
          <table:table-cell table:style-name="ce2" office:value-type="string" calcext:value-type="string">
            <text:p>M_Da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79]; [.D179])" office:value-type="string" office:string-value="" calcext:value-type="error">
            <text:p>#NAME?</text:p>
          </table:table-cell>
          <table:table-cell table:style-name="ce3" table:formula="of:=CONCATENATE([.G179]; &quot;: { &quot;&quot;name&quot;&quot;: &quot;&quot;&quot;; [.A179]; &quot;&quot;&quot;, &quot;&quot;internalName&quot;&quot;: &quot;&quot;&quot;; [.C179]; &quot;&quot;&quot;, &quot;&quot;roomId&quot;&quot;: &quot;; [.D179]; &quot;, &quot;&quot;key&quot;&quot;: &quot;&quot;&quot;; [.B179]; &quot;&quot;&quot;, &quot;&quot;isStatic&quot;&quot;: &quot;; [.E179]; &quot;, &quot;&quot;onLoad&quot;&quot;: &quot;; [.F179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ET1FTomb</text:p>
          </table:table-cell>
          <table:table-cell table:style-name="ce2" office:value-type="string" calcext:value-type="string">
            <text:p>M_Da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80]; [.D180])" office:value-type="string" office:string-value="" calcext:value-type="error">
            <text:p>#NAME?</text:p>
          </table:table-cell>
          <table:table-cell table:style-name="ce3" table:formula="of:=CONCATENATE([.G180]; &quot;: { &quot;&quot;name&quot;&quot;: &quot;&quot;&quot;; [.A180]; &quot;&quot;&quot;, &quot;&quot;internalName&quot;&quot;: &quot;&quot;&quot;; [.C180]; &quot;&quot;&quot;, &quot;&quot;roomId&quot;&quot;: &quot;; [.D180]; &quot;, &quot;&quot;key&quot;&quot;: &quot;&quot;&quot;; [.B180]; &quot;&quot;&quot;, &quot;&quot;isStatic&quot;&quot;: &quot;; [.E180]; &quot;, &quot;&quot;onLoad&quot;&quot;: &quot;; [.F180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rth Temple: 1F</text:p>
          </table:table-cell>
          <table:table-cell table:style-name="ce2" office:value-type="string" calcext:value-type="string">
            <text:p>ETMiniboss</text:p>
          </table:table-cell>
          <table:table-cell table:style-name="ce2" office:value-type="string" calcext:value-type="string">
            <text:p>M_DaiMB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81]; [.D181])" office:value-type="string" office:string-value="" calcext:value-type="error">
            <text:p>#NAME?</text:p>
          </table:table-cell>
          <table:table-cell table:style-name="ce3" table:formula="of:=CONCATENATE([.G181]; &quot;: { &quot;&quot;name&quot;&quot;: &quot;&quot;&quot;; [.A181]; &quot;&quot;&quot;, &quot;&quot;internalName&quot;&quot;: &quot;&quot;&quot;; [.C181]; &quot;&quot;&quot;, &quot;&quot;roomId&quot;&quot;: &quot;; [.D181]; &quot;, &quot;&quot;key&quot;&quot;: &quot;&quot;&quot;; [.B181]; &quot;&quot;&quot;, &quot;&quot;isStatic&quot;&quot;: &quot;; [.E181]; &quot;, &quot;&quot;onLoad&quot;&quot;: &quot;; [.F181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ETFaceStatueStaircase</text:p>
          </table:table-cell>
          <table:table-cell table:style-name="ce2" office:value-type="string" calcext:value-type="string">
            <text:p>M_Dai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82]; [.D182])" office:value-type="string" office:string-value="" calcext:value-type="error">
            <text:p>#NAME?</text:p>
          </table:table-cell>
          <table:table-cell table:style-name="ce3" table:formula="of:=CONCATENATE([.G182]; &quot;: { &quot;&quot;name&quot;&quot;: &quot;&quot;&quot;; [.A182]; &quot;&quot;&quot;, &quot;&quot;internalName&quot;&quot;: &quot;&quot;&quot;; [.C182]; &quot;&quot;&quot;, &quot;&quot;roomId&quot;&quot;: &quot;; [.D182]; &quot;, &quot;&quot;key&quot;&quot;: &quot;&quot;&quot;; [.B182]; &quot;&quot;&quot;, &quot;&quot;isStatic&quot;&quot;: &quot;; [.E182]; &quot;, &quot;&quot;onLoad&quot;&quot;: &quot;; [.F182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ETStatueReDead</text:p>
          </table:table-cell>
          <table:table-cell table:style-name="ce2" office:value-type="string" calcext:value-type="string">
            <text:p>M_Dai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83]; [.D183])" office:value-type="string" office:string-value="" calcext:value-type="error">
            <text:p>#NAME?</text:p>
          </table:table-cell>
          <table:table-cell table:style-name="ce3" table:formula="of:=CONCATENATE([.G183]; &quot;: { &quot;&quot;name&quot;&quot;: &quot;&quot;&quot;; [.A183]; &quot;&quot;&quot;, &quot;&quot;internalName&quot;&quot;: &quot;&quot;&quot;; [.C183]; &quot;&quot;&quot;, &quot;&quot;roomId&quot;&quot;: &quot;; [.D183]; &quot;, &quot;&quot;key&quot;&quot;: &quot;&quot;&quot;; [.B183]; &quot;&quot;&quot;, &quot;&quot;isStatic&quot;&quot;: &quot;; [.E183]; &quot;, &quot;&quot;onLoad&quot;&quot;: &quot;; [.F183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ETFogPillars</text:p>
          </table:table-cell>
          <table:table-cell table:style-name="ce2" office:value-type="string" calcext:value-type="string">
            <text:p>M_Dai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84]; [.D184])" office:value-type="string" office:string-value="" calcext:value-type="error">
            <text:p>#NAME?</text:p>
          </table:table-cell>
          <table:table-cell table:style-name="ce3" table:formula="of:=CONCATENATE([.G184]; &quot;: { &quot;&quot;name&quot;&quot;: &quot;&quot;&quot;; [.A184]; &quot;&quot;&quot;, &quot;&quot;internalName&quot;&quot;: &quot;&quot;&quot;; [.C184]; &quot;&quot;&quot;, &quot;&quot;roomId&quot;&quot;: &quot;; [.D184]; &quot;, &quot;&quot;key&quot;&quot;: &quot;&quot;&quot;; [.B184]; &quot;&quot;&quot;, &quot;&quot;isStatic&quot;&quot;: &quot;; [.E184]; &quot;, &quot;&quot;onLoad&quot;&quot;: &quot;; [.F184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ETFogFloormasters</text:p>
          </table:table-cell>
          <table:table-cell table:style-name="ce2" office:value-type="string" calcext:value-type="string">
            <text:p>M_Dai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85]; [.D185])" office:value-type="string" office:string-value="" calcext:value-type="error">
            <text:p>#NAME?</text:p>
          </table:table-cell>
          <table:table-cell table:style-name="ce3" table:formula="of:=CONCATENATE([.G185]; &quot;: { &quot;&quot;name&quot;&quot;: &quot;&quot;&quot;; [.A185]; &quot;&quot;&quot;, &quot;&quot;internalName&quot;&quot;: &quot;&quot;&quot;; [.C185]; &quot;&quot;&quot;, &quot;&quot;roomId&quot;&quot;: &quot;; [.D185]; &quot;, &quot;&quot;key&quot;&quot;: &quot;&quot;&quot;; [.B185]; &quot;&quot;&quot;, &quot;&quot;isStatic&quot;&quot;: &quot;; [.E185]; &quot;, &quot;&quot;onLoad&quot;&quot;: &quot;; [.F185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ETSarcophagusHallway</text:p>
          </table:table-cell>
          <table:table-cell table:style-name="ce2" office:value-type="string" calcext:value-type="string">
            <text:p>M_Dai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86]; [.D186])" office:value-type="string" office:string-value="" calcext:value-type="error">
            <text:p>#NAME?</text:p>
          </table:table-cell>
          <table:table-cell table:style-name="ce3" table:formula="of:=CONCATENATE([.G186]; &quot;: { &quot;&quot;name&quot;&quot;: &quot;&quot;&quot;; [.A186]; &quot;&quot;&quot;, &quot;&quot;internalName&quot;&quot;: &quot;&quot;&quot;; [.C186]; &quot;&quot;&quot;, &quot;&quot;roomId&quot;&quot;: &quot;; [.D186]; &quot;, &quot;&quot;key&quot;&quot;: &quot;&quot;&quot;; [.B186]; &quot;&quot;&quot;, &quot;&quot;isStatic&quot;&quot;: &quot;; [.E186]; &quot;, &quot;&quot;onLoad&quot;&quot;: &quot;; [.F186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ETBossEntrance</text:p>
          </table:table-cell>
          <table:table-cell table:style-name="ce2" office:value-type="string" calcext:value-type="string">
            <text:p>M_Dai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87]; [.D187])" office:value-type="string" office:string-value="" calcext:value-type="error">
            <text:p>#NAME?</text:p>
          </table:table-cell>
          <table:table-cell table:style-name="ce3" table:formula="of:=CONCATENATE([.G187]; &quot;: { &quot;&quot;name&quot;&quot;: &quot;&quot;&quot;; [.A187]; &quot;&quot;&quot;, &quot;&quot;internalName&quot;&quot;: &quot;&quot;&quot;; [.C187]; &quot;&quot;&quot;, &quot;&quot;roomId&quot;&quot;: &quot;; [.D187]; &quot;, &quot;&quot;key&quot;&quot;: &quot;&quot;&quot;; [.B187]; &quot;&quot;&quot;, &quot;&quot;isStatic&quot;&quot;: &quot;; [.E187]; &quot;, &quot;&quot;onLoad&quot;&quot;: &quot;; [.F187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ETBeneathBossEntrance</text:p>
          </table:table-cell>
          <table:table-cell table:style-name="ce2" office:value-type="string" calcext:value-type="string">
            <text:p>M_Dai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88]; [.D188])" office:value-type="string" office:string-value="" calcext:value-type="error">
            <text:p>#NAME?</text:p>
          </table:table-cell>
          <table:table-cell table:style-name="ce3" table:formula="of:=CONCATENATE([.G188]; &quot;: { &quot;&quot;name&quot;&quot;: &quot;&quot;&quot;; [.A188]; &quot;&quot;&quot;, &quot;&quot;internalName&quot;&quot;: &quot;&quot;&quot;; [.C188]; &quot;&quot;&quot;, &quot;&quot;roomId&quot;&quot;: &quot;; [.D188]; &quot;, &quot;&quot;key&quot;&quot;: &quot;&quot;&quot;; [.B188]; &quot;&quot;&quot;, &quot;&quot;isStatic&quot;&quot;: &quot;; [.E188]; &quot;, &quot;&quot;onLoad&quot;&quot;: &quot;; [.F188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ETSarcophagusLight</text:p>
          </table:table-cell>
          <table:table-cell table:style-name="ce2" office:value-type="string" calcext:value-type="string">
            <text:p>M_Dai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89]; [.D189])" office:value-type="string" office:string-value="" calcext:value-type="error">
            <text:p>#NAME?</text:p>
          </table:table-cell>
          <table:table-cell table:style-name="ce3" table:formula="of:=CONCATENATE([.G189]; &quot;: { &quot;&quot;name&quot;&quot;: &quot;&quot;&quot;; [.A189]; &quot;&quot;&quot;, &quot;&quot;internalName&quot;&quot;: &quot;&quot;&quot;; [.C189]; &quot;&quot;&quot;, &quot;&quot;roomId&quot;&quot;: &quot;; [.D189]; &quot;, &quot;&quot;key&quot;&quot;: &quot;&quot;&quot;; [.B189]; &quot;&quot;&quot;, &quot;&quot;isStatic&quot;&quot;: &quot;; [.E189]; &quot;, &quot;&quot;onLoad&quot;&quot;: &quot;; [.F189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rth Temple: B1</text:p>
          </table:table-cell>
          <table:table-cell/>
          <table:table-cell table:style-name="ce2" office:value-type="string" calcext:value-type="string">
            <text:p>M_DaiB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90]; [.D190])" office:value-type="string" office:string-value="" calcext:value-type="error">
            <text:p>#NAME?</text:p>
          </table:table-cell>
          <table:table-cell table:style-name="ce3" table:formula="of:=CONCATENATE([.G190]; &quot;: { &quot;&quot;name&quot;&quot;: &quot;&quot;&quot;; [.A190]; &quot;&quot;&quot;, &quot;&quot;internalName&quot;&quot;: &quot;&quot;&quot;; [.C190]; &quot;&quot;&quot;, &quot;&quot;roomId&quot;&quot;: &quot;; [.D190]; &quot;, &quot;&quot;key&quot;&quot;: &quot;&quot;&quot;; [.B190]; &quot;&quot;&quot;, &quot;&quot;isStatic&quot;&quot;: &quot;; [.E190]; &quot;, &quot;&quot;onLoad&quot;&quot;: &quot;; [.F190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ind Temple Entrance</text:p>
          </table:table-cell>
          <table:table-cell/>
          <table:table-cell table:style-name="ce2" office:value-type="string" calcext:value-type="string">
            <text:p>Ekaz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91]; [.D191])" office:value-type="string" office:string-value="" calcext:value-type="error">
            <text:p>#NAME?</text:p>
          </table:table-cell>
          <table:table-cell table:style-name="ce3" table:formula="of:=CONCATENATE([.G191]; &quot;: { &quot;&quot;name&quot;&quot;: &quot;&quot;&quot;; [.A191]; &quot;&quot;&quot;, &quot;&quot;internalName&quot;&quot;: &quot;&quot;&quot;; [.C191]; &quot;&quot;&quot;, &quot;&quot;roomId&quot;&quot;: &quot;; [.D191]; &quot;, &quot;&quot;key&quot;&quot;: &quot;&quot;&quot;; [.B191]; &quot;&quot;&quot;, &quot;&quot;isStatic&quot;&quot;: &quot;; [.E191]; &quot;, &quot;&quot;onLoad&quot;&quot;: &quot;; [.F191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WTEntrance</text:p>
          </table:table-cell>
          <table:table-cell table:style-name="ce2" office:value-type="string" calcext:value-type="string">
            <text:p>kaz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92]; [.D192])" office:value-type="string" office:string-value="" calcext:value-type="error">
            <text:p>#NAME?</text:p>
          </table:table-cell>
          <table:table-cell table:style-name="ce3" table:formula="of:=CONCATENATE([.G192]; &quot;: { &quot;&quot;name&quot;&quot;: &quot;&quot;&quot;; [.A192]; &quot;&quot;&quot;, &quot;&quot;internalName&quot;&quot;: &quot;&quot;&quot;; [.C192]; &quot;&quot;&quot;, &quot;&quot;roomId&quot;&quot;: &quot;; [.D192]; &quot;, &quot;&quot;key&quot;&quot;: &quot;&quot;&quot;; [.B192]; &quot;&quot;&quot;, &quot;&quot;isStatic&quot;&quot;: &quot;; [.E192]; &quot;, &quot;&quot;onLoad&quot;&quot;: &quot;; [.F192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he Great Sea: Forest Haven</text:p>
          </table:table-cell>
          <table:table-cell/>
          <table:table-cell table:style-name="ce2" office:value-type="string" calcext:value-type="string">
            <text:p>Otkur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93]; [.D193])" office:value-type="string" office:string-value="" calcext:value-type="error">
            <text:p>#NAME?</text:p>
          </table:table-cell>
          <table:table-cell table:style-name="ce3" table:formula="of:=CONCATENATE([.G193]; &quot;: { &quot;&quot;name&quot;&quot;: &quot;&quot;&quot;; [.A193]; &quot;&quot;&quot;, &quot;&quot;internalName&quot;&quot;: &quot;&quot;&quot;; [.C193]; &quot;&quot;&quot;, &quot;&quot;roomId&quot;&quot;: &quot;; [.D193]; &quot;, &quot;&quot;key&quot;&quot;: &quot;&quot;&quot;; [.B193]; &quot;&quot;&quot;, &quot;&quot;isStatic&quot;&quot;: &quot;; [.E193]; &quot;, &quot;&quot;onLoad&quot;&quot;: &quot;; [.F193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rth Temple</text:p>
          </table:table-cell>
          <table:table-cell table:style-name="ce2" office:value-type="string" calcext:value-type="string">
            <text:p>ETMiniboss</text:p>
          </table:table-cell>
          <table:table-cell table:style-name="ce2" office:value-type="string" calcext:value-type="string">
            <text:p>kazeMB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94]; [.D194])" office:value-type="string" office:string-value="" calcext:value-type="error">
            <text:p>#NAME?</text:p>
          </table:table-cell>
          <table:table-cell table:style-name="ce3" table:formula="of:=CONCATENATE([.G194]; &quot;: { &quot;&quot;name&quot;&quot;: &quot;&quot;&quot;; [.A194]; &quot;&quot;&quot;, &quot;&quot;internalName&quot;&quot;: &quot;&quot;&quot;; [.C194]; &quot;&quot;&quot;, &quot;&quot;roomId&quot;&quot;: &quot;; [.D194]; &quot;, &quot;&quot;key&quot;&quot;: &quot;&quot;&quot;; [.B194]; &quot;&quot;&quot;, &quot;&quot;isStatic&quot;&quot;: &quot;; [.E194]; &quot;, &quot;&quot;onLoad&quot;&quot;: &quot;; [.F194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 Entrance</text:p>
          </table:table-cell>
          <table:table-cell/>
          <table:table-cell table:style-name="ce2" office:value-type="string" calcext:value-type="string">
            <text:p>Cave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195]; [.D195])" office:value-type="string" office:string-value="" calcext:value-type="error">
            <text:p>#NAME?</text:p>
          </table:table-cell>
          <table:table-cell table:style-name="ce3" table:formula="of:=CONCATENATE([.G195]; &quot;: { &quot;&quot;name&quot;&quot;: &quot;&quot;&quot;; [.A195]; &quot;&quot;&quot;, &quot;&quot;internalName&quot;&quot;: &quot;&quot;&quot;; [.C195]; &quot;&quot;&quot;, &quot;&quot;roomId&quot;&quot;: &quot;; [.D195]; &quot;, &quot;&quot;key&quot;&quot;: &quot;&quot;&quot;; [.B195]; &quot;&quot;&quot;, &quot;&quot;isStatic&quot;&quot;: &quot;; [.E195]; &quot;, &quot;&quot;onLoad&quot;&quot;: &quot;; [.F195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1</text:p>
          </table:table-cell>
          <table:table-cell/>
          <table:table-cell table:style-name="ce2" office:value-type="string" calcext:value-type="string">
            <text:p>Cave09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3" table:formula="of:=rphash([.C196]; [.D196])" office:value-type="string" office:string-value="" calcext:value-type="error">
            <text:p>#NAME?</text:p>
          </table:table-cell>
          <table:table-cell table:style-name="ce3" table:formula="of:=CONCATENATE([.G196]; &quot;: { &quot;&quot;name&quot;&quot;: &quot;&quot;&quot;; [.A196]; &quot;&quot;&quot;, &quot;&quot;internalName&quot;&quot;: &quot;&quot;&quot;; [.C196]; &quot;&quot;&quot;, &quot;&quot;roomId&quot;&quot;: &quot;; [.D196]; &quot;, &quot;&quot;key&quot;&quot;: &quot;&quot;&quot;; [.B196]; &quot;&quot;&quot;, &quot;&quot;isStatic&quot;&quot;: &quot;; [.E196]; &quot;, &quot;&quot;onLoad&quot;&quot;: &quot;; [.F196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2</text:p>
          </table:table-cell>
          <table:table-cell/>
          <table:table-cell table:style-name="ce2" office:value-type="string" calcext:value-type="string">
            <text:p>Cave0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197]; [.D197])" office:value-type="string" office:string-value="" calcext:value-type="error">
            <text:p>#NAME?</text:p>
          </table:table-cell>
          <table:table-cell table:style-name="ce3" table:formula="of:=CONCATENATE([.G197]; &quot;: { &quot;&quot;name&quot;&quot;: &quot;&quot;&quot;; [.A197]; &quot;&quot;&quot;, &quot;&quot;internalName&quot;&quot;: &quot;&quot;&quot;; [.C197]; &quot;&quot;&quot;, &quot;&quot;roomId&quot;&quot;: &quot;; [.D197]; &quot;, &quot;&quot;key&quot;&quot;: &quot;&quot;&quot;; [.B197]; &quot;&quot;&quot;, &quot;&quot;isStatic&quot;&quot;: &quot;; [.E197]; &quot;, &quot;&quot;onLoad&quot;&quot;: &quot;; [.F197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3</text:p>
          </table:table-cell>
          <table:table-cell/>
          <table:table-cell table:style-name="ce2" office:value-type="string" calcext:value-type="string">
            <text:p>Cave0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198]; [.D198])" office:value-type="string" office:string-value="" calcext:value-type="error">
            <text:p>#NAME?</text:p>
          </table:table-cell>
          <table:table-cell table:style-name="ce3" table:formula="of:=CONCATENATE([.G198]; &quot;: { &quot;&quot;name&quot;&quot;: &quot;&quot;&quot;; [.A198]; &quot;&quot;&quot;, &quot;&quot;internalName&quot;&quot;: &quot;&quot;&quot;; [.C198]; &quot;&quot;&quot;, &quot;&quot;roomId&quot;&quot;: &quot;; [.D198]; &quot;, &quot;&quot;key&quot;&quot;: &quot;&quot;&quot;; [.B198]; &quot;&quot;&quot;, &quot;&quot;isStatic&quot;&quot;: &quot;; [.E198]; &quot;, &quot;&quot;onLoad&quot;&quot;: &quot;; [.F198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4</text:p>
          </table:table-cell>
          <table:table-cell/>
          <table:table-cell table:style-name="ce2" office:value-type="string" calcext:value-type="string">
            <text:p>Cave09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199]; [.D199])" office:value-type="string" office:string-value="" calcext:value-type="error">
            <text:p>#NAME?</text:p>
          </table:table-cell>
          <table:table-cell table:style-name="ce3" table:formula="of:=CONCATENATE([.G199]; &quot;: { &quot;&quot;name&quot;&quot;: &quot;&quot;&quot;; [.A199]; &quot;&quot;&quot;, &quot;&quot;internalName&quot;&quot;: &quot;&quot;&quot;; [.C199]; &quot;&quot;&quot;, &quot;&quot;roomId&quot;&quot;: &quot;; [.D199]; &quot;, &quot;&quot;key&quot;&quot;: &quot;&quot;&quot;; [.B199]; &quot;&quot;&quot;, &quot;&quot;isStatic&quot;&quot;: &quot;; [.E199]; &quot;, &quot;&quot;onLoad&quot;&quot;: &quot;; [.F199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5</text:p>
          </table:table-cell>
          <table:table-cell/>
          <table:table-cell table:style-name="ce2" office:value-type="string" calcext:value-type="string">
            <text:p>Cave0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00]; [.D200])" office:value-type="string" office:string-value="" calcext:value-type="error">
            <text:p>#NAME?</text:p>
          </table:table-cell>
          <table:table-cell table:style-name="ce3" table:formula="of:=CONCATENATE([.G200]; &quot;: { &quot;&quot;name&quot;&quot;: &quot;&quot;&quot;; [.A200]; &quot;&quot;&quot;, &quot;&quot;internalName&quot;&quot;: &quot;&quot;&quot;; [.C200]; &quot;&quot;&quot;, &quot;&quot;roomId&quot;&quot;: &quot;; [.D200]; &quot;, &quot;&quot;key&quot;&quot;: &quot;&quot;&quot;; [.B200]; &quot;&quot;&quot;, &quot;&quot;isStatic&quot;&quot;: &quot;; [.E200]; &quot;, &quot;&quot;onLoad&quot;&quot;: &quot;; [.F200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6</text:p>
          </table:table-cell>
          <table:table-cell/>
          <table:table-cell table:style-name="ce2" office:value-type="string" calcext:value-type="string">
            <text:p>Cave09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01]; [.D201])" office:value-type="string" office:string-value="" calcext:value-type="error">
            <text:p>#NAME?</text:p>
          </table:table-cell>
          <table:table-cell table:style-name="ce3" table:formula="of:=CONCATENATE([.G201]; &quot;: { &quot;&quot;name&quot;&quot;: &quot;&quot;&quot;; [.A201]; &quot;&quot;&quot;, &quot;&quot;internalName&quot;&quot;: &quot;&quot;&quot;; [.C201]; &quot;&quot;&quot;, &quot;&quot;roomId&quot;&quot;: &quot;; [.D201]; &quot;, &quot;&quot;key&quot;&quot;: &quot;&quot;&quot;; [.B201]; &quot;&quot;&quot;, &quot;&quot;isStatic&quot;&quot;: &quot;; [.E201]; &quot;, &quot;&quot;onLoad&quot;&quot;: &quot;; [.F201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7</text:p>
          </table:table-cell>
          <table:table-cell/>
          <table:table-cell table:style-name="ce2" office:value-type="string" calcext:value-type="string">
            <text:p>Cave09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02]; [.D202])" office:value-type="string" office:string-value="" calcext:value-type="error">
            <text:p>#NAME?</text:p>
          </table:table-cell>
          <table:table-cell table:style-name="ce3" table:formula="of:=CONCATENATE([.G202]; &quot;: { &quot;&quot;name&quot;&quot;: &quot;&quot;&quot;; [.A202]; &quot;&quot;&quot;, &quot;&quot;internalName&quot;&quot;: &quot;&quot;&quot;; [.C202]; &quot;&quot;&quot;, &quot;&quot;roomId&quot;&quot;: &quot;; [.D202]; &quot;, &quot;&quot;key&quot;&quot;: &quot;&quot;&quot;; [.B202]; &quot;&quot;&quot;, &quot;&quot;isStatic&quot;&quot;: &quot;; [.E202]; &quot;, &quot;&quot;onLoad&quot;&quot;: &quot;; [.F202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8</text:p>
          </table:table-cell>
          <table:table-cell/>
          <table:table-cell table:style-name="ce2" office:value-type="string" calcext:value-type="string">
            <text:p>Cave09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03]; [.D203])" office:value-type="string" office:string-value="" calcext:value-type="error">
            <text:p>#NAME?</text:p>
          </table:table-cell>
          <table:table-cell table:style-name="ce3" table:formula="of:=CONCATENATE([.G203]; &quot;: { &quot;&quot;name&quot;&quot;: &quot;&quot;&quot;; [.A203]; &quot;&quot;&quot;, &quot;&quot;internalName&quot;&quot;: &quot;&quot;&quot;; [.C203]; &quot;&quot;&quot;, &quot;&quot;roomId&quot;&quot;: &quot;; [.D203]; &quot;, &quot;&quot;key&quot;&quot;: &quot;&quot;&quot;; [.B203]; &quot;&quot;&quot;, &quot;&quot;isStatic&quot;&quot;: &quot;; [.E203]; &quot;, &quot;&quot;onLoad&quot;&quot;: &quot;; [.F203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9</text:p>
          </table:table-cell>
          <table:table-cell/>
          <table:table-cell table:style-name="ce2" office:value-type="string" calcext:value-type="string">
            <text:p>Cave09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04]; [.D204])" office:value-type="string" office:string-value="" calcext:value-type="error">
            <text:p>#NAME?</text:p>
          </table:table-cell>
          <table:table-cell table:style-name="ce3" table:formula="of:=CONCATENATE([.G204]; &quot;: { &quot;&quot;name&quot;&quot;: &quot;&quot;&quot;; [.A204]; &quot;&quot;&quot;, &quot;&quot;internalName&quot;&quot;: &quot;&quot;&quot;; [.C204]; &quot;&quot;&quot;, &quot;&quot;roomId&quot;&quot;: &quot;; [.D204]; &quot;, &quot;&quot;key&quot;&quot;: &quot;&quot;&quot;; [.B204]; &quot;&quot;&quot;, &quot;&quot;isStatic&quot;&quot;: &quot;; [.E204]; &quot;, &quot;&quot;onLoad&quot;&quot;: &quot;; [.F204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10</text:p>
          </table:table-cell>
          <table:table-cell/>
          <table:table-cell table:style-name="ce2" office:value-type="string" calcext:value-type="string">
            <text:p>Cave09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05]; [.D205])" office:value-type="string" office:string-value="" calcext:value-type="error">
            <text:p>#NAME?</text:p>
          </table:table-cell>
          <table:table-cell table:style-name="ce3" table:formula="of:=CONCATENATE([.G205]; &quot;: { &quot;&quot;name&quot;&quot;: &quot;&quot;&quot;; [.A205]; &quot;&quot;&quot;, &quot;&quot;internalName&quot;&quot;: &quot;&quot;&quot;; [.C205]; &quot;&quot;&quot;, &quot;&quot;roomId&quot;&quot;: &quot;; [.D205]; &quot;, &quot;&quot;key&quot;&quot;: &quot;&quot;&quot;; [.B205]; &quot;&quot;&quot;, &quot;&quot;isStatic&quot;&quot;: &quot;; [.E205]; &quot;, &quot;&quot;onLoad&quot;&quot;: &quot;; [.F205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11</text:p>
          </table:table-cell>
          <table:table-cell/>
          <table:table-cell table:style-name="ce2" office:value-type="string" calcext:value-type="string">
            <text:p>Cave1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3" table:formula="of:=rphash([.C206]; [.D206])" office:value-type="string" office:string-value="" calcext:value-type="error">
            <text:p>#NAME?</text:p>
          </table:table-cell>
          <table:table-cell table:style-name="ce3" table:formula="of:=CONCATENATE([.G206]; &quot;: { &quot;&quot;name&quot;&quot;: &quot;&quot;&quot;; [.A206]; &quot;&quot;&quot;, &quot;&quot;internalName&quot;&quot;: &quot;&quot;&quot;; [.C206]; &quot;&quot;&quot;, &quot;&quot;roomId&quot;&quot;: &quot;; [.D206]; &quot;, &quot;&quot;key&quot;&quot;: &quot;&quot;&quot;; [.B206]; &quot;&quot;&quot;, &quot;&quot;isStatic&quot;&quot;: &quot;; [.E206]; &quot;, &quot;&quot;onLoad&quot;&quot;: &quot;; [.F206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12</text:p>
          </table:table-cell>
          <table:table-cell/>
          <table:table-cell table:style-name="ce2" office:value-type="string" calcext:value-type="string">
            <text:p>Cave1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07]; [.D207])" office:value-type="string" office:string-value="" calcext:value-type="error">
            <text:p>#NAME?</text:p>
          </table:table-cell>
          <table:table-cell table:style-name="ce3" table:formula="of:=CONCATENATE([.G207]; &quot;: { &quot;&quot;name&quot;&quot;: &quot;&quot;&quot;; [.A207]; &quot;&quot;&quot;, &quot;&quot;internalName&quot;&quot;: &quot;&quot;&quot;; [.C207]; &quot;&quot;&quot;, &quot;&quot;roomId&quot;&quot;: &quot;; [.D207]; &quot;, &quot;&quot;key&quot;&quot;: &quot;&quot;&quot;; [.B207]; &quot;&quot;&quot;, &quot;&quot;isStatic&quot;&quot;: &quot;; [.E207]; &quot;, &quot;&quot;onLoad&quot;&quot;: &quot;; [.F207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13</text:p>
          </table:table-cell>
          <table:table-cell/>
          <table:table-cell table:style-name="ce2" office:value-type="string" calcext:value-type="string">
            <text:p>Cave1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08]; [.D208])" office:value-type="string" office:string-value="" calcext:value-type="error">
            <text:p>#NAME?</text:p>
          </table:table-cell>
          <table:table-cell table:style-name="ce3" table:formula="of:=CONCATENATE([.G208]; &quot;: { &quot;&quot;name&quot;&quot;: &quot;&quot;&quot;; [.A208]; &quot;&quot;&quot;, &quot;&quot;internalName&quot;&quot;: &quot;&quot;&quot;; [.C208]; &quot;&quot;&quot;, &quot;&quot;roomId&quot;&quot;: &quot;; [.D208]; &quot;, &quot;&quot;key&quot;&quot;: &quot;&quot;&quot;; [.B208]; &quot;&quot;&quot;, &quot;&quot;isStatic&quot;&quot;: &quot;; [.E208]; &quot;, &quot;&quot;onLoad&quot;&quot;: &quot;; [.F208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14</text:p>
          </table:table-cell>
          <table:table-cell/>
          <table:table-cell table:style-name="ce2" office:value-type="string" calcext:value-type="string">
            <text:p>Cave1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09]; [.D209])" office:value-type="string" office:string-value="" calcext:value-type="error">
            <text:p>#NAME?</text:p>
          </table:table-cell>
          <table:table-cell table:style-name="ce3" table:formula="of:=CONCATENATE([.G209]; &quot;: { &quot;&quot;name&quot;&quot;: &quot;&quot;&quot;; [.A209]; &quot;&quot;&quot;, &quot;&quot;internalName&quot;&quot;: &quot;&quot;&quot;; [.C209]; &quot;&quot;&quot;, &quot;&quot;roomId&quot;&quot;: &quot;; [.D209]; &quot;, &quot;&quot;key&quot;&quot;: &quot;&quot;&quot;; [.B209]; &quot;&quot;&quot;, &quot;&quot;isStatic&quot;&quot;: &quot;; [.E209]; &quot;, &quot;&quot;onLoad&quot;&quot;: &quot;; [.F209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15</text:p>
          </table:table-cell>
          <table:table-cell/>
          <table:table-cell table:style-name="ce2" office:value-type="string" calcext:value-type="string">
            <text:p>Cave1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10]; [.D210])" office:value-type="string" office:string-value="" calcext:value-type="error">
            <text:p>#NAME?</text:p>
          </table:table-cell>
          <table:table-cell table:style-name="ce3" table:formula="of:=CONCATENATE([.G210]; &quot;: { &quot;&quot;name&quot;&quot;: &quot;&quot;&quot;; [.A210]; &quot;&quot;&quot;, &quot;&quot;internalName&quot;&quot;: &quot;&quot;&quot;; [.C210]; &quot;&quot;&quot;, &quot;&quot;roomId&quot;&quot;: &quot;; [.D210]; &quot;, &quot;&quot;key&quot;&quot;: &quot;&quot;&quot;; [.B210]; &quot;&quot;&quot;, &quot;&quot;isStatic&quot;&quot;: &quot;; [.E210]; &quot;, &quot;&quot;onLoad&quot;&quot;: &quot;; [.F210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16</text:p>
          </table:table-cell>
          <table:table-cell/>
          <table:table-cell table:style-name="ce2" office:value-type="string" calcext:value-type="string">
            <text:p>Cave1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11]; [.D211])" office:value-type="string" office:string-value="" calcext:value-type="error">
            <text:p>#NAME?</text:p>
          </table:table-cell>
          <table:table-cell table:style-name="ce3" table:formula="of:=CONCATENATE([.G211]; &quot;: { &quot;&quot;name&quot;&quot;: &quot;&quot;&quot;; [.A211]; &quot;&quot;&quot;, &quot;&quot;internalName&quot;&quot;: &quot;&quot;&quot;; [.C211]; &quot;&quot;&quot;, &quot;&quot;roomId&quot;&quot;: &quot;; [.D211]; &quot;, &quot;&quot;key&quot;&quot;: &quot;&quot;&quot;; [.B211]; &quot;&quot;&quot;, &quot;&quot;isStatic&quot;&quot;: &quot;; [.E211]; &quot;, &quot;&quot;onLoad&quot;&quot;: &quot;; [.F211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17</text:p>
          </table:table-cell>
          <table:table-cell/>
          <table:table-cell table:style-name="ce2" office:value-type="string" calcext:value-type="string">
            <text:p>Cave1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12]; [.D212])" office:value-type="string" office:string-value="" calcext:value-type="error">
            <text:p>#NAME?</text:p>
          </table:table-cell>
          <table:table-cell table:style-name="ce3" table:formula="of:=CONCATENATE([.G212]; &quot;: { &quot;&quot;name&quot;&quot;: &quot;&quot;&quot;; [.A212]; &quot;&quot;&quot;, &quot;&quot;internalName&quot;&quot;: &quot;&quot;&quot;; [.C212]; &quot;&quot;&quot;, &quot;&quot;roomId&quot;&quot;: &quot;; [.D212]; &quot;, &quot;&quot;key&quot;&quot;: &quot;&quot;&quot;; [.B212]; &quot;&quot;&quot;, &quot;&quot;isStatic&quot;&quot;: &quot;; [.E212]; &quot;, &quot;&quot;onLoad&quot;&quot;: &quot;; [.F212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18</text:p>
          </table:table-cell>
          <table:table-cell/>
          <table:table-cell table:style-name="ce2" office:value-type="string" calcext:value-type="string">
            <text:p>Cave1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13]; [.D213])" office:value-type="string" office:string-value="" calcext:value-type="error">
            <text:p>#NAME?</text:p>
          </table:table-cell>
          <table:table-cell table:style-name="ce3" table:formula="of:=CONCATENATE([.G213]; &quot;: { &quot;&quot;name&quot;&quot;: &quot;&quot;&quot;; [.A213]; &quot;&quot;&quot;, &quot;&quot;internalName&quot;&quot;: &quot;&quot;&quot;; [.C213]; &quot;&quot;&quot;, &quot;&quot;roomId&quot;&quot;: &quot;; [.D213]; &quot;, &quot;&quot;key&quot;&quot;: &quot;&quot;&quot;; [.B213]; &quot;&quot;&quot;, &quot;&quot;isStatic&quot;&quot;: &quot;; [.E213]; &quot;, &quot;&quot;onLoad&quot;&quot;: &quot;; [.F213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19</text:p>
          </table:table-cell>
          <table:table-cell/>
          <table:table-cell table:style-name="ce2" office:value-type="string" calcext:value-type="string">
            <text:p>Cave1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14]; [.D214])" office:value-type="string" office:string-value="" calcext:value-type="error">
            <text:p>#NAME?</text:p>
          </table:table-cell>
          <table:table-cell table:style-name="ce3" table:formula="of:=CONCATENATE([.G214]; &quot;: { &quot;&quot;name&quot;&quot;: &quot;&quot;&quot;; [.A214]; &quot;&quot;&quot;, &quot;&quot;internalName&quot;&quot;: &quot;&quot;&quot;; [.C214]; &quot;&quot;&quot;, &quot;&quot;roomId&quot;&quot;: &quot;; [.D214]; &quot;, &quot;&quot;key&quot;&quot;: &quot;&quot;&quot;; [.B214]; &quot;&quot;&quot;, &quot;&quot;isStatic&quot;&quot;: &quot;; [.E214]; &quot;, &quot;&quot;onLoad&quot;&quot;: &quot;; [.F214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20</text:p>
          </table:table-cell>
          <table:table-cell/>
          <table:table-cell table:style-name="ce2" office:value-type="string" calcext:value-type="string">
            <text:p>Cave1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15]; [.D215])" office:value-type="string" office:string-value="" calcext:value-type="error">
            <text:p>#NAME?</text:p>
          </table:table-cell>
          <table:table-cell table:style-name="ce3" table:formula="of:=CONCATENATE([.G215]; &quot;: { &quot;&quot;name&quot;&quot;: &quot;&quot;&quot;; [.A215]; &quot;&quot;&quot;, &quot;&quot;internalName&quot;&quot;: &quot;&quot;&quot;; [.C215]; &quot;&quot;&quot;, &quot;&quot;roomId&quot;&quot;: &quot;; [.D215]; &quot;, &quot;&quot;key&quot;&quot;: &quot;&quot;&quot;; [.B215]; &quot;&quot;&quot;, &quot;&quot;isStatic&quot;&quot;: &quot;; [.E215]; &quot;, &quot;&quot;onLoad&quot;&quot;: &quot;; [.F215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21</text:p>
          </table:table-cell>
          <table:table-cell/>
          <table:table-cell table:style-name="ce2" office:value-type="string" calcext:value-type="string">
            <text:p>Cave09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16]; [.D216])" office:value-type="string" office:string-value="" calcext:value-type="error">
            <text:p>#NAME?</text:p>
          </table:table-cell>
          <table:table-cell table:style-name="ce3" table:formula="of:=CONCATENATE([.G216]; &quot;: { &quot;&quot;name&quot;&quot;: &quot;&quot;&quot;; [.A216]; &quot;&quot;&quot;, &quot;&quot;internalName&quot;&quot;: &quot;&quot;&quot;; [.C216]; &quot;&quot;&quot;, &quot;&quot;roomId&quot;&quot;: &quot;; [.D216]; &quot;, &quot;&quot;key&quot;&quot;: &quot;&quot;&quot;; [.B216]; &quot;&quot;&quot;, &quot;&quot;isStatic&quot;&quot;: &quot;; [.E216]; &quot;, &quot;&quot;onLoad&quot;&quot;: &quot;; [.F216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22</text:p>
          </table:table-cell>
          <table:table-cell/>
          <table:table-cell table:style-name="ce2" office:value-type="string" calcext:value-type="string">
            <text:p>Cave09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17]; [.D217])" office:value-type="string" office:string-value="" calcext:value-type="error">
            <text:p>#NAME?</text:p>
          </table:table-cell>
          <table:table-cell table:style-name="ce3" table:formula="of:=CONCATENATE([.G217]; &quot;: { &quot;&quot;name&quot;&quot;: &quot;&quot;&quot;; [.A217]; &quot;&quot;&quot;, &quot;&quot;internalName&quot;&quot;: &quot;&quot;&quot;; [.C217]; &quot;&quot;&quot;, &quot;&quot;roomId&quot;&quot;: &quot;; [.D217]; &quot;, &quot;&quot;key&quot;&quot;: &quot;&quot;&quot;; [.B217]; &quot;&quot;&quot;, &quot;&quot;isStatic&quot;&quot;: &quot;; [.E217]; &quot;, &quot;&quot;onLoad&quot;&quot;: &quot;; [.F217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23</text:p>
          </table:table-cell>
          <table:table-cell/>
          <table:table-cell table:style-name="ce2" office:value-type="string" calcext:value-type="string">
            <text:p>Cave09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18]; [.D218])" office:value-type="string" office:string-value="" calcext:value-type="error">
            <text:p>#NAME?</text:p>
          </table:table-cell>
          <table:table-cell table:style-name="ce3" table:formula="of:=CONCATENATE([.G218]; &quot;: { &quot;&quot;name&quot;&quot;: &quot;&quot;&quot;; [.A218]; &quot;&quot;&quot;, &quot;&quot;internalName&quot;&quot;: &quot;&quot;&quot;; [.C218]; &quot;&quot;&quot;, &quot;&quot;roomId&quot;&quot;: &quot;; [.D218]; &quot;, &quot;&quot;key&quot;&quot;: &quot;&quot;&quot;; [.B218]; &quot;&quot;&quot;, &quot;&quot;isStatic&quot;&quot;: &quot;; [.E218]; &quot;, &quot;&quot;onLoad&quot;&quot;: &quot;; [.F218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24</text:p>
          </table:table-cell>
          <table:table-cell/>
          <table:table-cell table:style-name="ce2" office:value-type="string" calcext:value-type="string">
            <text:p>Cave09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19]; [.D219])" office:value-type="string" office:string-value="" calcext:value-type="error">
            <text:p>#NAME?</text:p>
          </table:table-cell>
          <table:table-cell table:style-name="ce3" table:formula="of:=CONCATENATE([.G219]; &quot;: { &quot;&quot;name&quot;&quot;: &quot;&quot;&quot;; [.A219]; &quot;&quot;&quot;, &quot;&quot;internalName&quot;&quot;: &quot;&quot;&quot;; [.C219]; &quot;&quot;&quot;, &quot;&quot;roomId&quot;&quot;: &quot;; [.D219]; &quot;, &quot;&quot;key&quot;&quot;: &quot;&quot;&quot;; [.B219]; &quot;&quot;&quot;, &quot;&quot;isStatic&quot;&quot;: &quot;; [.E219]; &quot;, &quot;&quot;onLoad&quot;&quot;: &quot;; [.F219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25</text:p>
          </table:table-cell>
          <table:table-cell/>
          <table:table-cell table:style-name="ce2" office:value-type="string" calcext:value-type="string">
            <text:p>Cave0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20]; [.D220])" office:value-type="string" office:string-value="" calcext:value-type="error">
            <text:p>#NAME?</text:p>
          </table:table-cell>
          <table:table-cell table:style-name="ce3" table:formula="of:=CONCATENATE([.G220]; &quot;: { &quot;&quot;name&quot;&quot;: &quot;&quot;&quot;; [.A220]; &quot;&quot;&quot;, &quot;&quot;internalName&quot;&quot;: &quot;&quot;&quot;; [.C220]; &quot;&quot;&quot;, &quot;&quot;roomId&quot;&quot;: &quot;; [.D220]; &quot;, &quot;&quot;key&quot;&quot;: &quot;&quot;&quot;; [.B220]; &quot;&quot;&quot;, &quot;&quot;isStatic&quot;&quot;: &quot;; [.E220]; &quot;, &quot;&quot;onLoad&quot;&quot;: &quot;; [.F220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26</text:p>
          </table:table-cell>
          <table:table-cell/>
          <table:table-cell table:style-name="ce2" office:value-type="string" calcext:value-type="string">
            <text:p>Cave09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21]; [.D221])" office:value-type="string" office:string-value="" calcext:value-type="error">
            <text:p>#NAME?</text:p>
          </table:table-cell>
          <table:table-cell table:style-name="ce3" table:formula="of:=CONCATENATE([.G221]; &quot;: { &quot;&quot;name&quot;&quot;: &quot;&quot;&quot;; [.A221]; &quot;&quot;&quot;, &quot;&quot;internalName&quot;&quot;: &quot;&quot;&quot;; [.C221]; &quot;&quot;&quot;, &quot;&quot;roomId&quot;&quot;: &quot;; [.D221]; &quot;, &quot;&quot;key&quot;&quot;: &quot;&quot;&quot;; [.B221]; &quot;&quot;&quot;, &quot;&quot;isStatic&quot;&quot;: &quot;; [.E221]; &quot;, &quot;&quot;onLoad&quot;&quot;: &quot;; [.F221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27</text:p>
          </table:table-cell>
          <table:table-cell/>
          <table:table-cell table:style-name="ce2" office:value-type="string" calcext:value-type="string">
            <text:p>Cave09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22]; [.D222])" office:value-type="string" office:string-value="" calcext:value-type="error">
            <text:p>#NAME?</text:p>
          </table:table-cell>
          <table:table-cell table:style-name="ce3" table:formula="of:=CONCATENATE([.G222]; &quot;: { &quot;&quot;name&quot;&quot;: &quot;&quot;&quot;; [.A222]; &quot;&quot;&quot;, &quot;&quot;internalName&quot;&quot;: &quot;&quot;&quot;; [.C222]; &quot;&quot;&quot;, &quot;&quot;roomId&quot;&quot;: &quot;; [.D222]; &quot;, &quot;&quot;key&quot;&quot;: &quot;&quot;&quot;; [.B222]; &quot;&quot;&quot;, &quot;&quot;isStatic&quot;&quot;: &quot;; [.E222]; &quot;, &quot;&quot;onLoad&quot;&quot;: &quot;; [.F222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28</text:p>
          </table:table-cell>
          <table:table-cell/>
          <table:table-cell table:style-name="ce2" office:value-type="string" calcext:value-type="string">
            <text:p>Cave09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23]; [.D223])" office:value-type="string" office:string-value="" calcext:value-type="error">
            <text:p>#NAME?</text:p>
          </table:table-cell>
          <table:table-cell table:style-name="ce3" table:formula="of:=CONCATENATE([.G223]; &quot;: { &quot;&quot;name&quot;&quot;: &quot;&quot;&quot;; [.A223]; &quot;&quot;&quot;, &quot;&quot;internalName&quot;&quot;: &quot;&quot;&quot;; [.C223]; &quot;&quot;&quot;, &quot;&quot;roomId&quot;&quot;: &quot;; [.D223]; &quot;, &quot;&quot;key&quot;&quot;: &quot;&quot;&quot;; [.B223]; &quot;&quot;&quot;, &quot;&quot;isStatic&quot;&quot;: &quot;; [.E223]; &quot;, &quot;&quot;onLoad&quot;&quot;: &quot;; [.F223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29</text:p>
          </table:table-cell>
          <table:table-cell/>
          <table:table-cell table:style-name="ce2" office:value-type="string" calcext:value-type="string">
            <text:p>Cave09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24]; [.D224])" office:value-type="string" office:string-value="" calcext:value-type="error">
            <text:p>#NAME?</text:p>
          </table:table-cell>
          <table:table-cell table:style-name="ce3" table:formula="of:=CONCATENATE([.G224]; &quot;: { &quot;&quot;name&quot;&quot;: &quot;&quot;&quot;; [.A224]; &quot;&quot;&quot;, &quot;&quot;internalName&quot;&quot;: &quot;&quot;&quot;; [.C224]; &quot;&quot;&quot;, &quot;&quot;roomId&quot;&quot;: &quot;; [.D224]; &quot;, &quot;&quot;key&quot;&quot;: &quot;&quot;&quot;; [.B224]; &quot;&quot;&quot;, &quot;&quot;isStatic&quot;&quot;: &quot;; [.E224]; &quot;, &quot;&quot;onLoad&quot;&quot;: &quot;; [.F224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30</text:p>
          </table:table-cell>
          <table:table-cell/>
          <table:table-cell table:style-name="ce2" office:value-type="string" calcext:value-type="string">
            <text:p>Cave09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25]; [.D225])" office:value-type="string" office:string-value="" calcext:value-type="error">
            <text:p>#NAME?</text:p>
          </table:table-cell>
          <table:table-cell table:style-name="ce3" table:formula="of:=CONCATENATE([.G225]; &quot;: { &quot;&quot;name&quot;&quot;: &quot;&quot;&quot;; [.A225]; &quot;&quot;&quot;, &quot;&quot;internalName&quot;&quot;: &quot;&quot;&quot;; [.C225]; &quot;&quot;&quot;, &quot;&quot;roomId&quot;&quot;: &quot;; [.D225]; &quot;, &quot;&quot;key&quot;&quot;: &quot;&quot;&quot;; [.B225]; &quot;&quot;&quot;, &quot;&quot;isStatic&quot;&quot;: &quot;; [.E225]; &quot;, &quot;&quot;onLoad&quot;&quot;: &quot;; [.F225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31</text:p>
          </table:table-cell>
          <table:table-cell/>
          <table:table-cell table:style-name="ce2" office:value-type="string" calcext:value-type="string">
            <text:p>Cave1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3" table:formula="of:=rphash([.C226]; [.D226])" office:value-type="string" office:string-value="" calcext:value-type="error">
            <text:p>#NAME?</text:p>
          </table:table-cell>
          <table:table-cell table:style-name="ce3" table:formula="of:=CONCATENATE([.G226]; &quot;: { &quot;&quot;name&quot;&quot;: &quot;&quot;&quot;; [.A226]; &quot;&quot;&quot;, &quot;&quot;internalName&quot;&quot;: &quot;&quot;&quot;; [.C226]; &quot;&quot;&quot;, &quot;&quot;roomId&quot;&quot;: &quot;; [.D226]; &quot;, &quot;&quot;key&quot;&quot;: &quot;&quot;&quot;; [.B226]; &quot;&quot;&quot;, &quot;&quot;isStatic&quot;&quot;: &quot;; [.E226]; &quot;, &quot;&quot;onLoad&quot;&quot;: &quot;; [.F226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32</text:p>
          </table:table-cell>
          <table:table-cell/>
          <table:table-cell table:style-name="ce2" office:value-type="string" calcext:value-type="string">
            <text:p>Cave1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27]; [.D227])" office:value-type="string" office:string-value="" calcext:value-type="error">
            <text:p>#NAME?</text:p>
          </table:table-cell>
          <table:table-cell table:style-name="ce3" table:formula="of:=CONCATENATE([.G227]; &quot;: { &quot;&quot;name&quot;&quot;: &quot;&quot;&quot;; [.A227]; &quot;&quot;&quot;, &quot;&quot;internalName&quot;&quot;: &quot;&quot;&quot;; [.C227]; &quot;&quot;&quot;, &quot;&quot;roomId&quot;&quot;: &quot;; [.D227]; &quot;, &quot;&quot;key&quot;&quot;: &quot;&quot;&quot;; [.B227]; &quot;&quot;&quot;, &quot;&quot;isStatic&quot;&quot;: &quot;; [.E227]; &quot;, &quot;&quot;onLoad&quot;&quot;: &quot;; [.F227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33</text:p>
          </table:table-cell>
          <table:table-cell/>
          <table:table-cell table:style-name="ce2" office:value-type="string" calcext:value-type="string">
            <text:p>Cave1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28]; [.D228])" office:value-type="string" office:string-value="" calcext:value-type="error">
            <text:p>#NAME?</text:p>
          </table:table-cell>
          <table:table-cell table:style-name="ce3" table:formula="of:=CONCATENATE([.G228]; &quot;: { &quot;&quot;name&quot;&quot;: &quot;&quot;&quot;; [.A228]; &quot;&quot;&quot;, &quot;&quot;internalName&quot;&quot;: &quot;&quot;&quot;; [.C228]; &quot;&quot;&quot;, &quot;&quot;roomId&quot;&quot;: &quot;; [.D228]; &quot;, &quot;&quot;key&quot;&quot;: &quot;&quot;&quot;; [.B228]; &quot;&quot;&quot;, &quot;&quot;isStatic&quot;&quot;: &quot;; [.E228]; &quot;, &quot;&quot;onLoad&quot;&quot;: &quot;; [.F228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34</text:p>
          </table:table-cell>
          <table:table-cell/>
          <table:table-cell table:style-name="ce2" office:value-type="string" calcext:value-type="string">
            <text:p>Cave1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29]; [.D229])" office:value-type="string" office:string-value="" calcext:value-type="error">
            <text:p>#NAME?</text:p>
          </table:table-cell>
          <table:table-cell table:style-name="ce3" table:formula="of:=CONCATENATE([.G229]; &quot;: { &quot;&quot;name&quot;&quot;: &quot;&quot;&quot;; [.A229]; &quot;&quot;&quot;, &quot;&quot;internalName&quot;&quot;: &quot;&quot;&quot;; [.C229]; &quot;&quot;&quot;, &quot;&quot;roomId&quot;&quot;: &quot;; [.D229]; &quot;, &quot;&quot;key&quot;&quot;: &quot;&quot;&quot;; [.B229]; &quot;&quot;&quot;, &quot;&quot;isStatic&quot;&quot;: &quot;; [.E229]; &quot;, &quot;&quot;onLoad&quot;&quot;: &quot;; [.F229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35</text:p>
          </table:table-cell>
          <table:table-cell/>
          <table:table-cell table:style-name="ce2" office:value-type="string" calcext:value-type="string">
            <text:p>Cave1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30]; [.D230])" office:value-type="string" office:string-value="" calcext:value-type="error">
            <text:p>#NAME?</text:p>
          </table:table-cell>
          <table:table-cell table:style-name="ce3" table:formula="of:=CONCATENATE([.G230]; &quot;: { &quot;&quot;name&quot;&quot;: &quot;&quot;&quot;; [.A230]; &quot;&quot;&quot;, &quot;&quot;internalName&quot;&quot;: &quot;&quot;&quot;; [.C230]; &quot;&quot;&quot;, &quot;&quot;roomId&quot;&quot;: &quot;; [.D230]; &quot;, &quot;&quot;key&quot;&quot;: &quot;&quot;&quot;; [.B230]; &quot;&quot;&quot;, &quot;&quot;isStatic&quot;&quot;: &quot;; [.E230]; &quot;, &quot;&quot;onLoad&quot;&quot;: &quot;; [.F230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36</text:p>
          </table:table-cell>
          <table:table-cell/>
          <table:table-cell table:style-name="ce2" office:value-type="string" calcext:value-type="string">
            <text:p>Cave1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31]; [.D231])" office:value-type="string" office:string-value="" calcext:value-type="error">
            <text:p>#NAME?</text:p>
          </table:table-cell>
          <table:table-cell table:style-name="ce3" table:formula="of:=CONCATENATE([.G231]; &quot;: { &quot;&quot;name&quot;&quot;: &quot;&quot;&quot;; [.A231]; &quot;&quot;&quot;, &quot;&quot;internalName&quot;&quot;: &quot;&quot;&quot;; [.C231]; &quot;&quot;&quot;, &quot;&quot;roomId&quot;&quot;: &quot;; [.D231]; &quot;, &quot;&quot;key&quot;&quot;: &quot;&quot;&quot;; [.B231]; &quot;&quot;&quot;, &quot;&quot;isStatic&quot;&quot;: &quot;; [.E231]; &quot;, &quot;&quot;onLoad&quot;&quot;: &quot;; [.F231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37</text:p>
          </table:table-cell>
          <table:table-cell/>
          <table:table-cell table:style-name="ce2" office:value-type="string" calcext:value-type="string">
            <text:p>Cave1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32]; [.D232])" office:value-type="string" office:string-value="" calcext:value-type="error">
            <text:p>#NAME?</text:p>
          </table:table-cell>
          <table:table-cell table:style-name="ce3" table:formula="of:=CONCATENATE([.G232]; &quot;: { &quot;&quot;name&quot;&quot;: &quot;&quot;&quot;; [.A232]; &quot;&quot;&quot;, &quot;&quot;internalName&quot;&quot;: &quot;&quot;&quot;; [.C232]; &quot;&quot;&quot;, &quot;&quot;roomId&quot;&quot;: &quot;; [.D232]; &quot;, &quot;&quot;key&quot;&quot;: &quot;&quot;&quot;; [.B232]; &quot;&quot;&quot;, &quot;&quot;isStatic&quot;&quot;: &quot;; [.E232]; &quot;, &quot;&quot;onLoad&quot;&quot;: &quot;; [.F232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38</text:p>
          </table:table-cell>
          <table:table-cell/>
          <table:table-cell table:style-name="ce2" office:value-type="string" calcext:value-type="string">
            <text:p>Cave1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33]; [.D233])" office:value-type="string" office:string-value="" calcext:value-type="error">
            <text:p>#NAME?</text:p>
          </table:table-cell>
          <table:table-cell table:style-name="ce3" table:formula="of:=CONCATENATE([.G233]; &quot;: { &quot;&quot;name&quot;&quot;: &quot;&quot;&quot;; [.A233]; &quot;&quot;&quot;, &quot;&quot;internalName&quot;&quot;: &quot;&quot;&quot;; [.C233]; &quot;&quot;&quot;, &quot;&quot;roomId&quot;&quot;: &quot;; [.D233]; &quot;, &quot;&quot;key&quot;&quot;: &quot;&quot;&quot;; [.B233]; &quot;&quot;&quot;, &quot;&quot;isStatic&quot;&quot;: &quot;; [.E233]; &quot;, &quot;&quot;onLoad&quot;&quot;: &quot;; [.F233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39</text:p>
          </table:table-cell>
          <table:table-cell/>
          <table:table-cell table:style-name="ce2" office:value-type="string" calcext:value-type="string">
            <text:p>Cave1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34]; [.D234])" office:value-type="string" office:string-value="" calcext:value-type="error">
            <text:p>#NAME?</text:p>
          </table:table-cell>
          <table:table-cell table:style-name="ce3" table:formula="of:=CONCATENATE([.G234]; &quot;: { &quot;&quot;name&quot;&quot;: &quot;&quot;&quot;; [.A234]; &quot;&quot;&quot;, &quot;&quot;internalName&quot;&quot;: &quot;&quot;&quot;; [.C234]; &quot;&quot;&quot;, &quot;&quot;roomId&quot;&quot;: &quot;; [.D234]; &quot;, &quot;&quot;key&quot;&quot;: &quot;&quot;&quot;; [.B234]; &quot;&quot;&quot;, &quot;&quot;isStatic&quot;&quot;: &quot;; [.E234]; &quot;, &quot;&quot;onLoad&quot;&quot;: &quot;; [.F234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40</text:p>
          </table:table-cell>
          <table:table-cell/>
          <table:table-cell table:style-name="ce2" office:value-type="string" calcext:value-type="string">
            <text:p>Cave11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35]; [.D235])" office:value-type="string" office:string-value="" calcext:value-type="error">
            <text:p>#NAME?</text:p>
          </table:table-cell>
          <table:table-cell table:style-name="ce3" table:formula="of:=CONCATENATE([.G235]; &quot;: { &quot;&quot;name&quot;&quot;: &quot;&quot;&quot;; [.A235]; &quot;&quot;&quot;, &quot;&quot;internalName&quot;&quot;: &quot;&quot;&quot;; [.C235]; &quot;&quot;&quot;, &quot;&quot;roomId&quot;&quot;: &quot;; [.D235]; &quot;, &quot;&quot;key&quot;&quot;: &quot;&quot;&quot;; [.B235]; &quot;&quot;&quot;, &quot;&quot;isStatic&quot;&quot;: &quot;; [.E235]; &quot;, &quot;&quot;onLoad&quot;&quot;: &quot;; [.F235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41</text:p>
          </table:table-cell>
          <table:table-cell/>
          <table:table-cell table:style-name="ce2" office:value-type="string" calcext:value-type="string">
            <text:p>Cave1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36]; [.D236])" office:value-type="string" office:string-value="" calcext:value-type="error">
            <text:p>#NAME?</text:p>
          </table:table-cell>
          <table:table-cell table:style-name="ce3" table:formula="of:=CONCATENATE([.G236]; &quot;: { &quot;&quot;name&quot;&quot;: &quot;&quot;&quot;; [.A236]; &quot;&quot;&quot;, &quot;&quot;internalName&quot;&quot;: &quot;&quot;&quot;; [.C236]; &quot;&quot;&quot;, &quot;&quot;roomId&quot;&quot;: &quot;; [.D236]; &quot;, &quot;&quot;key&quot;&quot;: &quot;&quot;&quot;; [.B236]; &quot;&quot;&quot;, &quot;&quot;isStatic&quot;&quot;: &quot;; [.E236]; &quot;, &quot;&quot;onLoad&quot;&quot;: &quot;; [.F236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42</text:p>
          </table:table-cell>
          <table:table-cell/>
          <table:table-cell table:style-name="ce2" office:value-type="string" calcext:value-type="string">
            <text:p>Cave1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37]; [.D237])" office:value-type="string" office:string-value="" calcext:value-type="error">
            <text:p>#NAME?</text:p>
          </table:table-cell>
          <table:table-cell table:style-name="ce3" table:formula="of:=CONCATENATE([.G237]; &quot;: { &quot;&quot;name&quot;&quot;: &quot;&quot;&quot;; [.A237]; &quot;&quot;&quot;, &quot;&quot;internalName&quot;&quot;: &quot;&quot;&quot;; [.C237]; &quot;&quot;&quot;, &quot;&quot;roomId&quot;&quot;: &quot;; [.D237]; &quot;, &quot;&quot;key&quot;&quot;: &quot;&quot;&quot;; [.B237]; &quot;&quot;&quot;, &quot;&quot;isStatic&quot;&quot;: &quot;; [.E237]; &quot;, &quot;&quot;onLoad&quot;&quot;: &quot;; [.F237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43</text:p>
          </table:table-cell>
          <table:table-cell/>
          <table:table-cell table:style-name="ce2" office:value-type="string" calcext:value-type="string">
            <text:p>Cave1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38]; [.D238])" office:value-type="string" office:string-value="" calcext:value-type="error">
            <text:p>#NAME?</text:p>
          </table:table-cell>
          <table:table-cell table:style-name="ce3" table:formula="of:=CONCATENATE([.G238]; &quot;: { &quot;&quot;name&quot;&quot;: &quot;&quot;&quot;; [.A238]; &quot;&quot;&quot;, &quot;&quot;internalName&quot;&quot;: &quot;&quot;&quot;; [.C238]; &quot;&quot;&quot;, &quot;&quot;roomId&quot;&quot;: &quot;; [.D238]; &quot;, &quot;&quot;key&quot;&quot;: &quot;&quot;&quot;; [.B238]; &quot;&quot;&quot;, &quot;&quot;isStatic&quot;&quot;: &quot;; [.E238]; &quot;, &quot;&quot;onLoad&quot;&quot;: &quot;; [.F238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44</text:p>
          </table:table-cell>
          <table:table-cell/>
          <table:table-cell table:style-name="ce2" office:value-type="string" calcext:value-type="string">
            <text:p>Cave1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39]; [.D239])" office:value-type="string" office:string-value="" calcext:value-type="error">
            <text:p>#NAME?</text:p>
          </table:table-cell>
          <table:table-cell table:style-name="ce3" table:formula="of:=CONCATENATE([.G239]; &quot;: { &quot;&quot;name&quot;&quot;: &quot;&quot;&quot;; [.A239]; &quot;&quot;&quot;, &quot;&quot;internalName&quot;&quot;: &quot;&quot;&quot;; [.C239]; &quot;&quot;&quot;, &quot;&quot;roomId&quot;&quot;: &quot;; [.D239]; &quot;, &quot;&quot;key&quot;&quot;: &quot;&quot;&quot;; [.B239]; &quot;&quot;&quot;, &quot;&quot;isStatic&quot;&quot;: &quot;; [.E239]; &quot;, &quot;&quot;onLoad&quot;&quot;: &quot;; [.F239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45</text:p>
          </table:table-cell>
          <table:table-cell/>
          <table:table-cell table:style-name="ce2" office:value-type="string" calcext:value-type="string">
            <text:p>Cave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40]; [.D240])" office:value-type="string" office:string-value="" calcext:value-type="error">
            <text:p>#NAME?</text:p>
          </table:table-cell>
          <table:table-cell table:style-name="ce3" table:formula="of:=CONCATENATE([.G240]; &quot;: { &quot;&quot;name&quot;&quot;: &quot;&quot;&quot;; [.A240]; &quot;&quot;&quot;, &quot;&quot;internalName&quot;&quot;: &quot;&quot;&quot;; [.C240]; &quot;&quot;&quot;, &quot;&quot;roomId&quot;&quot;: &quot;; [.D240]; &quot;, &quot;&quot;key&quot;&quot;: &quot;&quot;&quot;; [.B240]; &quot;&quot;&quot;, &quot;&quot;isStatic&quot;&quot;: &quot;; [.E240]; &quot;, &quot;&quot;onLoad&quot;&quot;: &quot;; [.F240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46</text:p>
          </table:table-cell>
          <table:table-cell/>
          <table:table-cell table:style-name="ce2" office:value-type="string" calcext:value-type="string">
            <text:p>Cave10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41]; [.D241])" office:value-type="string" office:string-value="" calcext:value-type="error">
            <text:p>#NAME?</text:p>
          </table:table-cell>
          <table:table-cell table:style-name="ce3" table:formula="of:=CONCATENATE([.G241]; &quot;: { &quot;&quot;name&quot;&quot;: &quot;&quot;&quot;; [.A241]; &quot;&quot;&quot;, &quot;&quot;internalName&quot;&quot;: &quot;&quot;&quot;; [.C241]; &quot;&quot;&quot;, &quot;&quot;roomId&quot;&quot;: &quot;; [.D241]; &quot;, &quot;&quot;key&quot;&quot;: &quot;&quot;&quot;; [.B241]; &quot;&quot;&quot;, &quot;&quot;isStatic&quot;&quot;: &quot;; [.E241]; &quot;, &quot;&quot;onLoad&quot;&quot;: &quot;; [.F241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47</text:p>
          </table:table-cell>
          <table:table-cell/>
          <table:table-cell table:style-name="ce2" office:value-type="string" calcext:value-type="string">
            <text:p>Cave10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42]; [.D242])" office:value-type="string" office:string-value="" calcext:value-type="error">
            <text:p>#NAME?</text:p>
          </table:table-cell>
          <table:table-cell table:style-name="ce3" table:formula="of:=CONCATENATE([.G242]; &quot;: { &quot;&quot;name&quot;&quot;: &quot;&quot;&quot;; [.A242]; &quot;&quot;&quot;, &quot;&quot;internalName&quot;&quot;: &quot;&quot;&quot;; [.C242]; &quot;&quot;&quot;, &quot;&quot;roomId&quot;&quot;: &quot;; [.D242]; &quot;, &quot;&quot;key&quot;&quot;: &quot;&quot;&quot;; [.B242]; &quot;&quot;&quot;, &quot;&quot;isStatic&quot;&quot;: &quot;; [.E242]; &quot;, &quot;&quot;onLoad&quot;&quot;: &quot;; [.F242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48</text:p>
          </table:table-cell>
          <table:table-cell/>
          <table:table-cell table:style-name="ce2" office:value-type="string" calcext:value-type="string">
            <text:p>Cave10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43]; [.D243])" office:value-type="string" office:string-value="" calcext:value-type="error">
            <text:p>#NAME?</text:p>
          </table:table-cell>
          <table:table-cell table:style-name="ce3" table:formula="of:=CONCATENATE([.G243]; &quot;: { &quot;&quot;name&quot;&quot;: &quot;&quot;&quot;; [.A243]; &quot;&quot;&quot;, &quot;&quot;internalName&quot;&quot;: &quot;&quot;&quot;; [.C243]; &quot;&quot;&quot;, &quot;&quot;roomId&quot;&quot;: &quot;; [.D243]; &quot;, &quot;&quot;key&quot;&quot;: &quot;&quot;&quot;; [.B243]; &quot;&quot;&quot;, &quot;&quot;isStatic&quot;&quot;: &quot;; [.E243]; &quot;, &quot;&quot;onLoad&quot;&quot;: &quot;; [.F243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49</text:p>
          </table:table-cell>
          <table:table-cell/>
          <table:table-cell table:style-name="ce2" office:value-type="string" calcext:value-type="string">
            <text:p>Cave10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44]; [.D244])" office:value-type="string" office:string-value="" calcext:value-type="error">
            <text:p>#NAME?</text:p>
          </table:table-cell>
          <table:table-cell table:style-name="ce3" table:formula="of:=CONCATENATE([.G244]; &quot;: { &quot;&quot;name&quot;&quot;: &quot;&quot;&quot;; [.A244]; &quot;&quot;&quot;, &quot;&quot;internalName&quot;&quot;: &quot;&quot;&quot;; [.C244]; &quot;&quot;&quot;, &quot;&quot;roomId&quot;&quot;: &quot;; [.D244]; &quot;, &quot;&quot;key&quot;&quot;: &quot;&quot;&quot;; [.B244]; &quot;&quot;&quot;, &quot;&quot;isStatic&quot;&quot;: &quot;; [.E244]; &quot;, &quot;&quot;onLoad&quot;&quot;: &quot;; [.F244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vage Labyrinth: B50</text:p>
          </table:table-cell>
          <table:table-cell/>
          <table:table-cell table:style-name="ce2" office:value-type="string" calcext:value-type="string">
            <text:p>Cave1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formula="of:=rphash([.C245]; [.D245])" office:value-type="string" office:string-value="" calcext:value-type="error">
            <text:p>#NAME?</text:p>
          </table:table-cell>
          <table:table-cell table:style-name="ce3" table:formula="of:=CONCATENATE([.G245]; &quot;: { &quot;&quot;name&quot;&quot;: &quot;&quot;&quot;; [.A245]; &quot;&quot;&quot;, &quot;&quot;internalName&quot;&quot;: &quot;&quot;&quot;; [.C245]; &quot;&quot;&quot;, &quot;&quot;roomId&quot;&quot;: &quot;; [.D245]; &quot;, &quot;&quot;key&quot;&quot;: &quot;&quot;&quot;; [.B245]; &quot;&quot;&quot;, &quot;&quot;isStatic&quot;&quot;: &quot;; [.E245]; &quot;, &quot;&quot;onLoad&quot;&quot;: &quot;; [.F245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ngular Isles Grotto</text:p>
          </table:table-cell>
          <table:table-cell/>
          <table:table-cell table:style-name="ce2" office:value-type="string" calcext:value-type="string">
            <text:p>SubD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46]; [.D246])" office:value-type="string" office:string-value="" calcext:value-type="error">
            <text:p>#NAME?</text:p>
          </table:table-cell>
          <table:table-cell table:style-name="ce3" table:formula="of:=CONCATENATE([.G246]; &quot;: { &quot;&quot;name&quot;&quot;: &quot;&quot;&quot;; [.A246]; &quot;&quot;&quot;, &quot;&quot;internalName&quot;&quot;: &quot;&quot;&quot;; [.C246]; &quot;&quot;&quot;, &quot;&quot;roomId&quot;&quot;: &quot;; [.D246]; &quot;, &quot;&quot;key&quot;&quot;: &quot;&quot;&quot;; [.B246]; &quot;&quot;&quot;, &quot;&quot;isStatic&quot;&quot;: &quot;; [.E246]; &quot;, &quot;&quot;onLoad&quot;&quot;: &quot;; [.F246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iamond Steppe Island Grotto</text:p>
          </table:table-cell>
          <table:table-cell/>
          <table:table-cell table:style-name="ce2" office:value-type="string" calcext:value-type="string">
            <text:p>Warp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47]; [.D247])" office:value-type="string" office:string-value="" calcext:value-type="error">
            <text:p>#NAME?</text:p>
          </table:table-cell>
          <table:table-cell table:style-name="ce3" table:formula="of:=CONCATENATE([.G247]; &quot;: { &quot;&quot;name&quot;&quot;: &quot;&quot;&quot;; [.A247]; &quot;&quot;&quot;, &quot;&quot;internalName&quot;&quot;: &quot;&quot;&quot;; [.C247]; &quot;&quot;&quot;, &quot;&quot;roomId&quot;&quot;: &quot;; [.D247]; &quot;, &quot;&quot;key&quot;&quot;: &quot;&quot;&quot;; [.B247]; &quot;&quot;&quot;, &quot;&quot;isStatic&quot;&quot;: &quot;; [.E247]; &quot;, &quot;&quot;onLoad&quot;&quot;: &quot;; [.F247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eedle Rock Isle Grotto</text:p>
          </table:table-cell>
          <table:table-cell/>
          <table:table-cell table:style-name="ce2" office:value-type="string" calcext:value-type="string">
            <text:p>SubD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48]; [.D248])" office:value-type="string" office:string-value="" calcext:value-type="error">
            <text:p>#NAME?</text:p>
          </table:table-cell>
          <table:table-cell table:style-name="ce3" table:formula="of:=CONCATENATE([.G248]; &quot;: { &quot;&quot;name&quot;&quot;: &quot;&quot;&quot;; [.A248]; &quot;&quot;&quot;, &quot;&quot;internalName&quot;&quot;: &quot;&quot;&quot;; [.C248]; &quot;&quot;&quot;, &quot;&quot;roomId&quot;&quot;: &quot;; [.D248]; &quot;, &quot;&quot;key&quot;&quot;: &quot;&quot;&quot;; [.B248]; &quot;&quot;&quot;, &quot;&quot;isStatic&quot;&quot;: &quot;; [.E248]; &quot;, &quot;&quot;onLoad&quot;&quot;: &quot;; [.F248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awprint Isle Grotto</text:p>
          </table:table-cell>
          <table:table-cell/>
          <table:table-cell table:style-name="ce2" office:value-type="string" calcext:value-type="string">
            <text:p>TyuTyu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49]; [.D249])" office:value-type="string" office:string-value="" calcext:value-type="error">
            <text:p>#NAME?</text:p>
          </table:table-cell>
          <table:table-cell table:style-name="ce3" table:formula="of:=CONCATENATE([.G249]; &quot;: { &quot;&quot;name&quot;&quot;: &quot;&quot;&quot;; [.A249]; &quot;&quot;&quot;, &quot;&quot;internalName&quot;&quot;: &quot;&quot;&quot;; [.C249]; &quot;&quot;&quot;, &quot;&quot;roomId&quot;&quot;: &quot;; [.D249]; &quot;, &quot;&quot;key&quot;&quot;: &quot;&quot;&quot;; [.B249]; &quot;&quot;&quot;, &quot;&quot;isStatic&quot;&quot;: &quot;; [.E249]; &quot;, &quot;&quot;onLoad&quot;&quot;: &quot;; [.F249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iff Plateau Isles Grotto</text:p>
          </table:table-cell>
          <table:table-cell/>
          <table:table-cell table:style-name="ce2" office:value-type="string" calcext:value-type="string">
            <text:p>Cave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50]; [.D250])" office:value-type="string" office:string-value="" calcext:value-type="error">
            <text:p>#NAME?</text:p>
          </table:table-cell>
          <table:table-cell table:style-name="ce3" table:formula="of:=CONCATENATE([.G250]; &quot;: { &quot;&quot;name&quot;&quot;: &quot;&quot;&quot;; [.A250]; &quot;&quot;&quot;, &quot;&quot;internalName&quot;&quot;: &quot;&quot;&quot;; [.C250]; &quot;&quot;&quot;, &quot;&quot;roomId&quot;&quot;: &quot;; [.D250]; &quot;, &quot;&quot;key&quot;&quot;: &quot;&quot;&quot;; [.B250]; &quot;&quot;&quot;, &quot;&quot;isStatic&quot;&quot;: &quot;; [.E250]; &quot;, &quot;&quot;onLoad&quot;&quot;: &quot;; [.F250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omb Island Grotto</text:p>
          </table:table-cell>
          <table:table-cell/>
          <table:table-cell table:style-name="ce2" office:value-type="string" calcext:value-type="string">
            <text:p>Cave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51]; [.D251])" office:value-type="string" office:string-value="" calcext:value-type="error">
            <text:p>#NAME?</text:p>
          </table:table-cell>
          <table:table-cell table:style-name="ce3" table:formula="of:=CONCATENATE([.G251]; &quot;: { &quot;&quot;name&quot;&quot;: &quot;&quot;&quot;; [.A251]; &quot;&quot;&quot;, &quot;&quot;internalName&quot;&quot;: &quot;&quot;&quot;; [.C251]; &quot;&quot;&quot;, &quot;&quot;roomId&quot;&quot;: &quot;; [.D251]; &quot;, &quot;&quot;key&quot;&quot;: &quot;&quot;&quot;; [.B251]; &quot;&quot;&quot;, &quot;&quot;isStatic&quot;&quot;: &quot;; [.E251]; &quot;, &quot;&quot;onLoad&quot;&quot;: &quot;; [.F251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omb Island Grotto</text:p>
          </table:table-cell>
          <table:table-cell/>
          <table:table-cell table:style-name="ce2" office:value-type="string" calcext:value-type="string">
            <text:p>Cave0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52]; [.D252])" office:value-type="string" office:string-value="" calcext:value-type="error">
            <text:p>#NAME?</text:p>
          </table:table-cell>
          <table:table-cell table:style-name="ce3" table:formula="of:=CONCATENATE([.G252]; &quot;: { &quot;&quot;name&quot;&quot;: &quot;&quot;&quot;; [.A252]; &quot;&quot;&quot;, &quot;&quot;internalName&quot;&quot;: &quot;&quot;&quot;; [.C252]; &quot;&quot;&quot;, &quot;&quot;roomId&quot;&quot;: &quot;; [.D252]; &quot;, &quot;&quot;key&quot;&quot;: &quot;&quot;&quot;; [.B252]; &quot;&quot;&quot;, &quot;&quot;isStatic&quot;&quot;: &quot;; [.E252]; &quot;, &quot;&quot;onLoad&quot;&quot;: &quot;; [.F252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side a submarine...</text:p>
          </table:table-cell>
          <table:table-cell/>
          <table:table-cell table:style-name="ce2" office:value-type="string" calcext:value-type="string">
            <text:p>Abshi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53]; [.D253])" office:value-type="string" office:string-value="" calcext:value-type="error">
            <text:p>#NAME?</text:p>
          </table:table-cell>
          <table:table-cell table:style-name="ce3" table:formula="of:=CONCATENATE([.G253]; &quot;: { &quot;&quot;name&quot;&quot;: &quot;&quot;&quot;; [.A253]; &quot;&quot;&quot;, &quot;&quot;internalName&quot;&quot;: &quot;&quot;&quot;; [.C253]; &quot;&quot;&quot;, &quot;&quot;roomId&quot;&quot;: &quot;; [.D253]; &quot;, &quot;&quot;key&quot;&quot;: &quot;&quot;&quot;; [.B253]; &quot;&quot;&quot;, &quot;&quot;isStatic&quot;&quot;: &quot;; [.E253]; &quot;, &quot;&quot;onLoad&quot;&quot;: &quot;; [.F253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ce Ring Isle Grotto</text:p>
          </table:table-cell>
          <table:table-cell/>
          <table:table-cell table:style-name="ce2" office:value-type="string" calcext:value-type="string">
            <text:p>ITest6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54]; [.D254])" office:value-type="string" office:string-value="" calcext:value-type="error">
            <text:p>#NAME?</text:p>
          </table:table-cell>
          <table:table-cell table:style-name="ce3" table:formula="of:=CONCATENATE([.G254]; &quot;: { &quot;&quot;name&quot;&quot;: &quot;&quot;&quot;; [.A254]; &quot;&quot;&quot;, &quot;&quot;internalName&quot;&quot;: &quot;&quot;&quot;; [.C254]; &quot;&quot;&quot;, &quot;&quot;roomId&quot;&quot;: &quot;; [.D254]; &quot;, &quot;&quot;key&quot;&quot;: &quot;&quot;&quot;; [.B254]; &quot;&quot;&quot;, &quot;&quot;isStatic&quot;&quot;: &quot;; [.E254]; &quot;, &quot;&quot;onLoad&quot;&quot;: &quot;; [.F254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rd's Peak Rock Grotto</text:p>
          </table:table-cell>
          <table:table-cell/>
          <table:table-cell table:style-name="ce2" office:value-type="string" calcext:value-type="string">
            <text:p>TF_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55]; [.D255])" office:value-type="string" office:string-value="" calcext:value-type="error">
            <text:p>#NAME?</text:p>
          </table:table-cell>
          <table:table-cell table:style-name="ce3" table:formula="of:=CONCATENATE([.G255]; &quot;: { &quot;&quot;name&quot;&quot;: &quot;&quot;&quot;; [.A255]; &quot;&quot;&quot;, &quot;&quot;internalName&quot;&quot;: &quot;&quot;&quot;; [.C255]; &quot;&quot;&quot;, &quot;&quot;roomId&quot;&quot;: &quot;; [.D255]; &quot;, &quot;&quot;key&quot;&quot;: &quot;&quot;&quot;; [.B255]; &quot;&quot;&quot;, &quot;&quot;isStatic&quot;&quot;: &quot;; [.E255]; &quot;, &quot;&quot;onLoad&quot;&quot;: &quot;; [.F255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abana</text:p>
          </table:table-cell>
          <table:table-cell/>
          <table:table-cell table:style-name="ce2" office:value-type="string" calcext:value-type="string">
            <text:p>Abess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56]; [.D256])" office:value-type="string" office:string-value="" calcext:value-type="error">
            <text:p>#NAME?</text:p>
          </table:table-cell>
          <table:table-cell table:style-name="ce3" table:formula="of:=CONCATENATE([.G256]; &quot;: { &quot;&quot;name&quot;&quot;: &quot;&quot;&quot;; [.A256]; &quot;&quot;&quot;, &quot;&quot;internalName&quot;&quot;: &quot;&quot;&quot;; [.C256]; &quot;&quot;&quot;, &quot;&quot;roomId&quot;&quot;: &quot;; [.D256]; &quot;, &quot;&quot;key&quot;&quot;: &quot;&quot;&quot;; [.B256]; &quot;&quot;&quot;, &quot;&quot;isStatic&quot;&quot;: &quot;; [.E256]; &quot;, &quot;&quot;onLoad&quot;&quot;: &quot;; [.F256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nderneath the Cabana</text:p>
          </table:table-cell>
          <table:table-cell/>
          <table:table-cell table:style-name="ce2" office:value-type="string" calcext:value-type="string">
            <text:p>TF_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57]; [.D257])" office:value-type="string" office:string-value="" calcext:value-type="error">
            <text:p>#NAME?</text:p>
          </table:table-cell>
          <table:table-cell table:style-name="ce3" table:formula="of:=CONCATENATE([.G257]; &quot;: { &quot;&quot;name&quot;&quot;: &quot;&quot;&quot;; [.A257]; &quot;&quot;&quot;, &quot;&quot;internalName&quot;&quot;: &quot;&quot;&quot;; [.C257]; &quot;&quot;&quot;, &quot;&quot;roomId&quot;&quot;: &quot;; [.D257]; &quot;, &quot;&quot;key&quot;&quot;: &quot;&quot;&quot;; [.B257]; &quot;&quot;&quot;, &quot;&quot;isStatic&quot;&quot;: &quot;; [.E257]; &quot;, &quot;&quot;onLoad&quot;&quot;: &quot;; [.F257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oating Course Grotto</text:p>
          </table:table-cell>
          <table:table-cell/>
          <table:table-cell table:style-name="ce2" office:value-type="string" calcext:value-type="string">
            <text:p>SubD7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58]; [.D258])" office:value-type="string" office:string-value="" calcext:value-type="error">
            <text:p>#NAME?</text:p>
          </table:table-cell>
          <table:table-cell table:style-name="ce3" table:formula="of:=CONCATENATE([.G258]; &quot;: { &quot;&quot;name&quot;&quot;: &quot;&quot;&quot;; [.A258]; &quot;&quot;&quot;, &quot;&quot;internalName&quot;&quot;: &quot;&quot;&quot;; [.C258]; &quot;&quot;&quot;, &quot;&quot;roomId&quot;&quot;: &quot;; [.D258]; &quot;, &quot;&quot;key&quot;&quot;: &quot;&quot;&quot;; [.B258]; &quot;&quot;&quot;, &quot;&quot;isStatic&quot;&quot;: &quot;; [.E258]; &quot;, &quot;&quot;onLoad&quot;&quot;: &quot;; [.F258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one Watcher Island Grotto</text:p>
          </table:table-cell>
          <table:table-cell/>
          <table:table-cell table:style-name="ce2" office:value-type="string" calcext:value-type="string">
            <text:p>TF_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59]; [.D259])" office:value-type="string" office:string-value="" calcext:value-type="error">
            <text:p>#NAME?</text:p>
          </table:table-cell>
          <table:table-cell table:style-name="ce3" table:formula="of:=CONCATENATE([.G259]; &quot;: { &quot;&quot;name&quot;&quot;: &quot;&quot;&quot;; [.A259]; &quot;&quot;&quot;, &quot;&quot;internalName&quot;&quot;: &quot;&quot;&quot;; [.C259]; &quot;&quot;&quot;, &quot;&quot;roomId&quot;&quot;: &quot;; [.D259]; &quot;, &quot;&quot;key&quot;&quot;: &quot;&quot;&quot;; [.B259]; &quot;&quot;&quot;, &quot;&quot;isStatic&quot;&quot;: &quot;; [.E259]; &quot;, &quot;&quot;onLoad&quot;&quot;: &quot;; [.F259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one Watcher Island Grotto</text:p>
          </table:table-cell>
          <table:table-cell/>
          <table:table-cell table:style-name="ce2" office:value-type="string" calcext:value-type="string">
            <text:p>TF_0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60]; [.D260])" office:value-type="string" office:string-value="" calcext:value-type="error">
            <text:p>#NAME?</text:p>
          </table:table-cell>
          <table:table-cell table:style-name="ce3" table:formula="of:=CONCATENATE([.G260]; &quot;: { &quot;&quot;name&quot;&quot;: &quot;&quot;&quot;; [.A260]; &quot;&quot;&quot;, &quot;&quot;internalName&quot;&quot;: &quot;&quot;&quot;; [.C260]; &quot;&quot;&quot;, &quot;&quot;roomId&quot;&quot;: &quot;; [.D260]; &quot;, &quot;&quot;key&quot;&quot;: &quot;&quot;&quot;; [.B260]; &quot;&quot;&quot;, &quot;&quot;isStatic&quot;&quot;: &quot;; [.E260]; &quot;, &quot;&quot;onLoad&quot;&quot;: &quot;; [.F260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one Watcher Island Grotto</text:p>
          </table:table-cell>
          <table:table-cell/>
          <table:table-cell table:style-name="ce2" office:value-type="string" calcext:value-type="string">
            <text:p>TF_0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61]; [.D261])" office:value-type="string" office:string-value="" calcext:value-type="error">
            <text:p>#NAME?</text:p>
          </table:table-cell>
          <table:table-cell table:style-name="ce3" table:formula="of:=CONCATENATE([.G261]; &quot;: { &quot;&quot;name&quot;&quot;: &quot;&quot;&quot;; [.A261]; &quot;&quot;&quot;, &quot;&quot;internalName&quot;&quot;: &quot;&quot;&quot;; [.C261]; &quot;&quot;&quot;, &quot;&quot;roomId&quot;&quot;: &quot;; [.D261]; &quot;, &quot;&quot;key&quot;&quot;: &quot;&quot;&quot;; [.B261]; &quot;&quot;&quot;, &quot;&quot;isStatic&quot;&quot;: &quot;; [.E261]; &quot;, &quot;&quot;onLoad&quot;&quot;: &quot;; [.F261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one Watcher Island Grotto</text:p>
          </table:table-cell>
          <table:table-cell/>
          <table:table-cell table:style-name="ce2" office:value-type="string" calcext:value-type="string">
            <text:p>TF_0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62]; [.D262])" office:value-type="string" office:string-value="" calcext:value-type="error">
            <text:p>#NAME?</text:p>
          </table:table-cell>
          <table:table-cell table:style-name="ce3" table:formula="of:=CONCATENATE([.G262]; &quot;: { &quot;&quot;name&quot;&quot;: &quot;&quot;&quot;; [.A262]; &quot;&quot;&quot;, &quot;&quot;internalName&quot;&quot;: &quot;&quot;&quot;; [.C262]; &quot;&quot;&quot;, &quot;&quot;roomId&quot;&quot;: &quot;; [.D262]; &quot;, &quot;&quot;key&quot;&quot;: &quot;&quot;&quot;; [.B262]; &quot;&quot;&quot;, &quot;&quot;isStatic&quot;&quot;: &quot;; [.E262]; &quot;, &quot;&quot;onLoad&quot;&quot;: &quot;; [.F262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one Watcher Island Grotto</text:p>
          </table:table-cell>
          <table:table-cell/>
          <table:table-cell table:style-name="ce2" office:value-type="string" calcext:value-type="string">
            <text:p>TF_0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63]; [.D263])" office:value-type="string" office:string-value="" calcext:value-type="error">
            <text:p>#NAME?</text:p>
          </table:table-cell>
          <table:table-cell table:style-name="ce3" table:formula="of:=CONCATENATE([.G263]; &quot;: { &quot;&quot;name&quot;&quot;: &quot;&quot;&quot;; [.A263]; &quot;&quot;&quot;, &quot;&quot;internalName&quot;&quot;: &quot;&quot;&quot;; [.C263]; &quot;&quot;&quot;, &quot;&quot;roomId&quot;&quot;: &quot;; [.D263]; &quot;, &quot;&quot;key&quot;&quot;: &quot;&quot;&quot;; [.B263]; &quot;&quot;&quot;, &quot;&quot;isStatic&quot;&quot;: &quot;; [.E263]; &quot;, &quot;&quot;onLoad&quot;&quot;: &quot;; [.F263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one Watcher Island Grotto</text:p>
          </table:table-cell>
          <table:table-cell/>
          <table:table-cell table:style-name="ce2" office:value-type="string" calcext:value-type="string">
            <text:p>TF_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64]; [.D264])" office:value-type="string" office:string-value="" calcext:value-type="error">
            <text:p>#NAME?</text:p>
          </table:table-cell>
          <table:table-cell table:style-name="ce3" table:formula="of:=CONCATENATE([.G264]; &quot;: { &quot;&quot;name&quot;&quot;: &quot;&quot;&quot;; [.A264]; &quot;&quot;&quot;, &quot;&quot;internalName&quot;&quot;: &quot;&quot;&quot;; [.C264]; &quot;&quot;&quot;, &quot;&quot;roomId&quot;&quot;: &quot;; [.D264]; &quot;, &quot;&quot;key&quot;&quot;: &quot;&quot;&quot;; [.B264]; &quot;&quot;&quot;, &quot;&quot;isStatic&quot;&quot;: &quot;; [.E264]; &quot;, &quot;&quot;onLoad&quot;&quot;: &quot;; [.F264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one Watcher Island Grotto</text:p>
          </table:table-cell>
          <table:table-cell/>
          <table:table-cell table:style-name="ce2" office:value-type="string" calcext:value-type="string">
            <text:p>TF_0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65]; [.D265])" office:value-type="string" office:string-value="" calcext:value-type="error">
            <text:p>#NAME?</text:p>
          </table:table-cell>
          <table:table-cell table:style-name="ce3" table:formula="of:=CONCATENATE([.G265]; &quot;: { &quot;&quot;name&quot;&quot;: &quot;&quot;&quot;; [.A265]; &quot;&quot;&quot;, &quot;&quot;internalName&quot;&quot;: &quot;&quot;&quot;; [.C265]; &quot;&quot;&quot;, &quot;&quot;roomId&quot;&quot;: &quot;; [.D265]; &quot;, &quot;&quot;key&quot;&quot;: &quot;&quot;&quot;; [.B265]; &quot;&quot;&quot;, &quot;&quot;isStatic&quot;&quot;: &quot;; [.E265]; &quot;, &quot;&quot;onLoad&quot;&quot;: &quot;; [.F265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verlook Island Grotto</text:p>
          </table:table-cell>
          <table:table-cell/>
          <table:table-cell table:style-name="ce2" office:value-type="string" calcext:value-type="string">
            <text:p>TF_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66]; [.D266])" office:value-type="string" office:string-value="" calcext:value-type="error">
            <text:p>#NAME?</text:p>
          </table:table-cell>
          <table:table-cell table:style-name="ce3" table:formula="of:=CONCATENATE([.G266]; &quot;: { &quot;&quot;name&quot;&quot;: &quot;&quot;&quot;; [.A266]; &quot;&quot;&quot;, &quot;&quot;internalName&quot;&quot;: &quot;&quot;&quot;; [.C266]; &quot;&quot;&quot;, &quot;&quot;roomId&quot;&quot;: &quot;; [.D266]; &quot;, &quot;&quot;key&quot;&quot;: &quot;&quot;&quot;; [.B266]; &quot;&quot;&quot;, &quot;&quot;isStatic&quot;&quot;: &quot;; [.E266]; &quot;, &quot;&quot;onLoad&quot;&quot;: &quot;; [.F266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verlook Island Grotto</text:p>
          </table:table-cell>
          <table:table-cell/>
          <table:table-cell table:style-name="ce2" office:value-type="string" calcext:value-type="string">
            <text:p>TF_0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67]; [.D267])" office:value-type="string" office:string-value="" calcext:value-type="error">
            <text:p>#NAME?</text:p>
          </table:table-cell>
          <table:table-cell table:style-name="ce3" table:formula="of:=CONCATENATE([.G267]; &quot;: { &quot;&quot;name&quot;&quot;: &quot;&quot;&quot;; [.A267]; &quot;&quot;&quot;, &quot;&quot;internalName&quot;&quot;: &quot;&quot;&quot;; [.C267]; &quot;&quot;&quot;, &quot;&quot;roomId&quot;&quot;: &quot;; [.D267]; &quot;, &quot;&quot;key&quot;&quot;: &quot;&quot;&quot;; [.B267]; &quot;&quot;&quot;, &quot;&quot;isStatic&quot;&quot;: &quot;; [.E267]; &quot;, &quot;&quot;onLoad&quot;&quot;: &quot;; [.F267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verlook Island Grotto</text:p>
          </table:table-cell>
          <table:table-cell/>
          <table:table-cell table:style-name="ce2" office:value-type="string" calcext:value-type="string">
            <text:p>TF_0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68]; [.D268])" office:value-type="string" office:string-value="" calcext:value-type="error">
            <text:p>#NAME?</text:p>
          </table:table-cell>
          <table:table-cell table:style-name="ce3" table:formula="of:=CONCATENATE([.G268]; &quot;: { &quot;&quot;name&quot;&quot;: &quot;&quot;&quot;; [.A268]; &quot;&quot;&quot;, &quot;&quot;internalName&quot;&quot;: &quot;&quot;&quot;; [.C268]; &quot;&quot;&quot;, &quot;&quot;roomId&quot;&quot;: &quot;; [.D268]; &quot;, &quot;&quot;key&quot;&quot;: &quot;&quot;&quot;; [.B268]; &quot;&quot;&quot;, &quot;&quot;isStatic&quot;&quot;: &quot;; [.E268]; &quot;, &quot;&quot;onLoad&quot;&quot;: &quot;; [.F268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verlook Island Grotto</text:p>
          </table:table-cell>
          <table:table-cell/>
          <table:table-cell table:style-name="ce2" office:value-type="string" calcext:value-type="string">
            <text:p>TF_0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69]; [.D269])" office:value-type="string" office:string-value="" calcext:value-type="error">
            <text:p>#NAME?</text:p>
          </table:table-cell>
          <table:table-cell table:style-name="ce3" table:formula="of:=CONCATENATE([.G269]; &quot;: { &quot;&quot;name&quot;&quot;: &quot;&quot;&quot;; [.A269]; &quot;&quot;&quot;, &quot;&quot;internalName&quot;&quot;: &quot;&quot;&quot;; [.C269]; &quot;&quot;&quot;, &quot;&quot;roomId&quot;&quot;: &quot;; [.D269]; &quot;, &quot;&quot;key&quot;&quot;: &quot;&quot;&quot;; [.B269]; &quot;&quot;&quot;, &quot;&quot;isStatic&quot;&quot;: &quot;; [.E269]; &quot;, &quot;&quot;onLoad&quot;&quot;: &quot;; [.F269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verlook Island Grotto</text:p>
          </table:table-cell>
          <table:table-cell/>
          <table:table-cell table:style-name="ce2" office:value-type="string" calcext:value-type="string">
            <text:p>TF_0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70]; [.D270])" office:value-type="string" office:string-value="" calcext:value-type="error">
            <text:p>#NAME?</text:p>
          </table:table-cell>
          <table:table-cell table:style-name="ce3" table:formula="of:=CONCATENATE([.G270]; &quot;: { &quot;&quot;name&quot;&quot;: &quot;&quot;&quot;; [.A270]; &quot;&quot;&quot;, &quot;&quot;internalName&quot;&quot;: &quot;&quot;&quot;; [.C270]; &quot;&quot;&quot;, &quot;&quot;roomId&quot;&quot;: &quot;; [.D270]; &quot;, &quot;&quot;key&quot;&quot;: &quot;&quot;&quot;; [.B270]; &quot;&quot;&quot;, &quot;&quot;isStatic&quot;&quot;: &quot;; [.E270]; &quot;, &quot;&quot;onLoad&quot;&quot;: &quot;; [.F270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verlook Island Grotto</text:p>
          </table:table-cell>
          <table:table-cell/>
          <table:table-cell table:style-name="ce2" office:value-type="string" calcext:value-type="string">
            <text:p>TF_0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71]; [.D271])" office:value-type="string" office:string-value="" calcext:value-type="error">
            <text:p>#NAME?</text:p>
          </table:table-cell>
          <table:table-cell table:style-name="ce3" table:formula="of:=CONCATENATE([.G271]; &quot;: { &quot;&quot;name&quot;&quot;: &quot;&quot;&quot;; [.A271]; &quot;&quot;&quot;, &quot;&quot;internalName&quot;&quot;: &quot;&quot;&quot;; [.C271]; &quot;&quot;&quot;, &quot;&quot;roomId&quot;&quot;: &quot;; [.D271]; &quot;, &quot;&quot;key&quot;&quot;: &quot;&quot;&quot;; [.B271]; &quot;&quot;&quot;, &quot;&quot;isStatic&quot;&quot;: &quot;; [.E271]; &quot;, &quot;&quot;onLoad&quot;&quot;: &quot;; [.F271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verlook Island Grotto</text:p>
          </table:table-cell>
          <table:table-cell/>
          <table:table-cell table:style-name="ce2" office:value-type="string" calcext:value-type="string">
            <text:p>TF_0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72]; [.D272])" office:value-type="string" office:string-value="" calcext:value-type="error">
            <text:p>#NAME?</text:p>
          </table:table-cell>
          <table:table-cell table:style-name="ce3" table:formula="of:=CONCATENATE([.G272]; &quot;: { &quot;&quot;name&quot;&quot;: &quot;&quot;&quot;; [.A272]; &quot;&quot;&quot;, &quot;&quot;internalName&quot;&quot;: &quot;&quot;&quot;; [.C272]; &quot;&quot;&quot;, &quot;&quot;roomId&quot;&quot;: &quot;; [.D272]; &quot;, &quot;&quot;key&quot;&quot;: &quot;&quot;&quot;; [.B272]; &quot;&quot;&quot;, &quot;&quot;isStatic&quot;&quot;: &quot;; [.E272]; &quot;, &quot;&quot;onLoad&quot;&quot;: &quot;; [.F272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ar Island Grotto</text:p>
          </table:table-cell>
          <table:table-cell/>
          <table:table-cell table:style-name="ce2" office:value-type="string" calcext:value-type="string">
            <text:p>Cave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73]; [.D273])" office:value-type="string" office:string-value="" calcext:value-type="error">
            <text:p>#NAME?</text:p>
          </table:table-cell>
          <table:table-cell table:style-name="ce3" table:formula="of:=CONCATENATE([.G273]; &quot;: { &quot;&quot;name&quot;&quot;: &quot;&quot;&quot;; [.A273]; &quot;&quot;&quot;, &quot;&quot;internalName&quot;&quot;: &quot;&quot;&quot;; [.C273]; &quot;&quot;&quot;, &quot;&quot;roomId&quot;&quot;: &quot;; [.D273]; &quot;, &quot;&quot;key&quot;&quot;: &quot;&quot;&quot;; [.B273]; &quot;&quot;&quot;, &quot;&quot;isStatic&quot;&quot;: &quot;; [.E273]; &quot;, &quot;&quot;onLoad&quot;&quot;: &quot;; [.F273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awprint Isle Outer Grotto</text:p>
          </table:table-cell>
          <table:table-cell/>
          <table:table-cell table:style-name="ce2" office:value-type="string" calcext:value-type="string">
            <text:p>Cave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74]; [.D274])" office:value-type="string" office:string-value="" calcext:value-type="error">
            <text:p>#NAME?</text:p>
          </table:table-cell>
          <table:table-cell table:style-name="ce3" table:formula="of:=CONCATENATE([.G274]; &quot;: { &quot;&quot;name&quot;&quot;: &quot;&quot;&quot;; [.A274]; &quot;&quot;&quot;, &quot;&quot;internalName&quot;&quot;: &quot;&quot;&quot;; [.C274]; &quot;&quot;&quot;, &quot;&quot;roomId&quot;&quot;: &quot;; [.D274]; &quot;, &quot;&quot;key&quot;&quot;: &quot;&quot;&quot;; [.B274]; &quot;&quot;&quot;, &quot;&quot;isStatic&quot;&quot;: &quot;; [.E274]; &quot;, &quot;&quot;onLoad&quot;&quot;: &quot;; [.F274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hark Island Grotto</text:p>
          </table:table-cell>
          <table:table-cell/>
          <table:table-cell table:style-name="ce2" office:value-type="string" calcext:value-type="string">
            <text:p>ITest6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75]; [.D275])" office:value-type="string" office:string-value="" calcext:value-type="error">
            <text:p>#NAME?</text:p>
          </table:table-cell>
          <table:table-cell table:style-name="ce3" table:formula="of:=CONCATENATE([.G275]; &quot;: { &quot;&quot;name&quot;&quot;: &quot;&quot;&quot;; [.A275]; &quot;&quot;&quot;, &quot;&quot;internalName&quot;&quot;: &quot;&quot;&quot;; [.C275]; &quot;&quot;&quot;, &quot;&quot;roomId&quot;&quot;: &quot;; [.D275]; &quot;, &quot;&quot;key&quot;&quot;: &quot;&quot;&quot;; [.B275]; &quot;&quot;&quot;, &quot;&quot;isStatic&quot;&quot;: &quot;; [.E275]; &quot;, &quot;&quot;onLoad&quot;&quot;: &quot;; [.F275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ock Spire Isle Grotto</text:p>
          </table:table-cell>
          <table:table-cell/>
          <table:table-cell table:style-name="ce2" office:value-type="string" calcext:value-type="string">
            <text:p>Cave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76]; [.D276])" office:value-type="string" office:string-value="" calcext:value-type="error">
            <text:p>#NAME?</text:p>
          </table:table-cell>
          <table:table-cell table:style-name="ce3" table:formula="of:=CONCATENATE([.G276]; &quot;: { &quot;&quot;name&quot;&quot;: &quot;&quot;&quot;; [.A276]; &quot;&quot;&quot;, &quot;&quot;internalName&quot;&quot;: &quot;&quot;&quot;; [.C276]; &quot;&quot;&quot;, &quot;&quot;roomId&quot;&quot;: &quot;; [.D276]; &quot;, &quot;&quot;key&quot;&quot;: &quot;&quot;&quot;; [.B276]; &quot;&quot;&quot;, &quot;&quot;isStatic&quot;&quot;: &quot;; [.E276]; &quot;, &quot;&quot;onLoad&quot;&quot;: &quot;; [.F276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anon's Tower</text:p>
          </table:table-cell>
          <table:table-cell/>
          <table:table-cell table:style-name="ce2" office:value-type="string" calcext:value-type="string">
            <text:p>Gano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77]; [.D277])" office:value-type="string" office:string-value="" calcext:value-type="error">
            <text:p>#NAME?</text:p>
          </table:table-cell>
          <table:table-cell table:style-name="ce3" table:formula="of:=CONCATENATE([.G277]; &quot;: { &quot;&quot;name&quot;&quot;: &quot;&quot;&quot;; [.A277]; &quot;&quot;&quot;, &quot;&quot;internalName&quot;&quot;: &quot;&quot;&quot;; [.C277]; &quot;&quot;&quot;, &quot;&quot;roomId&quot;&quot;: &quot;; [.D277]; &quot;, &quot;&quot;key&quot;&quot;: &quot;&quot;&quot;; [.B277]; &quot;&quot;&quot;, &quot;&quot;isStatic&quot;&quot;: &quot;; [.E277]; &quot;, &quot;&quot;onLoad&quot;&quot;: &quot;; [.F277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uppet Ganon Room</text:p>
          </table:table-cell>
          <table:table-cell/>
          <table:table-cell table:style-name="ce2" office:value-type="string" calcext:value-type="string">
            <text:p>Ganon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78]; [.D278])" office:value-type="string" office:string-value="" calcext:value-type="error">
            <text:p>#NAME?</text:p>
          </table:table-cell>
          <table:table-cell table:style-name="ce3" table:formula="of:=CONCATENATE([.G278]; &quot;: { &quot;&quot;name&quot;&quot;: &quot;&quot;&quot;; [.A278]; &quot;&quot;&quot;, &quot;&quot;internalName&quot;&quot;: &quot;&quot;&quot;; [.C278]; &quot;&quot;&quot;, &quot;&quot;roomId&quot;&quot;: &quot;; [.D278]; &quot;, &quot;&quot;key&quot;&quot;: &quot;&quot;&quot;; [.B278]; &quot;&quot;&quot;, &quot;&quot;isStatic&quot;&quot;: &quot;; [.E278]; &quot;, &quot;&quot;onLoad&quot;&quot;: &quot;; [.F278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he Top of the Tower</text:p>
          </table:table-cell>
          <table:table-cell/>
          <table:table-cell table:style-name="ce2" office:value-type="string" calcext:value-type="string">
            <text:p>GTow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79]; [.D279])" office:value-type="string" office:string-value="" calcext:value-type="error">
            <text:p>#NAME?</text:p>
          </table:table-cell>
          <table:table-cell table:style-name="ce3" table:formula="of:=CONCATENATE([.G279]; &quot;: { &quot;&quot;name&quot;&quot;: &quot;&quot;&quot;; [.A279]; &quot;&quot;&quot;, &quot;&quot;internalName&quot;&quot;: &quot;&quot;&quot;; [.C279]; &quot;&quot;&quot;, &quot;&quot;roomId&quot;&quot;: &quot;; [.D279]; &quot;, &quot;&quot;key&quot;&quot;: &quot;&quot;&quot;; [.B279]; &quot;&quot;&quot;, &quot;&quot;isStatic&quot;&quot;: &quot;; [.E279]; &quot;, &quot;&quot;onLoad&quot;&quot;: &quot;; [.F279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omali's Room</text:p>
          </table:table-cell>
          <table:table-cell/>
          <table:table-cell table:style-name="ce2" office:value-type="string" calcext:value-type="string">
            <text:p>Comor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80]; [.D280])" office:value-type="string" office:string-value="" calcext:value-type="error">
            <text:p>#NAME?</text:p>
          </table:table-cell>
          <table:table-cell table:style-name="ce3" table:formula="of:=CONCATENATE([.G280]; &quot;: { &quot;&quot;name&quot;&quot;: &quot;&quot;&quot;; [.A280]; &quot;&quot;&quot;, &quot;&quot;internalName&quot;&quot;: &quot;&quot;&quot;; [.C280]; &quot;&quot;&quot;, &quot;&quot;roomId&quot;&quot;: &quot;; [.D280]; &quot;, &quot;&quot;key&quot;&quot;: &quot;&quot;&quot;; [.B280]; &quot;&quot;&quot;, &quot;&quot;isStatic&quot;&quot;: &quot;; [.E280]; &quot;, &quot;&quot;onLoad&quot;&quot;: &quot;; [.F280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orest Potion Shop</text:p>
          </table:table-cell>
          <table:table-cell/>
          <table:table-cell table:style-name="ce2" office:value-type="string" calcext:value-type="string">
            <text:p>Ocrogh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81]; [.D281])" office:value-type="string" office:string-value="" calcext:value-type="error">
            <text:p>#NAME?</text:p>
          </table:table-cell>
          <table:table-cell table:style-name="ce3" table:formula="of:=CONCATENATE([.G281]; &quot;: { &quot;&quot;name&quot;&quot;: &quot;&quot;&quot;; [.A281]; &quot;&quot;&quot;, &quot;&quot;internalName&quot;&quot;: &quot;&quot;&quot;; [.C281]; &quot;&quot;&quot;, &quot;&quot;roomId&quot;&quot;: &quot;; [.D281]; &quot;, &quot;&quot;key&quot;&quot;: &quot;&quot;&quot;; [.B281]; &quot;&quot;&quot;, &quot;&quot;isStatic&quot;&quot;: &quot;; [.E281]; &quot;, &quot;&quot;onLoad&quot;&quot;: &quot;; [.F281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estern Fairy Island Great Fairy Fountain</text:p>
          </table:table-cell>
          <table:table-cell/>
          <table:table-cell table:style-name="ce2" office:value-type="string" calcext:value-type="string">
            <text:p>Fairy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82]; [.D282])" office:value-type="string" office:string-value="" calcext:value-type="error">
            <text:p>#NAME?</text:p>
          </table:table-cell>
          <table:table-cell table:style-name="ce3" table:formula="of:=CONCATENATE([.G282]; &quot;: { &quot;&quot;name&quot;&quot;: &quot;&quot;&quot;; [.A282]; &quot;&quot;&quot;, &quot;&quot;internalName&quot;&quot;: &quot;&quot;&quot;; [.C282]; &quot;&quot;&quot;, &quot;&quot;roomId&quot;&quot;: &quot;; [.D282]; &quot;, &quot;&quot;key&quot;&quot;: &quot;&quot;&quot;; [.B282]; &quot;&quot;&quot;, &quot;&quot;isStatic&quot;&quot;: &quot;; [.E282]; &quot;, &quot;&quot;onLoad&quot;&quot;: &quot;; [.F282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anon's Tower</text:p>
          </table:table-cell>
          <table:table-cell/>
          <table:table-cell table:style-name="ce2" office:value-type="string" calcext:value-type="string">
            <text:p>Ganon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83]; [.D283])" office:value-type="string" office:string-value="" calcext:value-type="error">
            <text:p>#NAME?</text:p>
          </table:table-cell>
          <table:table-cell table:style-name="ce3" table:formula="of:=CONCATENATE([.G283]; &quot;: { &quot;&quot;name&quot;&quot;: &quot;&quot;&quot;; [.A283]; &quot;&quot;&quot;, &quot;&quot;internalName&quot;&quot;: &quot;&quot;&quot;; [.C283]; &quot;&quot;&quot;, &quot;&quot;roomId&quot;&quot;: &quot;; [.D283]; &quot;, &quot;&quot;key&quot;&quot;: &quot;&quot;&quot;; [.B283]; &quot;&quot;&quot;, &quot;&quot;isStatic&quot;&quot;: &quot;; [.E283]; &quot;, &quot;&quot;onLoad&quot;&quot;: &quot;; [.F283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ragon Roost Island Grotto</text:p>
          </table:table-cell>
          <table:table-cell/>
          <table:table-cell table:style-name="ce2" office:value-type="string" calcext:value-type="string">
            <text:p>TF_0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84]; [.D284])" office:value-type="string" office:string-value="" calcext:value-type="error">
            <text:p>#NAME?</text:p>
          </table:table-cell>
          <table:table-cell table:style-name="ce3" table:formula="of:=CONCATENATE([.G284]; &quot;: { &quot;&quot;name&quot;&quot;: &quot;&quot;&quot;; [.A284]; &quot;&quot;&quot;, &quot;&quot;internalName&quot;&quot;: &quot;&quot;&quot;; [.C284]; &quot;&quot;&quot;, &quot;&quot;roomId&quot;&quot;: &quot;; [.D284]; &quot;, &quot;&quot;key&quot;&quot;: &quot;&quot;&quot;; [.B284]; &quot;&quot;&quot;, &quot;&quot;isStatic&quot;&quot;: &quot;; [.E284]; &quot;, &quot;&quot;onLoad&quot;&quot;: &quot;; [.F284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ragon Roost Island Grotto</text:p>
          </table:table-cell>
          <table:table-cell/>
          <table:table-cell table:style-name="ce2" office:value-type="string" calcext:value-type="string">
            <text:p>TF_0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85]; [.D285])" office:value-type="string" office:string-value="" calcext:value-type="error">
            <text:p>#NAME?</text:p>
          </table:table-cell>
          <table:table-cell table:style-name="ce3" table:formula="of:=CONCATENATE([.G285]; &quot;: { &quot;&quot;name&quot;&quot;: &quot;&quot;&quot;; [.A285]; &quot;&quot;&quot;, &quot;&quot;internalName&quot;&quot;: &quot;&quot;&quot;; [.C285]; &quot;&quot;&quot;, &quot;&quot;roomId&quot;&quot;: &quot;; [.D285]; &quot;, &quot;&quot;key&quot;&quot;: &quot;&quot;&quot;; [.B285]; &quot;&quot;&quot;, &quot;&quot;isStatic&quot;&quot;: &quot;; [.E285]; &quot;, &quot;&quot;onLoad&quot;&quot;: &quot;; [.F285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ragon Roost Island Grotto</text:p>
          </table:table-cell>
          <table:table-cell/>
          <table:table-cell table:style-name="ce2" office:value-type="string" calcext:value-type="string">
            <text:p>TF_0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86]; [.D286])" office:value-type="string" office:string-value="" calcext:value-type="error">
            <text:p>#NAME?</text:p>
          </table:table-cell>
          <table:table-cell table:style-name="ce3" table:formula="of:=CONCATENATE([.G286]; &quot;: { &quot;&quot;name&quot;&quot;: &quot;&quot;&quot;; [.A286]; &quot;&quot;&quot;, &quot;&quot;internalName&quot;&quot;: &quot;&quot;&quot;; [.C286]; &quot;&quot;&quot;, &quot;&quot;roomId&quot;&quot;: &quot;; [.D286]; &quot;, &quot;&quot;key&quot;&quot;: &quot;&quot;&quot;; [.B286]; &quot;&quot;&quot;, &quot;&quot;isStatic&quot;&quot;: &quot;; [.E286]; &quot;, &quot;&quot;onLoad&quot;&quot;: &quot;; [.F286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ragon Roost Island Grotto</text:p>
          </table:table-cell>
          <table:table-cell/>
          <table:table-cell table:style-name="ce2" office:value-type="string" calcext:value-type="string">
            <text:p>TF_0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87]; [.D287])" office:value-type="string" office:string-value="" calcext:value-type="error">
            <text:p>#NAME?</text:p>
          </table:table-cell>
          <table:table-cell table:style-name="ce3" table:formula="of:=CONCATENATE([.G287]; &quot;: { &quot;&quot;name&quot;&quot;: &quot;&quot;&quot;; [.A287]; &quot;&quot;&quot;, &quot;&quot;internalName&quot;&quot;: &quot;&quot;&quot;; [.C287]; &quot;&quot;&quot;, &quot;&quot;roomId&quot;&quot;: &quot;; [.D287]; &quot;, &quot;&quot;key&quot;&quot;: &quot;&quot;&quot;; [.B287]; &quot;&quot;&quot;, &quot;&quot;isStatic&quot;&quot;: &quot;; [.E287]; &quot;, &quot;&quot;onLoad&quot;&quot;: &quot;; [.F287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ragon Roost Island Grotto</text:p>
          </table:table-cell>
          <table:table-cell/>
          <table:table-cell table:style-name="ce2" office:value-type="string" calcext:value-type="string">
            <text:p>TF_0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88]; [.D288])" office:value-type="string" office:string-value="" calcext:value-type="error">
            <text:p>#NAME?</text:p>
          </table:table-cell>
          <table:table-cell table:style-name="ce3" table:formula="of:=CONCATENATE([.G288]; &quot;: { &quot;&quot;name&quot;&quot;: &quot;&quot;&quot;; [.A288]; &quot;&quot;&quot;, &quot;&quot;internalName&quot;&quot;: &quot;&quot;&quot;; [.C288]; &quot;&quot;&quot;, &quot;&quot;roomId&quot;&quot;: &quot;; [.D288]; &quot;, &quot;&quot;key&quot;&quot;: &quot;&quot;&quot;; [.B288]; &quot;&quot;&quot;, &quot;&quot;isStatic&quot;&quot;: &quot;; [.E288]; &quot;, &quot;&quot;onLoad&quot;&quot;: &quot;; [.F288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ragon Roost Island Grotto</text:p>
          </table:table-cell>
          <table:table-cell/>
          <table:table-cell table:style-name="ce2" office:value-type="string" calcext:value-type="string">
            <text:p>TF_0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89]; [.D289])" office:value-type="string" office:string-value="" calcext:value-type="error">
            <text:p>#NAME?</text:p>
          </table:table-cell>
          <table:table-cell table:style-name="ce3" table:formula="of:=CONCATENATE([.G289]; &quot;: { &quot;&quot;name&quot;&quot;: &quot;&quot;&quot;; [.A289]; &quot;&quot;&quot;, &quot;&quot;internalName&quot;&quot;: &quot;&quot;&quot;; [.C289]; &quot;&quot;&quot;, &quot;&quot;roomId&quot;&quot;: &quot;; [.D289]; &quot;, &quot;&quot;key&quot;&quot;: &quot;&quot;&quot;; [.B289]; &quot;&quot;&quot;, &quot;&quot;isStatic&quot;&quot;: &quot;; [.E289]; &quot;, &quot;&quot;onLoad&quot;&quot;: &quot;; [.F289]; &quot; },&quot;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90]; [.D290]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91]; [.D291]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92]; [.D292]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phash([.C293]; [.D293]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2" table:number-rows-repeated="10482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perareas" table:style-name="ta2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Internal Name</text:p>
          </table:table-cell>
          <table:table-cell table:style-name="ce1" office:value-type="string" calcext:value-type="string">
            <text:p>Display Name</text:p>
          </table:table-cell>
          <table:table-cell table:style-name="ce1" office:value-type="string" calcext:value-type="string">
            <text:p>Address Override</text:p>
          </table:table-cell>
          <table:table-cell table:style-name="ce1" office:value-type="string" calcext:value-type="string">
            <text:p>Stage ID</text:p>
          </table:table-cell>
          <table:table-cell table:style-name="ce1" office:value-type="string" calcext:value-type="string">
            <text:p>JSON</text:p>
          </table:table-cell>
          <table:table-cell table:style-name="ce1" office:value-type="string" calcext:value-type="string">
            <text:p>Copy this...</text:p>
          </table:table-cell>
          <table:table-cell table:style-name="ce3" table:formula="of:=CONCATENATE([.E2:.E999])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table:style-name="ce2" table:content-validation-name="val1" office:value-type="string" calcext:value-type="string">
            <text:p>sea</text:p>
          </table:table-cell>
          <table:table-cell table:style-name="ce2" office:value-type="string" calcext:value-type="string">
            <text:p>The Great Sea</text:p>
          </table:table-cell>
          <table:table-cell table:style-name="ce2" office:value-type="string" calcext:value-type="string">
            <text:p>0x00ab78c9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CONCATENATE(ROW(); &quot;: { &quot;&quot;id&quot;&quot;:&quot;; ROW(); &quot;, &quot;&quot;internalName&quot;&quot;:&quot;&quot;&quot;; [.A2]; &quot;&quot;&quot;, &quot;&quot;displayName&quot;&quot;:&quot;&quot;&quot;; [.B2]; &quot;&quot;&quot;, &quot;&quot;addrOverride&quot;&quot;: &quot;; [.C2]; &quot;, &quot;&quot;stageId&quot;&quot;: &quot;; [.D2]; &quot; },&quot;)" office:value-type="string" office:string-value="2: { &quot;id&quot;:2, &quot;internalName&quot;:&quot;sea&quot;, &quot;displayName&quot;:&quot;The Great Sea&quot;, &quot;addrOverride&quot;: 0x00ab78c9, &quot;stageId&quot;: 0 }," calcext:value-type="string">
            <text:p>2: { "id":2, "internalName":"sea", "displayName":"The Great Sea", "addrOverride": 0x00ab78c9, "stageId": 0 },</text:p>
          </table:table-cell>
          <table:table-cell table:number-columns-repeated="1019"/>
        </table:table-row>
        <table:table-row table:style-name="ro1">
          <table:table-cell table:style-name="ce2" table:content-validation-name="val1" office:value-type="string" calcext:value-type="string">
            <text:p>majroom</text:p>
          </table:table-cell>
          <table:table-cell table:style-name="ce2" office:value-type="string" calcext:value-type="string">
            <text:p>Forsaken Fortre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formula="of:=CONCATENATE(ROW(); &quot;: { &quot;&quot;id&quot;&quot;:&quot;; ROW(); &quot;, &quot;&quot;internalName&quot;&quot;:&quot;&quot;&quot;; [.A3]; &quot;&quot;&quot;, &quot;&quot;displayName&quot;&quot;:&quot;&quot;&quot;; [.B3]; &quot;&quot;&quot;, &quot;&quot;addrOverride&quot;&quot;: &quot;; [.C3]; &quot;, &quot;&quot;stageId&quot;&quot;: &quot;; [.D3]; &quot; },&quot;)" office:value-type="string" office:string-value="3: { &quot;id&quot;:3, &quot;internalName&quot;:&quot;majroom&quot;, &quot;displayName&quot;:&quot;Forsaken Fortress&quot;, &quot;addrOverride&quot;: 0, &quot;stageId&quot;: 2 }," calcext:value-type="string">
            <text:p>3: { "id":3, "internalName":"majroom", "displayName":"Forsaken Fortress", "addrOverride": 0, "stageId": 2 },</text:p>
          </table:table-cell>
          <table:table-cell table:number-columns-repeated="1019"/>
        </table:table-row>
        <table:table-row table:style-name="ro1">
          <table:table-cell table:style-name="ce2" table:content-validation-name="val1" office:value-type="string" calcext:value-type="string">
            <text:p>M_NewD2</text:p>
          </table:table-cell>
          <table:table-cell table:style-name="ce2" office:value-type="string" calcext:value-type="string">
            <text:p>Dragon Roost Caver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formula="of:=CONCATENATE(ROW(); &quot;: { &quot;&quot;id&quot;&quot;:&quot;; ROW(); &quot;, &quot;&quot;internalName&quot;&quot;:&quot;&quot;&quot;; [.A4]; &quot;&quot;&quot;, &quot;&quot;displayName&quot;&quot;:&quot;&quot;&quot;; [.B4]; &quot;&quot;&quot;, &quot;&quot;addrOverride&quot;&quot;: &quot;; [.C4]; &quot;, &quot;&quot;stageId&quot;&quot;: &quot;; [.D4]; &quot; },&quot;)" office:value-type="string" office:string-value="4: { &quot;id&quot;:4, &quot;internalName&quot;:&quot;M_NewD2&quot;, &quot;displayName&quot;:&quot;Dragon Roost Cavern&quot;, &quot;addrOverride&quot;: 0, &quot;stageId&quot;: 3 }," calcext:value-type="string">
            <text:p>4: { "id":4, "internalName":"M_NewD2", "displayName":"Dragon Roost Cavern", "addrOverride": 0, "stageId": 3 },</text:p>
          </table:table-cell>
          <table:table-cell table:number-columns-repeated="1019"/>
        </table:table-row>
        <table:table-row table:style-name="ro1">
          <table:table-cell table:style-name="ce2" table:content-validation-name="val1" office:value-type="string" calcext:value-type="string">
            <text:p>kindan</text:p>
          </table:table-cell>
          <table:table-cell table:style-name="ce2" office:value-type="string" calcext:value-type="string">
            <text:p>Forbidden Wood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formula="of:=CONCATENATE(ROW(); &quot;: { &quot;&quot;id&quot;&quot;:&quot;; ROW(); &quot;, &quot;&quot;internalName&quot;&quot;:&quot;&quot;&quot;; [.A5]; &quot;&quot;&quot;, &quot;&quot;displayName&quot;&quot;:&quot;&quot;&quot;; [.B5]; &quot;&quot;&quot;, &quot;&quot;addrOverride&quot;&quot;: &quot;; [.C5]; &quot;, &quot;&quot;stageId&quot;&quot;: &quot;; [.D5]; &quot; },&quot;)" office:value-type="string" office:string-value="5: { &quot;id&quot;:5, &quot;internalName&quot;:&quot;kindan&quot;, &quot;displayName&quot;:&quot;Forbidden Woods&quot;, &quot;addrOverride&quot;: 0, &quot;stageId&quot;: 4 }," calcext:value-type="string">
            <text:p>5: { "id":5, "internalName":"kindan", "displayName":"Forbidden Woods", "addrOverride": 0, "stageId": 4 },</text:p>
          </table:table-cell>
          <table:table-cell table:number-columns-repeated="1019"/>
        </table:table-row>
        <table:table-row table:style-name="ro1">
          <table:table-cell table:style-name="ce2" table:content-validation-name="val1" office:value-type="string" calcext:value-type="string">
            <text:p>Siren</text:p>
          </table:table-cell>
          <table:table-cell table:style-name="ce2" office:value-type="string" calcext:value-type="string">
            <text:p>Tower of the God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CONCATENATE(ROW(); &quot;: { &quot;&quot;id&quot;&quot;:&quot;; ROW(); &quot;, &quot;&quot;internalName&quot;&quot;:&quot;&quot;&quot;; [.A6]; &quot;&quot;&quot;, &quot;&quot;displayName&quot;&quot;:&quot;&quot;&quot;; [.B6]; &quot;&quot;&quot;, &quot;&quot;addrOverride&quot;&quot;: &quot;; [.C6]; &quot;, &quot;&quot;stageId&quot;&quot;: &quot;; [.D6]; &quot; },&quot;)" office:value-type="string" office:string-value="6: { &quot;id&quot;:6, &quot;internalName&quot;:&quot;Siren&quot;, &quot;displayName&quot;:&quot;Tower of the Gods&quot;, &quot;addrOverride&quot;: 0, &quot;stageId&quot;: 5 }," calcext:value-type="string">
            <text:p>6: { "id":6, "internalName":"Siren", "displayName":"Tower of the Gods", "addrOverride": 0, "stageId": 5 },</text:p>
          </table:table-cell>
          <table:table-cell table:number-columns-repeated="1019"/>
        </table:table-row>
        <table:table-row table:style-name="ro1">
          <table:table-cell table:style-name="ce2" table:content-validation-name="val1" office:value-type="string" calcext:value-type="string">
            <text:p>ma2room</text:p>
          </table:table-cell>
          <table:table-cell table:style-name="ce2" office:value-type="string" calcext:value-type="string">
            <text:p>Forsaken Fortre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formula="of:=CONCATENATE(ROW(); &quot;: { &quot;&quot;id&quot;&quot;:&quot;; ROW(); &quot;, &quot;&quot;internalName&quot;&quot;:&quot;&quot;&quot;; [.A7]; &quot;&quot;&quot;, &quot;&quot;displayName&quot;&quot;:&quot;&quot;&quot;; [.B7]; &quot;&quot;&quot;, &quot;&quot;addrOverride&quot;&quot;: &quot;; [.C7]; &quot;, &quot;&quot;stageId&quot;&quot;: &quot;; [.D7]; &quot; },&quot;)" office:value-type="string" office:string-value="7: { &quot;id&quot;:7, &quot;internalName&quot;:&quot;ma2room&quot;, &quot;displayName&quot;:&quot;Forsaken Fortress&quot;, &quot;addrOverride&quot;: 0, &quot;stageId&quot;: 2 }," calcext:value-type="string">
            <text:p>7: { "id":7, "internalName":"ma2room", "displayName":"Forsaken Fortress", "addrOverride": 0, "stageId": 2 },</text:p>
          </table:table-cell>
          <table:table-cell table:number-columns-repeated="1019"/>
        </table:table-row>
        <table:table-row table:style-name="ro1">
          <table:table-cell table:style-name="ce2" table:content-validation-name="val1" office:value-type="string" calcext:value-type="string">
            <text:p>M_Dai</text:p>
          </table:table-cell>
          <table:table-cell table:style-name="ce2" office:value-type="string" calcext:value-type="string">
            <text:p>Earth Temp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formula="of:=CONCATENATE(ROW(); &quot;: { &quot;&quot;id&quot;&quot;:&quot;; ROW(); &quot;, &quot;&quot;internalName&quot;&quot;:&quot;&quot;&quot;; [.A8]; &quot;&quot;&quot;, &quot;&quot;displayName&quot;&quot;:&quot;&quot;&quot;; [.B8]; &quot;&quot;&quot;, &quot;&quot;addrOverride&quot;&quot;: &quot;; [.C8]; &quot;, &quot;&quot;stageId&quot;&quot;: &quot;; [.D8]; &quot; },&quot;)" office:value-type="string" office:string-value="8: { &quot;id&quot;:8, &quot;internalName&quot;:&quot;M_Dai&quot;, &quot;displayName&quot;:&quot;Earth Temple&quot;, &quot;addrOverride&quot;: 0, &quot;stageId&quot;: 6 }," calcext:value-type="string">
            <text:p>8: { "id":8, "internalName":"M_Dai", "displayName":"Earth Temple", "addrOverride": 0, "stageId": 6 },</text:p>
          </table:table-cell>
          <table:table-cell table:number-columns-repeated="1019"/>
        </table:table-row>
        <table:table-row table:style-name="ro1">
          <table:table-cell table:style-name="ce2" table:content-validation-name="val1" office:value-type="string" calcext:value-type="string">
            <text:p>kaze</text:p>
          </table:table-cell>
          <table:table-cell table:style-name="ce2" office:value-type="string" calcext:value-type="string">
            <text:p>Wind Temp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table:formula="of:=CONCATENATE(ROW(); &quot;: { &quot;&quot;id&quot;&quot;:&quot;; ROW(); &quot;, &quot;&quot;internalName&quot;&quot;:&quot;&quot;&quot;; [.A9]; &quot;&quot;&quot;, &quot;&quot;displayName&quot;&quot;:&quot;&quot;&quot;; [.B9]; &quot;&quot;&quot;, &quot;&quot;addrOverride&quot;&quot;: &quot;; [.C9]; &quot;, &quot;&quot;stageId&quot;&quot;: &quot;; [.D9]; &quot; },&quot;)" office:value-type="string" office:string-value="9: { &quot;id&quot;:9, &quot;internalName&quot;:&quot;kaze&quot;, &quot;displayName&quot;:&quot;Wind Temple&quot;, &quot;addrOverride&quot;: 0, &quot;stageId&quot;: 7 }," calcext:value-type="string">
            <text:p>9: { "id":9, "internalName":"kaze", "displayName":"Wind Temple", "addrOverride": 0, "stageId": 7 },</text:p>
          </table:table-cell>
          <table:table-cell table:number-columns-repeated="1019"/>
        </table:table-row>
        <table:table-row table:style-name="ro1">
          <table:table-cell table:style-name="ce2" table:content-validation-name="val1" office:value-type="string" calcext:value-type="string">
            <text:p>GanonA</text:p>
          </table:table-cell>
          <table:table-cell table:style-name="ce2" office:value-type="string" calcext:value-type="string">
            <text:p>Ganon's Tow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CONCATENATE(ROW(); &quot;: { &quot;&quot;id&quot;&quot;:&quot;; ROW(); &quot;, &quot;&quot;internalName&quot;&quot;:&quot;&quot;&quot;; [.A10]; &quot;&quot;&quot;, &quot;&quot;displayName&quot;&quot;:&quot;&quot;&quot;; [.B10]; &quot;&quot;&quot;, &quot;&quot;addrOverride&quot;&quot;: &quot;; [.C10]; &quot;, &quot;&quot;stageId&quot;&quot;: &quot;; [.D10]; &quot; },&quot;)" office:value-type="string" office:string-value="10: { &quot;id&quot;:10, &quot;internalName&quot;:&quot;GanonA&quot;, &quot;displayName&quot;:&quot;Ganon's Tower&quot;, &quot;addrOverride&quot;: 0, &quot;stageId&quot;: 8 }," calcext:value-type="string">
            <text:p>10: { "id":10, "internalName":"GanonA", "displayName":"Ganon's Tower", "addrOverride": 0, "stageId": 8 },</text:p>
          </table:table-cell>
          <table:table-cell table:number-columns-repeated="1019"/>
        </table:table-row>
        <table:table-row table:style-name="ro1" table:number-rows-repeated="32">
          <table:table-cell table:style-name="ce3" table:content-validation-name="val1"/>
          <table:table-cell table:number-columns-repeated="102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easure Charts" table:style-name="ta3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JSON</text:p>
          </table:table-cell>
          <table:table-cell table:style-name="ce1" office:value-type="string" calcext:value-type="string">
            <text:p>Copy this...</text:p>
          </table:table-cell>
          <table:table-cell table:style-name="ce3" table:formula="of:=CONCATENATE([.C2:.C1000])" office:value-type="string" office:string-value="" calcext:value-type="error">
            <text:p>#VALUE!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x003cc604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CONCATENATE(ROW(); &quot;: { &quot;&quot;addr&quot;&quot;: &quot;; [.A2]; &quot;, &quot;&quot;bit&quot;&quot;: &quot;; [.B2] ; &quot; },&quot;)" office:value-type="string" office:string-value="2: { &quot;addr&quot;: 0x003cc604, &quot;bit&quot;: 0 }," calcext:value-type="string">
            <text:p>2: { "addr": 0x003cc604, "bit": 0 },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03cc604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CONCATENATE(ROW(); &quot;: { &quot;&quot;addr&quot;&quot;: &quot;; [.A3]; &quot;, &quot;&quot;bit&quot;&quot;: &quot;; [.B3] ; &quot; },&quot;)" office:value-type="string" office:string-value="3: { &quot;addr&quot;: 0x003cc604, &quot;bit&quot;: 1 }," calcext:value-type="string">
            <text:p>3: { "addr": 0x003cc604, "bit": 1 },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03cc604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formula="of:=CONCATENATE(ROW(); &quot;: { &quot;&quot;addr&quot;&quot;: &quot;; [.A4]; &quot;, &quot;&quot;bit&quot;&quot;: &quot;; [.B4] ; &quot; },&quot;)" office:value-type="string" office:string-value="4: { &quot;addr&quot;: 0x003cc604, &quot;bit&quot;: 2 }," calcext:value-type="string">
            <text:p>4: { "addr": 0x003cc604, "bit": 2 },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03cc604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CONCATENATE(ROW(); &quot;: { &quot;&quot;addr&quot;&quot;: &quot;; [.A5]; &quot;, &quot;&quot;bit&quot;&quot;: &quot;; [.B5] ; &quot; },&quot;)" office:value-type="string" office:string-value="5: { &quot;addr&quot;: 0x003cc604, &quot;bit&quot;: 5 }," calcext:value-type="string">
            <text:p>5: { "addr": 0x003cc604, "bit": 5 },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03cc604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formula="of:=CONCATENATE(ROW(); &quot;: { &quot;&quot;addr&quot;&quot;: &quot;; [.A6]; &quot;, &quot;&quot;bit&quot;&quot;: &quot;; [.B6] ; &quot; },&quot;)" office:value-type="string" office:string-value="6: { &quot;addr&quot;: 0x003cc604, &quot;bit&quot;: 6 }," calcext:value-type="string">
            <text:p>6: { "addr": 0x003cc604, "bit": 6 },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03cc605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CONCATENATE(ROW(); &quot;: { &quot;&quot;addr&quot;&quot;: &quot;; [.A7]; &quot;, &quot;&quot;bit&quot;&quot;: &quot;; [.B7] ; &quot; },&quot;)" office:value-type="string" office:string-value="7: { &quot;addr&quot;: 0x003cc605, &quot;bit&quot;: 1 }," calcext:value-type="string">
            <text:p>7: { "addr": 0x003cc605, "bit": 1 },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03cc605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formula="of:=CONCATENATE(ROW(); &quot;: { &quot;&quot;addr&quot;&quot;: &quot;; [.A8]; &quot;, &quot;&quot;bit&quot;&quot;: &quot;; [.B8] ; &quot; },&quot;)" office:value-type="string" office:string-value="8: { &quot;addr&quot;: 0x003cc605, &quot;bit&quot;: 2 }," calcext:value-type="string">
            <text:p>8: { "addr": 0x003cc605, "bit": 2 },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03cc605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formula="of:=CONCATENATE(ROW(); &quot;: { &quot;&quot;addr&quot;&quot;: &quot;; [.A9]; &quot;, &quot;&quot;bit&quot;&quot;: &quot;; [.B9] ; &quot; },&quot;)" office:value-type="string" office:string-value="9: { &quot;addr&quot;: 0x003cc605, &quot;bit&quot;: 3 }," calcext:value-type="string">
            <text:p>9: { "addr": 0x003cc605, "bit": 3 },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03cc605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formula="of:=CONCATENATE(ROW(); &quot;: { &quot;&quot;addr&quot;&quot;: &quot;; [.A10]; &quot;, &quot;&quot;bit&quot;&quot;: &quot;; [.B10] ; &quot; },&quot;)" office:value-type="string" office:string-value="10: { &quot;addr&quot;: 0x003cc605, &quot;bit&quot;: 4 }," calcext:value-type="string">
            <text:p>10: { "addr": 0x003cc605, "bit": 4 },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03cc605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CONCATENATE(ROW(); &quot;: { &quot;&quot;addr&quot;&quot;: &quot;; [.A11]; &quot;, &quot;&quot;bit&quot;&quot;: &quot;; [.B11] ; &quot; },&quot;)" office:value-type="string" office:string-value="11: { &quot;addr&quot;: 0x003cc605, &quot;bit&quot;: 5 }," calcext:value-type="string">
            <text:p>11: { "addr": 0x003cc605, "bit": 5 },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03cc605</text:p>
          </table:table-cell>
          <table:table-cell table:style-name="ce2" office:value-type="float" office:value="7" calcext:value-type="float">
            <text:p>7</text:p>
          </table:table-cell>
          <table:table-cell table:style-name="ce3" table:formula="of:=CONCATENATE(ROW(); &quot;: { &quot;&quot;addr&quot;&quot;: &quot;; [.A12]; &quot;, &quot;&quot;bit&quot;&quot;: &quot;; [.B12] ; &quot; },&quot;)" office:value-type="string" office:string-value="12: { &quot;addr&quot;: 0x003cc605, &quot;bit&quot;: 7 }," calcext:value-type="string">
            <text:p>12: { "addr": 0x003cc605, "bit": 7 },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03cc606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CONCATENATE(ROW(); &quot;: { &quot;&quot;addr&quot;&quot;: &quot;; [.A13]; &quot;, &quot;&quot;bit&quot;&quot;: &quot;; [.B13] ; &quot; },&quot;)" office:value-type="string" office:string-value="13: { &quot;addr&quot;: 0x003cc606, &quot;bit&quot;: 0 }," calcext:value-type="string">
            <text:p>13: { "addr": 0x003cc606, "bit": 0 },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03cc606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CONCATENATE(ROW(); &quot;: { &quot;&quot;addr&quot;&quot;: &quot;; [.A14]; &quot;, &quot;&quot;bit&quot;&quot;: &quot;; [.B14] ; &quot; },&quot;)" office:value-type="string" office:string-value="14: { &quot;addr&quot;: 0x003cc606, &quot;bit&quot;: 1 }," calcext:value-type="string">
            <text:p>14: { "addr": 0x003cc606, "bit": 1 },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03cc606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formula="of:=CONCATENATE(ROW(); &quot;: { &quot;&quot;addr&quot;&quot;: &quot;; [.A15]; &quot;, &quot;&quot;bit&quot;&quot;: &quot;; [.B15] ; &quot; },&quot;)" office:value-type="string" office:string-value="15: { &quot;addr&quot;: 0x003cc606, &quot;bit&quot;: 2 }," calcext:value-type="string">
            <text:p>15: { "addr": 0x003cc606, "bit": 2 },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03cc606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formula="of:=CONCATENATE(ROW(); &quot;: { &quot;&quot;addr&quot;&quot;: &quot;; [.A16]; &quot;, &quot;&quot;bit&quot;&quot;: &quot;; [.B16] ; &quot; },&quot;)" office:value-type="string" office:string-value="16: { &quot;addr&quot;: 0x003cc606, &quot;bit&quot;: 3 }," calcext:value-type="string">
            <text:p>16: { "addr": 0x003cc606, "bit": 3 },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03cc606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CONCATENATE(ROW(); &quot;: { &quot;&quot;addr&quot;&quot;: &quot;; [.A17]; &quot;, &quot;&quot;bit&quot;&quot;: &quot;; [.B17] ; &quot; },&quot;)" office:value-type="string" office:string-value="17: { &quot;addr&quot;: 0x003cc606, &quot;bit&quot;: 5 }," calcext:value-type="string">
            <text:p>17: { "addr": 0x003cc606, "bit": 5 },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03cc606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formula="of:=CONCATENATE(ROW(); &quot;: { &quot;&quot;addr&quot;&quot;: &quot;; [.A18]; &quot;, &quot;&quot;bit&quot;&quot;: &quot;; [.B18] ; &quot; },&quot;)" office:value-type="string" office:string-value="18: { &quot;addr&quot;: 0x003cc606, &quot;bit&quot;: 6 }," calcext:value-type="string">
            <text:p>18: { "addr": 0x003cc606, "bit": 6 },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03cc606</text:p>
          </table:table-cell>
          <table:table-cell table:style-name="ce2" office:value-type="float" office:value="7" calcext:value-type="float">
            <text:p>7</text:p>
          </table:table-cell>
          <table:table-cell table:style-name="ce3" table:formula="of:=CONCATENATE(ROW(); &quot;: { &quot;&quot;addr&quot;&quot;: &quot;; [.A19]; &quot;, &quot;&quot;bit&quot;&quot;: &quot;; [.B19] ; &quot; },&quot;)" office:value-type="string" office:string-value="19: { &quot;addr&quot;: 0x003cc606, &quot;bit&quot;: 7 }," calcext:value-type="string">
            <text:p>19: { "addr": 0x003cc606, "bit": 7 },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03cc607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formula="of:=CONCATENATE(ROW(); &quot;: { &quot;&quot;addr&quot;&quot;: &quot;; [.A20]; &quot;, &quot;&quot;bit&quot;&quot;: &quot;; [.B20] ; &quot; },&quot;)" office:value-type="string" office:string-value="20: { &quot;addr&quot;: 0x003cc607, &quot;bit&quot;: 4 }," calcext:value-type="string">
            <text:p>20: { "addr": 0x003cc607, "bit": 4 },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03cc609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formula="of:=CONCATENATE(ROW(); &quot;: { &quot;&quot;addr&quot;&quot;: &quot;; [.A21]; &quot;, &quot;&quot;bit&quot;&quot;: &quot;; [.B21] ; &quot; },&quot;)" office:value-type="string" office:string-value="21: { &quot;addr&quot;: 0x003cc609, &quot;bit&quot;: 2 }," calcext:value-type="string">
            <text:p>21: { "addr": 0x003cc609, "bit": 2 },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03cc60b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CONCATENATE(ROW(); &quot;: { &quot;&quot;addr&quot;&quot;: &quot;; [.A22]; &quot;, &quot;&quot;bit&quot;&quot;: &quot;; [.B22] ; &quot; },&quot;)" office:value-type="string" office:string-value="22: { &quot;addr&quot;: 0x003cc60b, &quot;bit&quot;: 0 }," calcext:value-type="string">
            <text:p>22: { "addr": 0x003cc60b, "bit": 0 },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03cc60b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formula="of:=CONCATENATE(ROW(); &quot;: { &quot;&quot;addr&quot;&quot;: &quot;; [.A23]; &quot;, &quot;&quot;bit&quot;&quot;: &quot;; [.B23] ; &quot; },&quot;)" office:value-type="string" office:string-value="23: { &quot;addr&quot;: 0x003cc60b, &quot;bit&quot;: 2 }," calcext:value-type="string">
            <text:p>23: { "addr": 0x003cc60b, "bit": 2 },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03cc60b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formula="of:=CONCATENATE(ROW(); &quot;: { &quot;&quot;addr&quot;&quot;: &quot;; [.A24]; &quot;, &quot;&quot;bit&quot;&quot;: &quot;; [.B24] ; &quot; },&quot;)" office:value-type="string" office:string-value="24: { &quot;addr&quot;: 0x003cc60b, &quot;bit&quot;: 4 }," calcext:value-type="string">
            <text:p>24: { "addr": 0x003cc60b, "bit": 4 },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03cc60b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CONCATENATE(ROW(); &quot;: { &quot;&quot;addr&quot;&quot;: &quot;; [.A25]; &quot;, &quot;&quot;bit&quot;&quot;: &quot;; [.B25] ; &quot; },&quot;)" office:value-type="string" office:string-value="25: { &quot;addr&quot;: 0x003cc60b, &quot;bit&quot;: 5 }," calcext:value-type="string">
            <text:p>25: { "addr": 0x003cc60b, "bit": 5 },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03cc60b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formula="of:=CONCATENATE(ROW(); &quot;: { &quot;&quot;addr&quot;&quot;: &quot;; [.A26]; &quot;, &quot;&quot;bit&quot;&quot;: &quot;; [.B26] ; &quot; },&quot;)" office:value-type="string" office:string-value="26: { &quot;addr&quot;: 0x003cc60b, &quot;bit&quot;: 6 }," calcext:value-type="string">
            <text:p>26: { "addr": 0x003cc60b, "bit": 6 },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ocations" style:display-name="PageStyle_Loc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perareas" style:display-name="PageStyle_Superare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easure_20_Charts" style:display-name="PageStyle_Treasure Char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268" meta:object-count="0"/>
    <meta:generator>LibreOfficeDev/6.0.5.2$Linux_X86_64 LibreOffice_project/</meta:generator>
  </office:meta>
</office:document-meta>
</file>